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07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39.02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52.09mm"/>
    </style:style>
    <style:style style:name="co10" style:family="table-column">
      <style:table-column-properties fo:break-before="auto" style:column-width="39.85mm"/>
    </style:style>
    <style:style style:name="co11" style:family="table-column">
      <style:table-column-properties fo:break-before="auto" style:column-width="18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office:value-type="float" office:value="-8.83062904360396" calcext:value-type="float">
            <text:p>-8,8306290436</text:p>
          </table:table-cell>
          <table:table-cell table:style-name="ce1" office:value-type="float" office:value="0.0953759613344471" calcext:value-type="float">
            <text:p>9,54E-02</text:p>
          </table:table-cell>
          <table:table-cell office:value-type="float" office:value="0.739736853523657" calcext:value-type="float">
            <text:p>0,7397368535</text:p>
          </table:table-cell>
          <table:table-cell table:style-name="ce1" office:value-type="float" office:value="0.00798797233906651" calcext:value-type="float">
            <text:p>7,99E-03</text:p>
          </table:table-cell>
          <table:table-cell office:value-type="float" office:value="-420.007327334852" calcext:value-type="float">
            <text:p>-420,0073273349</text:p>
          </table:table-cell>
          <table:table-cell table:style-name="ce1" office:value-type="float" office:value="0.00212972422726804" calcext:value-type="float">
            <text:p>2,13E-03</text:p>
          </table:table-cell>
          <table:table-cell office:value-type="float" office:value="-1.9940429244675" calcext:value-type="float">
            <text:p>-1,9940429245</text:p>
          </table:table-cell>
          <table:table-cell table:style-name="ce1" office:value-type="float" office:value="0.0000969612869912359" calcext:value-type="float">
            <text:p>9,70E-05</text:p>
          </table:table-cell>
          <table:table-cell office:value-type="float" office:value="-0.999996533888932" calcext:value-type="float">
            <text:p>-0,9999965339</text:p>
          </table:table-cell>
          <table:table-cell table:style-name="ce1" office:value-type="float" office:value="0.000000504888006075918" calcext:value-type="float">
            <text:p>5,05E-07</text:p>
          </table:table-cell>
          <table:table-cell table:style-name="ce1" office:value-type="float" office:value="0.00000579672933542774" calcext:value-type="float">
            <text:p>5,80E-06</text:p>
          </table:table-cell>
          <table:table-cell office:value-type="float" office:value="0.000000777972825050099" calcext:value-type="float">
            <text:p>7,78E-07</text:p>
          </table:table-cell>
          <table:table-cell office:value-type="float" office:value="0.366513410454165" calcext:value-type="float">
            <text:p>0,3665134105</text:p>
          </table:table-cell>
          <table:table-cell office:value-type="float" office:value="0.00361354057919778" calcext:value-type="float">
            <text:p>3,61E-03</text:p>
          </table:table-cell>
          <table:table-cell office:value-type="float" office:value="52.6307034000148" calcext:value-type="float">
            <text:p>52,6307034</text:p>
          </table:table-cell>
          <table:table-cell office:value-type="float" office:value="1.22357211849549" calcext:value-type="float">
            <text:p>1,2235721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.125" calcext:value-type="float">
            <text:p>1,125</text:p>
          </table:table-cell>
          <table:table-cell office:value-type="float" office:value="6.6783576749944" calcext:value-type="float">
            <text:p>6,678357675</text:p>
          </table:table-cell>
          <table:table-cell office:value-type="string" calcext:value-type="string">
            <text:p><text:s text:c="22"/>NaN</text:p>
          </table:table-cell>
          <table:table-cell office:value-type="float" office:value="-1.13227965675197" calcext:value-type="float">
            <text:p>-1,1322796568</text:p>
          </table:table-cell>
          <table:table-cell office:value-type="string" calcext:value-type="string">
            <text:p><text:s text:c="22"/>NaN</text:p>
          </table:table-cell>
          <table:table-cell office:value-type="float" office:value="744.809223979643" calcext:value-type="float">
            <text:p>744,8092239796</text:p>
          </table:table-cell>
          <table:table-cell table:style-name="ce1" office:value-type="string" calcext:value-type="string">
            <text:p><text:s text:c="22"/>NaN</text:p>
          </table:table-cell>
          <table:table-cell office:value-type="float" office:value="1.26312518128563" calcext:value-type="float">
            <text:p>1,2631251813</text:p>
          </table:table-cell>
          <table:table-cell table:style-name="ce1" office:value-type="string" calcext:value-type="string">
            <text:p><text:s text:c="22"/>NaN</text:p>
          </table:table-cell>
          <table:table-cell office:value-type="float" office:value="3.15976736843014" calcext:value-type="float">
            <text:p>3,1597673684</text:p>
          </table:table-cell>
          <table:table-cell office:value-type="string" calcext:value-type="string">
            <text:p><text:s text:c="23"/>NaN</text:p>
          </table:table-cell>
          <table:table-cell office:value-type="float" office:value="98.6636594661013" calcext:value-type="float">
            <text:p>98,6636594661</text:p>
          </table:table-cell>
          <table:table-cell office:value-type="string" calcext:value-type="string">
            <text:p><text:s text:c="22"/>NaN</text:p>
          </table:table-cell>
          <table:table-cell office:value-type="float" office:value="0.410953913425996" calcext:value-type="float">
            <text:p>0,4109539134</text:p>
          </table:table-cell>
          <table:table-cell office:value-type="string" calcext:value-type="string">
            <text:p><text:s text:c="22"/>NaN</text:p>
          </table:table-cell>
          <table:table-cell office:value-type="float" office:value="240.097946743231" calcext:value-type="float">
            <text:p>240,0979467432</text:p>
          </table:table-cell>
          <table:table-cell table:style-name="ce1" office:value-type="float" office:value="3.50434308485891E-032" calcext:value-type="float">
            <text:p>3,50E-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.15" calcext:value-type="float">
            <text:p>1,15</text:p>
          </table:table-cell>
          <table:table-cell office:value-type="float" office:value="4.22555603531275" calcext:value-type="float">
            <text:p>4,2255560353</text:p>
          </table:table-cell>
          <table:table-cell table:style-name="ce1" office:value-type="float" office:value="0.000566451676379295" calcext:value-type="float">
            <text:p>5,66E-04</text:p>
          </table:table-cell>
          <table:table-cell office:value-type="float" office:value="0.189001509071304" calcext:value-type="float">
            <text:p>0,1890015091</text:p>
          </table:table-cell>
          <table:table-cell table:style-name="ce1" office:value-type="float" office:value="0.000533301800408534" calcext:value-type="float">
            <text:p>5,33E-04</text:p>
          </table:table-cell>
          <table:table-cell office:value-type="float" office:value="14.2013302667739" calcext:value-type="float">
            <text:p>14,2013302668</text:p>
          </table:table-cell>
          <table:table-cell table:style-name="ce1" office:value-type="float" office:value="1.72866313208347" calcext:value-type="float">
            <text:p>1,73E+00</text:p>
          </table:table-cell>
          <table:table-cell office:value-type="float" office:value="2.24399499636767" calcext:value-type="float">
            <text:p>2,2439949964</text:p>
          </table:table-cell>
          <table:table-cell table:style-name="ce1" office:value-type="float" office:value="0.00789593485539839" calcext:value-type="float">
            <text:p>7,90E-03</text:p>
          </table:table-cell>
          <table:table-cell office:value-type="float" office:value="3.00263288214694" calcext:value-type="float">
            <text:p>3,0026328821</text:p>
          </table:table-cell>
          <table:table-cell table:style-name="ce1" office:value-type="float" office:value="0.000784443129040453" calcext:value-type="float">
            <text:p>7,84E-04</text:p>
          </table:table-cell>
          <table:table-cell office:value-type="float" office:value="14.0033400732888" calcext:value-type="float">
            <text:p>14,0033400733</text:p>
          </table:table-cell>
          <table:table-cell office:value-type="float" office:value="0.135448299489244" calcext:value-type="float">
            <text:p>1,35E-01</text:p>
          </table:table-cell>
          <table:table-cell office:value-type="float" office:value="0.352918731823033" calcext:value-type="float">
            <text:p>0,3529187318</text:p>
          </table:table-cell>
          <table:table-cell office:value-type="float" office:value="0.000193084062856686" calcext:value-type="float">
            <text:p>1,93E-04</text:p>
          </table:table-cell>
          <table:table-cell office:value-type="float" office:value="59.0694108424454" calcext:value-type="float">
            <text:p>59,0694108424</text:p>
          </table:table-cell>
          <table:table-cell office:value-type="float" office:value="0.119165299928291" calcext:value-type="float">
            <text:p>0,1191652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3.52941325840259" calcext:value-type="float">
            <text:p>3,5294132584</text:p>
          </table:table-cell>
          <table:table-cell office:value-type="float" office:value="0.373737561617313" calcext:value-type="float">
            <text:p>0,3737375616</text:p>
          </table:table-cell>
          <table:table-cell office:value-type="float" office:value="0.583567777493882" calcext:value-type="float">
            <text:p>0,5835677775</text:p>
          </table:table-cell>
          <table:table-cell office:value-type="float" office:value="0.218004383663942" calcext:value-type="float">
            <text:p>0,2180043837</text:p>
          </table:table-cell>
          <table:table-cell office:value-type="float" office:value="-0.533954455186118" calcext:value-type="float">
            <text:p>-0,5339544552</text:p>
          </table:table-cell>
          <table:table-cell table:style-name="ce1" office:value-type="float" office:value="0.312317586774776" calcext:value-type="float">
            <text:p>3,12E-01</text:p>
          </table:table-cell>
          <table:table-cell office:value-type="float" office:value="3.36237124372155" calcext:value-type="float">
            <text:p>3,3623712437</text:p>
          </table:table-cell>
          <table:table-cell table:style-name="ce1" office:value-type="float" office:value="0.180294707765197" calcext:value-type="float">
            <text:p>1,80E-01</text:p>
          </table:table-cell>
          <table:table-cell office:value-type="float" office:value="31.672250647016" calcext:value-type="float">
            <text:p>31,672250647</text:p>
          </table:table-cell>
          <table:table-cell office:value-type="float" office:value="28.4607285321019" calcext:value-type="float">
            <text:p>28,4607285321</text:p>
          </table:table-cell>
          <table:table-cell office:value-type="float" office:value="15.3438960312565" calcext:value-type="float">
            <text:p>15,3438960313</text:p>
          </table:table-cell>
          <table:table-cell office:value-type="float" office:value="3.16508941297186" calcext:value-type="float">
            <text:p>3,17E+00</text:p>
          </table:table-cell>
          <table:table-cell office:value-type="float" office:value="0.310428880066615" calcext:value-type="float">
            <text:p>0,3104288801</text:p>
          </table:table-cell>
          <table:table-cell office:value-type="float" office:value="0.00857528909363008" calcext:value-type="float">
            <text:p>8,58E-03</text:p>
          </table:table-cell>
          <table:table-cell office:value-type="float" office:value="36.8379454365864" calcext:value-type="float">
            <text:p>36,8379454366</text:p>
          </table:table-cell>
          <table:table-cell office:value-type="float" office:value="15.0414833176391" calcext:value-type="float">
            <text:p>15,0414833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float" office:value="3.5312775601227" calcext:value-type="float">
            <text:p>3,5312775601</text:p>
          </table:table-cell>
          <table:table-cell office:value-type="float" office:value="0.386036394212941" calcext:value-type="float">
            <text:p>0,3860363942</text:p>
          </table:table-cell>
          <table:table-cell office:value-type="float" office:value="0.585450701226935" calcext:value-type="float">
            <text:p>0,5854507012</text:p>
          </table:table-cell>
          <table:table-cell office:value-type="float" office:value="0.223715691808531" calcext:value-type="float">
            <text:p>0,2237156918</text:p>
          </table:table-cell>
          <table:table-cell office:value-type="float" office:value="-0.6291151058957" calcext:value-type="float">
            <text:p>-0,6291151059</text:p>
          </table:table-cell>
          <table:table-cell table:style-name="ce1" office:value-type="float" office:value="0.379611185563611" calcext:value-type="float">
            <text:p>3,80E-01</text:p>
          </table:table-cell>
          <table:table-cell office:value-type="float" office:value="3.41090575233302" calcext:value-type="float">
            <text:p>3,4109057523</text:p>
          </table:table-cell>
          <table:table-cell table:style-name="ce1" office:value-type="float" office:value="0.211559701657872" calcext:value-type="float">
            <text:p>2,12E-01</text:p>
          </table:table-cell>
          <table:table-cell office:value-type="float" office:value="36.3268793053363" calcext:value-type="float">
            <text:p>36,3268793053</text:p>
          </table:table-cell>
          <table:table-cell office:value-type="float" office:value="35.463743837797" calcext:value-type="float">
            <text:p>35,4637438378</text:p>
          </table:table-cell>
          <table:table-cell office:value-type="float" office:value="15.3702691829213" calcext:value-type="float">
            <text:p>15,3702691829</text:p>
          </table:table-cell>
          <table:table-cell office:value-type="float" office:value="3.24469886947668" calcext:value-type="float">
            <text:p>3,24E+00</text:p>
          </table:table-cell>
          <table:table-cell office:value-type="float" office:value="0.309393708023226" calcext:value-type="float">
            <text:p>0,309393708</text:p>
          </table:table-cell>
          <table:table-cell office:value-type="float" office:value="0.00883755104114586" calcext:value-type="float">
            <text:p>8,84E-03</text:p>
          </table:table-cell>
          <table:table-cell office:value-type="float" office:value="36.7213584017688" calcext:value-type="float">
            <text:p>36,7213584018</text:p>
          </table:table-cell>
          <table:table-cell office:value-type="float" office:value="12.5133748017667" calcext:value-type="float">
            <text:p>12,5133748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float" office:value="3.58081596869236" calcext:value-type="float">
            <text:p>3,5808159687</text:p>
          </table:table-cell>
          <table:table-cell office:value-type="float" office:value="0.419112192223596" calcext:value-type="float">
            <text:p>0,4191121922</text:p>
          </table:table-cell>
          <table:table-cell office:value-type="float" office:value="0.566315035784675" calcext:value-type="float">
            <text:p>0,5663150358</text:p>
          </table:table-cell>
          <table:table-cell office:value-type="float" office:value="0.237748193701023" calcext:value-type="float">
            <text:p>0,2377481937</text:p>
          </table:table-cell>
          <table:table-cell office:value-type="float" office:value="-0.988927001290459" calcext:value-type="float">
            <text:p>-0,9889270013</text:p>
          </table:table-cell>
          <table:table-cell table:style-name="ce1" office:value-type="float" office:value="0.33237142874523" calcext:value-type="float">
            <text:p>3,32E-01</text:p>
          </table:table-cell>
          <table:table-cell office:value-type="float" office:value="3.59306982819097" calcext:value-type="float">
            <text:p>3,5930698282</text:p>
          </table:table-cell>
          <table:table-cell table:style-name="ce1" office:value-type="float" office:value="0.191069490210203" calcext:value-type="float">
            <text:p>1,91E-01</text:p>
          </table:table-cell>
          <table:table-cell office:value-type="float" office:value="68.7200791764624" calcext:value-type="float">
            <text:p>68,7200791765</text:p>
          </table:table-cell>
          <table:table-cell office:value-type="float" office:value="71.710571946522" calcext:value-type="float">
            <text:p>71,7105719465</text:p>
          </table:table-cell>
          <table:table-cell office:value-type="float" office:value="15.8745826430429" calcext:value-type="float">
            <text:p>15,874582643</text:p>
          </table:table-cell>
          <table:table-cell office:value-type="float" office:value="3.3649798026501" calcext:value-type="float">
            <text:p>3,36E+00</text:p>
          </table:table-cell>
          <table:table-cell office:value-type="float" office:value="0.305972403638549" calcext:value-type="float">
            <text:p>0,3059724036</text:p>
          </table:table-cell>
          <table:table-cell office:value-type="float" office:value="0.00828303255760958" calcext:value-type="float">
            <text:p>8,28E-03</text:p>
          </table:table-cell>
          <table:table-cell office:value-type="float" office:value="35.2794283291454" calcext:value-type="float">
            <text:p>35,2794283291</text:p>
          </table:table-cell>
          <table:table-cell office:value-type="float" office:value="13.1927947190237" calcext:value-type="float">
            <text:p>13,192794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.25" calcext:value-type="float">
            <text:p>1,25</text:p>
          </table:table-cell>
          <table:table-cell office:value-type="float" office:value="4.75907043609769" calcext:value-type="float">
            <text:p>4,7590704361</text:p>
          </table:table-cell>
          <table:table-cell table:style-name="ce1" office:value-type="float" office:value="0.012736676773512" calcext:value-type="float">
            <text:p>1,27E-02</text:p>
          </table:table-cell>
          <table:table-cell office:value-type="float" office:value="0.509788849184692" calcext:value-type="float">
            <text:p>0,5097888492</text:p>
          </table:table-cell>
          <table:table-cell table:style-name="ce1" office:value-type="float" office:value="0.00217275948449646" calcext:value-type="float">
            <text:p>2,17E-03</text:p>
          </table:table-cell>
          <table:table-cell office:value-type="float" office:value="0.999031500462031" calcext:value-type="float">
            <text:p>0,9990315005</text:p>
          </table:table-cell>
          <table:table-cell table:style-name="ce1" office:value-type="float" office:value="0.00458325673039" calcext:value-type="float">
            <text:p>4,58E-03</text:p>
          </table:table-cell>
          <table:table-cell office:value-type="float" office:value="2.58768735330207" calcext:value-type="float">
            <text:p>2,5876873533</text:p>
          </table:table-cell>
          <table:table-cell table:style-name="ce1" office:value-type="float" office:value="0.00948761471157671" calcext:value-type="float">
            <text:p>9,49E-03</text:p>
          </table:table-cell>
          <table:table-cell office:value-type="float" office:value="2.29392149871508" calcext:value-type="float">
            <text:p>2,2939214987</text:p>
          </table:table-cell>
          <table:table-cell table:style-name="ce1" office:value-type="float" office:value="0.0312037106786759" calcext:value-type="float">
            <text:p>3,12E-02</text:p>
          </table:table-cell>
          <table:table-cell table:style-name="ce1" office:value-type="float" office:value="0.0298590796323939" calcext:value-type="float">
            <text:p>2,99E-02</text:p>
          </table:table-cell>
          <table:table-cell office:value-type="float" office:value="0.0541163122850963" calcext:value-type="float">
            <text:p>5,41E-02</text:p>
          </table:table-cell>
          <table:table-cell office:value-type="float" office:value="0.331648148291414" calcext:value-type="float">
            <text:p>0,3316481483</text:p>
          </table:table-cell>
          <table:table-cell office:value-type="float" office:value="0.00182858877133074" calcext:value-type="float">
            <text:p>1,83E-03</text:p>
          </table:table-cell>
          <table:table-cell office:value-type="float" office:value="43.990888681464" calcext:value-type="float">
            <text:p>43,9908886815</text:p>
          </table:table-cell>
          <table:table-cell office:value-type="float" office:value="1.51501933309635" calcext:value-type="float">
            <text:p>1,5150193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.275" calcext:value-type="float">
            <text:p>1,275</text:p>
          </table:table-cell>
          <table:table-cell office:value-type="float" office:value="3.60905168166214" calcext:value-type="float">
            <text:p>3,6090516817</text:p>
          </table:table-cell>
          <table:table-cell office:value-type="float" office:value="0.4503578184458" calcext:value-type="float">
            <text:p>0,4503578184</text:p>
          </table:table-cell>
          <table:table-cell office:value-type="float" office:value="0.563231949023753" calcext:value-type="float">
            <text:p>0,563231949</text:p>
          </table:table-cell>
          <table:table-cell office:value-type="float" office:value="0.252008443549177" calcext:value-type="float">
            <text:p>0,2520084435</text:p>
          </table:table-cell>
          <table:table-cell office:value-type="float" office:value="4.91821300449565" calcext:value-type="float">
            <text:p>4,9182130045</text:p>
          </table:table-cell>
          <table:table-cell office:value-type="float" office:value="0.46783208630743" calcext:value-type="float">
            <text:p>0,4678320863</text:p>
          </table:table-cell>
          <table:table-cell office:value-type="float" office:value="3.78193608093186" calcext:value-type="float">
            <text:p>3,7819360809</text:p>
          </table:table-cell>
          <table:table-cell table:style-name="ce1" office:value-type="float" office:value="0.253706755359501" calcext:value-type="float">
            <text:p>2,54E-01</text:p>
          </table:table-cell>
          <table:table-cell office:value-type="float" office:value="120.646187469066" calcext:value-type="float">
            <text:p>120,6461874691</text:p>
          </table:table-cell>
          <table:table-cell office:value-type="float" office:value="163.622146709489" calcext:value-type="float">
            <text:p>163,6221467095</text:p>
          </table:table-cell>
          <table:table-cell office:value-type="float" office:value="16.2235781789994" calcext:value-type="float">
            <text:p>16,223578179</text:p>
          </table:table-cell>
          <table:table-cell office:value-type="float" office:value="3.68086270314479" calcext:value-type="float">
            <text:p>3,68E+00</text:p>
          </table:table-cell>
          <table:table-cell office:value-type="float" office:value="0.302619115158386" calcext:value-type="float">
            <text:p>0,3026191152</text:p>
          </table:table-cell>
          <table:table-cell office:value-type="float" office:value="0.00846629250071381" calcext:value-type="float">
            <text:p>8,47E-03</text:p>
          </table:table-cell>
          <table:table-cell office:value-type="float" office:value="34.7165107816124" calcext:value-type="float">
            <text:p>34,7165107816</text:p>
          </table:table-cell>
          <table:table-cell office:value-type="float" office:value="9.34586276577398" calcext:value-type="float">
            <text:p>9,3458627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,3</text:p>
          </table:table-cell>
          <table:table-cell office:value-type="float" office:value="3.66060806999361" calcext:value-type="float">
            <text:p>3,66060807</text:p>
          </table:table-cell>
          <table:table-cell office:value-type="float" office:value="0.195225391070749" calcext:value-type="float">
            <text:p>0,1952253911</text:p>
          </table:table-cell>
          <table:table-cell office:value-type="float" office:value="0.542421089119632" calcext:value-type="float">
            <text:p>0,5424210891</text:p>
          </table:table-cell>
          <table:table-cell office:value-type="float" office:value="0.108486618262343" calcext:value-type="float">
            <text:p>0,1084866183</text:p>
          </table:table-cell>
          <table:table-cell office:value-type="float" office:value="36.0850080036487" calcext:value-type="float">
            <text:p>36,0850080036</text:p>
          </table:table-cell>
          <table:table-cell office:value-type="float" office:value="0.144526082210795" calcext:value-type="float">
            <text:p>0,1445260822</text:p>
          </table:table-cell>
          <table:table-cell office:value-type="float" office:value="3.90484837018895" calcext:value-type="float">
            <text:p>3,9048483702</text:p>
          </table:table-cell>
          <table:table-cell table:style-name="ce1" office:value-type="float" office:value="0.0862695110774191" calcext:value-type="float">
            <text:p>8,63E-02</text:p>
          </table:table-cell>
          <table:table-cell office:value-type="float" office:value="186.176684722713" calcext:value-type="float">
            <text:p>186,1766847227</text:p>
          </table:table-cell>
          <table:table-cell office:value-type="float" office:value="117.202380289759" calcext:value-type="float">
            <text:p>117,2023802898</text:p>
          </table:table-cell>
          <table:table-cell office:value-type="float" office:value="16.6037836635355" calcext:value-type="float">
            <text:p>16,6037836635</text:p>
          </table:table-cell>
          <table:table-cell office:value-type="float" office:value="2.08197618617475" calcext:value-type="float">
            <text:p>2,08E+00</text:p>
          </table:table-cell>
          <table:table-cell office:value-type="float" office:value="0.300474257490325" calcext:value-type="float">
            <text:p>0,3004742575</text:p>
          </table:table-cell>
          <table:table-cell office:value-type="float" office:value="0.00691170427796132" calcext:value-type="float">
            <text:p>6,91E-03</text:p>
          </table:table-cell>
          <table:table-cell office:value-type="float" office:value="34.321537456364" calcext:value-type="float">
            <text:p>34,3215374564</text:p>
          </table:table-cell>
          <table:table-cell office:value-type="float" office:value="7.91145850707659" calcext:value-type="float">
            <text:p>7,9114585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.325" calcext:value-type="float">
            <text:p>1,325</text:p>
          </table:table-cell>
          <table:table-cell office:value-type="float" office:value="3.67746383743063" calcext:value-type="float">
            <text:p>3,6774638374</text:p>
          </table:table-cell>
          <table:table-cell office:value-type="float" office:value="0.483009769459348" calcext:value-type="float">
            <text:p>0,4830097695</text:p>
          </table:table-cell>
          <table:table-cell office:value-type="float" office:value="0.537750052236491" calcext:value-type="float">
            <text:p>0,5377500522</text:p>
          </table:table-cell>
          <table:table-cell office:value-type="float" office:value="0.26527794739921" calcext:value-type="float">
            <text:p>0,2652779474</text:p>
          </table:table-cell>
          <table:table-cell office:value-type="float" office:value="-1.75360475973991" calcext:value-type="float">
            <text:p>-1,7536047597</text:p>
          </table:table-cell>
          <table:table-cell office:value-type="float" office:value="0.594668511839862" calcext:value-type="float">
            <text:p>0,5946685118</text:p>
          </table:table-cell>
          <table:table-cell office:value-type="float" office:value="3.97334613157755" calcext:value-type="float">
            <text:p>3,9733461316</text:p>
          </table:table-cell>
          <table:table-cell office:value-type="float" office:value="0.309923042989281" calcext:value-type="float">
            <text:p>0,309923043</text:p>
          </table:table-cell>
          <table:table-cell office:value-type="float" office:value="231.264001157263" calcext:value-type="float">
            <text:p>231,2640011573</text:p>
          </table:table-cell>
          <table:table-cell office:value-type="float" office:value="384.775200465211" calcext:value-type="float">
            <text:p>384,7752004652</text:p>
          </table:table-cell>
          <table:table-cell office:value-type="float" office:value="16.7825929303064" calcext:value-type="float">
            <text:p>16,7825929303</text:p>
          </table:table-cell>
          <table:table-cell office:value-type="float" office:value="4.06041134746365" calcext:value-type="float">
            <text:p>4,06E+00</text:p>
          </table:table-cell>
          <table:table-cell office:value-type="float" office:value="0.299296854455051" calcext:value-type="float">
            <text:p>0,2992968545</text:p>
          </table:table-cell>
          <table:table-cell office:value-type="float" office:value="0.00878543460878632" calcext:value-type="float">
            <text:p>8,79E-03</text:p>
          </table:table-cell>
          <table:table-cell office:value-type="float" office:value="34.2373800424273" calcext:value-type="float">
            <text:p>34,2373800424</text:p>
          </table:table-cell>
          <table:table-cell office:value-type="float" office:value="6.1802811819469" calcext:value-type="float">
            <text:p>6,18028118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35" calcext:value-type="float">
            <text:p>1,35</text:p>
          </table:table-cell>
          <table:table-cell office:value-type="float" office:value="4.52603650369333" calcext:value-type="float">
            <text:p>4,5260365037</text:p>
          </table:table-cell>
          <table:table-cell office:value-type="float" office:value="0.172010727856978" calcext:value-type="float">
            <text:p>0,1720107279</text:p>
          </table:table-cell>
          <table:table-cell office:value-type="float" office:value="0.63699073381608" calcext:value-type="float">
            <text:p>0,6369907338</text:p>
          </table:table-cell>
          <table:table-cell office:value-type="float" office:value="0.115728121146009" calcext:value-type="float">
            <text:p>0,1157281211</text:p>
          </table:table-cell>
          <table:table-cell table:style-name="ce1" office:value-type="float" office:value="0.0707220968641026" calcext:value-type="float">
            <text:p>7,07E-02</text:p>
          </table:table-cell>
          <table:table-cell office:value-type="float" office:value="0.306106493492458" calcext:value-type="float">
            <text:p>0,3061064935</text:p>
          </table:table-cell>
          <table:table-cell office:value-type="float" office:value="3.06499945101083" calcext:value-type="float">
            <text:p>3,064999451</text:p>
          </table:table-cell>
          <table:table-cell table:style-name="ce1" office:value-type="float" office:value="0.0495279619207266" calcext:value-type="float">
            <text:p>4,95E-02</text:p>
          </table:table-cell>
          <table:table-cell office:value-type="float" office:value="2.11948487607292" calcext:value-type="float">
            <text:p>2,1194848761</text:p>
          </table:table-cell>
          <table:table-cell office:value-type="float" office:value="0.858221335331021" calcext:value-type="float">
            <text:p>0,8582213353</text:p>
          </table:table-cell>
          <table:table-cell table:style-name="ce1" office:value-type="float" office:value="0.00000398465975770534" calcext:value-type="float">
            <text:p>3,98E-06</text:p>
          </table:table-cell>
          <table:table-cell office:value-type="float" office:value="97.278619553041" calcext:value-type="float">
            <text:p>9,73E+01</text:p>
          </table:table-cell>
          <table:table-cell office:value-type="float" office:value="0.317041256474548" calcext:value-type="float">
            <text:p>0,3170412565</text:p>
          </table:table-cell>
          <table:table-cell office:value-type="float" office:value="0.0191509530594489" calcext:value-type="float">
            <text:p>1,92E-02</text:p>
          </table:table-cell>
          <table:table-cell office:value-type="float" office:value="36.2642374674823" calcext:value-type="float">
            <text:p>36,2642374675</text:p>
          </table:table-cell>
          <table:table-cell office:value-type="float" office:value="2.84436109164225" calcext:value-type="float">
            <text:p>2,8443610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375" calcext:value-type="float">
            <text:p>1,375</text:p>
          </table:table-cell>
          <table:table-cell office:value-type="float" office:value="3.39836747008202" calcext:value-type="float">
            <text:p>3,3983674701</text:p>
          </table:table-cell>
          <table:table-cell office:value-type="float" office:value="0.316796599345465" calcext:value-type="float">
            <text:p>0,3167965993</text:p>
          </table:table-cell>
          <table:table-cell office:value-type="float" office:value="0.629737257065526" calcext:value-type="float">
            <text:p>0,6297372571</text:p>
          </table:table-cell>
          <table:table-cell office:value-type="float" office:value="0.19953072098867" calcext:value-type="float">
            <text:p>0,199530721</text:p>
          </table:table-cell>
          <table:table-cell office:value-type="float" office:value="12.7451208476998" calcext:value-type="float">
            <text:p>12,7451208477</text:p>
          </table:table-cell>
          <table:table-cell office:value-type="float" office:value="0.499105547530603" calcext:value-type="float">
            <text:p>0,4991055475</text:p>
          </table:table-cell>
          <table:table-cell office:value-type="float" office:value="3.00945187522073" calcext:value-type="float">
            <text:p>3,0094518752</text:p>
          </table:table-cell>
          <table:table-cell office:value-type="float" office:value="0.269662003671413" calcext:value-type="float">
            <text:p>0,2696620037</text:p>
          </table:table-cell>
          <table:table-cell office:value-type="float" office:value="-896.209234221521" calcext:value-type="float">
            <text:p>-896,2092342215</text:p>
          </table:table-cell>
          <table:table-cell office:value-type="float" office:value="1.41421285526685" calcext:value-type="float">
            <text:p>1,4142128553</text:p>
          </table:table-cell>
          <table:table-cell office:value-type="float" office:value="84.8712077997046" calcext:value-type="float">
            <text:p>84,8712077997</text:p>
          </table:table-cell>
          <table:table-cell table:style-name="Default" office:value-type="float" office:value="52.9812648989921" calcext:value-type="float">
            <text:p>52,981264899</text:p>
          </table:table-cell>
          <table:table-cell office:value-type="float" office:value="0.318432659314673" calcext:value-type="float">
            <text:p>0,3184326593</text:p>
          </table:table-cell>
          <table:table-cell office:value-type="float" office:value="0.0111545749899412" calcext:value-type="float">
            <text:p>1,12E-02</text:p>
          </table:table-cell>
          <table:table-cell office:value-type="float" office:value="36.0693960800094" calcext:value-type="float">
            <text:p>36,06939608</text:p>
          </table:table-cell>
          <table:table-cell office:value-type="float" office:value="2.14760064576511" calcext:value-type="float">
            <text:p>2,1476006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,4</text:p>
          </table:table-cell>
          <table:table-cell office:value-type="float" office:value="3.53157573794947" calcext:value-type="float">
            <text:p>3,5315757379</text:p>
          </table:table-cell>
          <table:table-cell office:value-type="float" office:value="0.502903981375105" calcext:value-type="float">
            <text:p>0,5029039814</text:p>
          </table:table-cell>
          <table:table-cell office:value-type="float" office:value="0.620351384962953" calcext:value-type="float">
            <text:p>0,620351385</text:p>
          </table:table-cell>
          <table:table-cell office:value-type="float" office:value="0.281561180000336" calcext:value-type="float">
            <text:p>0,28156118</text:p>
          </table:table-cell>
          <table:table-cell table:style-name="ce1" office:value-type="float" office:value="-2.32901542744314" calcext:value-type="float">
            <text:p>-2,33E+00</text:p>
          </table:table-cell>
          <table:table-cell office:value-type="float" office:value="1.06663392898721" calcext:value-type="float">
            <text:p>1,066633929</text:p>
          </table:table-cell>
          <table:table-cell office:value-type="float" office:value="4.266839627354" calcext:value-type="float">
            <text:p>4,2668396274</text:p>
          </table:table-cell>
          <table:table-cell office:value-type="float" office:value="0.533934512443854" calcext:value-type="float">
            <text:p>0,5339345124</text:p>
          </table:table-cell>
          <table:table-cell office:value-type="float" office:value="3380.92016292235" calcext:value-type="float">
            <text:p>3380,9201629224</text:p>
          </table:table-cell>
          <table:table-cell office:value-type="float" office:value="7038.88971955528" calcext:value-type="float">
            <text:p>7038,8897195553</text:p>
          </table:table-cell>
          <table:table-cell office:value-type="float" office:value="22.9733105674088" calcext:value-type="float">
            <text:p>22,9733105674</text:p>
          </table:table-cell>
          <table:table-cell office:value-type="float" office:value="5.21784233577292" calcext:value-type="float">
            <text:p>5,22E+00</text:p>
          </table:table-cell>
          <table:table-cell office:value-type="float" office:value="0.295205498042611" calcext:value-type="float">
            <text:p>0,295205498</text:p>
          </table:table-cell>
          <table:table-cell office:value-type="float" office:value="0.0111483145343335" calcext:value-type="float">
            <text:p>1,11E-02</text:p>
          </table:table-cell>
          <table:table-cell office:value-type="float" office:value="28.7930711604132" calcext:value-type="float">
            <text:p>28,7930711604</text:p>
          </table:table-cell>
          <table:table-cell office:value-type="float" office:value="9.19145074367084" calcext:value-type="float">
            <text:p>9,19145074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.425" calcext:value-type="float">
            <text:p>1,425</text:p>
          </table:table-cell>
          <table:table-cell office:value-type="float" office:value="3.49324696386448" calcext:value-type="float">
            <text:p>3,4932469639</text:p>
          </table:table-cell>
          <table:table-cell office:value-type="float" office:value="0.504001954050406" calcext:value-type="float">
            <text:p>0,5040019541</text:p>
          </table:table-cell>
          <table:table-cell office:value-type="float" office:value="0.636092688327995" calcext:value-type="float">
            <text:p>0,6360926883</text:p>
          </table:table-cell>
          <table:table-cell office:value-type="float" office:value="0.280701475053402" calcext:value-type="float">
            <text:p>0,2807014751</text:p>
          </table:table-cell>
          <table:table-cell table:style-name="ce1" office:value-type="float" office:value="10.3463732784328" calcext:value-type="float">
            <text:p>1,03E+01</text:p>
          </table:table-cell>
          <table:table-cell office:value-type="float" office:value="1.12769685587728" calcext:value-type="float">
            <text:p>1,1276968559</text:p>
          </table:table-cell>
          <table:table-cell office:value-type="float" office:value="4.21426399483651" calcext:value-type="float">
            <text:p>4,2142639948</text:p>
          </table:table-cell>
          <table:table-cell office:value-type="float" office:value="0.564007480949774" calcext:value-type="float">
            <text:p>0,5640074809</text:p>
          </table:table-cell>
          <table:table-cell office:value-type="float" office:value="5409.32570476467" calcext:value-type="float">
            <text:p>5409,3257047647</text:p>
          </table:table-cell>
          <table:table-cell office:value-type="float" office:value="16874.4993540005" calcext:value-type="float">
            <text:p>16874,4993540005</text:p>
          </table:table-cell>
          <table:table-cell office:value-type="float" office:value="24.6062476096646" calcext:value-type="float">
            <text:p>24,6062476097</text:p>
          </table:table-cell>
          <table:table-cell office:value-type="float" office:value="9.67723570233319" calcext:value-type="float">
            <text:p>9,68E+00</text:p>
          </table:table-cell>
          <table:table-cell office:value-type="float" office:value="0.296086212919157" calcext:value-type="float">
            <text:p>0,2960862129</text:p>
          </table:table-cell>
          <table:table-cell office:value-type="float" office:value="0.011709215531969" calcext:value-type="float">
            <text:p>1,17E-02</text:p>
          </table:table-cell>
          <table:table-cell office:value-type="float" office:value="28.767938192599" calcext:value-type="float">
            <text:p>28,7679381926</text:p>
          </table:table-cell>
          <table:table-cell office:value-type="float" office:value="6.97240468899038" calcext:value-type="float">
            <text:p>6,972404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45" calcext:value-type="float">
            <text:p>1,45</text:p>
          </table:table-cell>
          <table:table-cell office:value-type="float" office:value="4.76510410790652" calcext:value-type="float">
            <text:p>4,7651041079</text:p>
          </table:table-cell>
          <table:table-cell table:style-name="ce1" office:value-type="float" office:value="0.000000766275457623132" calcext:value-type="float">
            <text:p>7,66E-07</text:p>
          </table:table-cell>
          <table:table-cell office:value-type="float" office:value="0.464418787383567" calcext:value-type="float">
            <text:p>0,4644187874</text:p>
          </table:table-cell>
          <table:table-cell table:style-name="ce1" office:value-type="float" office:value="0.000016716910814937" calcext:value-type="float">
            <text:p>1,67E-05</text:p>
          </table:table-cell>
          <table:table-cell office:value-type="float" office:value="-1.09477684512883" calcext:value-type="float">
            <text:p>-1,0947768451</text:p>
          </table:table-cell>
          <table:table-cell table:style-name="ce1" office:value-type="float" office:value="0.00000354346962214418" calcext:value-type="float">
            <text:p>3,54E-06</text:p>
          </table:table-cell>
          <table:table-cell office:value-type="float" office:value="3.66000567301517" calcext:value-type="float">
            <text:p>3,660005673</text:p>
          </table:table-cell>
          <table:table-cell table:style-name="ce1" office:value-type="float" office:value="0.00000154268102953433" calcext:value-type="float">
            <text:p>1,54E-06</text:p>
          </table:table-cell>
          <table:table-cell office:value-type="float" office:value="2.66481720298704" calcext:value-type="float">
            <text:p>2,664817203</text:p>
          </table:table-cell>
          <table:table-cell table:style-name="ce1" office:value-type="float" office:value="0.000000764893852712371" calcext:value-type="float">
            <text:p>7,65E-07</text:p>
          </table:table-cell>
          <table:table-cell office:value-type="float" office:value="0.705401809296929" calcext:value-type="float">
            <text:p>0,7054018093</text:p>
          </table:table-cell>
          <table:table-cell office:value-type="float" office:value="2.10999103913161" calcext:value-type="float">
            <text:p>2,11E+00</text:p>
          </table:table-cell>
          <table:table-cell office:value-type="float" office:value="0.304713922741872" calcext:value-type="float">
            <text:p>0,3047139227</text:p>
          </table:table-cell>
          <table:table-cell office:value-type="float" office:value="0.000000765162703809364" calcext:value-type="float">
            <text:p>7,65E-07</text:p>
          </table:table-cell>
          <table:table-cell office:value-type="float" office:value="29.9467804562395" calcext:value-type="float">
            <text:p>29,9467804562</text:p>
          </table:table-cell>
          <table:table-cell office:value-type="float" office:value="3.79671255828782" calcext:value-type="float">
            <text:p>3,79671255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475" calcext:value-type="float">
            <text:p>1,475</text:p>
          </table:table-cell>
          <table:table-cell office:value-type="float" office:value="4.78535490960602" calcext:value-type="float">
            <text:p>4,7853549096</text:p>
          </table:table-cell>
          <table:table-cell table:style-name="ce1" office:value-type="float" office:value="0.000214295471217209" calcext:value-type="float">
            <text:p>2,14E-04</text:p>
          </table:table-cell>
          <table:table-cell office:value-type="float" office:value="0.447581544807453" calcext:value-type="float">
            <text:p>0,4475815448</text:p>
          </table:table-cell>
          <table:table-cell table:style-name="ce1" office:value-type="float" office:value="0.000224388190230245" calcext:value-type="float">
            <text:p>2,24E-04</text:p>
          </table:table-cell>
          <table:table-cell table:style-name="ce1" office:value-type="float" office:value="-1.27817246881276" calcext:value-type="float">
            <text:p>-1,28E+00</text:p>
          </table:table-cell>
          <table:table-cell table:style-name="ce1" office:value-type="float" office:value="0.000645854037726976" calcext:value-type="float">
            <text:p>6,46E-04</text:p>
          </table:table-cell>
          <table:table-cell office:value-type="float" office:value="3.75055331876548" calcext:value-type="float">
            <text:p>3,7505533188</text:p>
          </table:table-cell>
          <table:table-cell table:style-name="ce1" office:value-type="float" office:value="0.00712220076474963" calcext:value-type="float">
            <text:p>7,12E-03</text:p>
          </table:table-cell>
          <table:table-cell office:value-type="float" office:value="2.7486118587117" calcext:value-type="float">
            <text:p>2,7486118587</text:p>
          </table:table-cell>
          <table:table-cell table:style-name="ce1" office:value-type="float" office:value="0.000889375737421569" calcext:value-type="float">
            <text:p>8,89E-04</text:p>
          </table:table-cell>
          <table:table-cell office:value-type="float" office:value="0.808449806249889" calcext:value-type="float">
            <text:p>0,8084498062</text:p>
          </table:table-cell>
          <table:table-cell office:value-type="float" office:value="0.0016238041287836" calcext:value-type="float">
            <text:p>1,62E-03</text:p>
          </table:table-cell>
          <table:table-cell office:value-type="float" office:value="0.302790353910357" calcext:value-type="float">
            <text:p>0,3027903539</text:p>
          </table:table-cell>
          <table:table-cell office:value-type="float" office:value="0.00438748300513447" calcext:value-type="float">
            <text:p>4,39E-03</text:p>
          </table:table-cell>
          <table:table-cell office:value-type="float" office:value="29.6181565925622" calcext:value-type="float">
            <text:p>29,6181565926</text:p>
          </table:table-cell>
          <table:table-cell office:value-type="float" office:value="2.92339733237631" calcext:value-type="float">
            <text:p>2,9233973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,5</text:p>
          </table:table-cell>
          <table:table-cell office:value-type="float" office:value="-1.72078890375891" calcext:value-type="float">
            <text:p>-1,7207889038</text:p>
          </table:table-cell>
          <table:table-cell office:value-type="float" office:value="0.542754402631557" calcext:value-type="float">
            <text:p>0,5427544026</text:p>
          </table:table-cell>
          <table:table-cell office:value-type="float" office:value="1.25123382752937" calcext:value-type="float">
            <text:p>1,2512338275</text:p>
          </table:table-cell>
          <table:table-cell office:value-type="float" office:value="0.244470172901577" calcext:value-type="float">
            <text:p>0,2444701729</text:p>
          </table:table-cell>
          <table:table-cell office:value-type="float" office:value="-0.865137371450051" calcext:value-type="float">
            <text:p>-0,8651373715</text:p>
          </table:table-cell>
          <table:table-cell office:value-type="float" office:value="0.501515253135361" calcext:value-type="float">
            <text:p>0,5015152531</text:p>
          </table:table-cell>
          <table:table-cell office:value-type="float" office:value="3.54946064280431" calcext:value-type="float">
            <text:p>3,5494606428</text:p>
          </table:table-cell>
          <table:table-cell office:value-type="float" office:value="0.258665297821022" calcext:value-type="float">
            <text:p>0,2586652978</text:p>
          </table:table-cell>
          <table:table-cell office:value-type="float" office:value="-0.994396232282215" calcext:value-type="float">
            <text:p>-0,9943962323</text:p>
          </table:table-cell>
          <table:table-cell table:style-name="ce1" office:value-type="float" office:value="0.00549670563251872" calcext:value-type="float">
            <text:p>5,50E-03</text:p>
          </table:table-cell>
          <table:table-cell table:style-name="ce1" office:value-type="float" office:value="0.0216067458779001" calcext:value-type="float">
            <text:p>2,16E-02</text:p>
          </table:table-cell>
          <table:table-cell office:value-type="float" office:value="0.0179604815160828" calcext:value-type="float">
            <text:p>1,80E-02</text:p>
          </table:table-cell>
          <table:table-cell office:value-type="float" office:value="0.30933201456379" calcext:value-type="float">
            <text:p>0,3093320146</text:p>
          </table:table-cell>
          <table:table-cell office:value-type="float" office:value="0.0106131156950002" calcext:value-type="float">
            <text:p>1,06E-02</text:p>
          </table:table-cell>
          <table:table-cell office:value-type="float" office:value="29.3456224125157" calcext:value-type="float">
            <text:p>29,3456224125</text:p>
          </table:table-cell>
          <table:table-cell office:value-type="float" office:value="2.1707108585062" calcext:value-type="float">
            <text:p>2,1707108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.525" calcext:value-type="float">
            <text:p>1,525</text:p>
          </table:table-cell>
          <table:table-cell office:value-type="float" office:value="5.00367373990824" calcext:value-type="float">
            <text:p>5,0036737399</text:p>
          </table:table-cell>
          <table:table-cell table:style-name="ce1" office:value-type="float" office:value="0.0227785987668089" calcext:value-type="float">
            <text:p>2,28E-02</text:p>
          </table:table-cell>
          <table:table-cell office:value-type="float" office:value="0.189130582677496" calcext:value-type="float">
            <text:p>0,1891305827</text:p>
          </table:table-cell>
          <table:table-cell table:style-name="ce1" office:value-type="float" office:value="0.014698485799506" calcext:value-type="float">
            <text:p>1,47E-02</text:p>
          </table:table-cell>
          <table:table-cell office:value-type="float" office:value="17.0773685970421" calcext:value-type="float">
            <text:p>17,077368597</text:p>
          </table:table-cell>
          <table:table-cell office:value-type="float" office:value="4.61446608857851" calcext:value-type="float">
            <text:p>4,6144660886</text:p>
          </table:table-cell>
          <table:table-cell office:value-type="float" office:value="3.98514586999534" calcext:value-type="float">
            <text:p>3,98514587</text:p>
          </table:table-cell>
          <table:table-cell table:style-name="ce1" office:value-type="float" office:value="0.0699169251784987" calcext:value-type="float">
            <text:p>6,99E-02</text:p>
          </table:table-cell>
          <table:table-cell office:value-type="float" office:value="3.38926138946032" calcext:value-type="float">
            <text:p>3,3892613895</text:p>
          </table:table-cell>
          <table:table-cell table:style-name="ce1" office:value-type="float" office:value="0.0465288188871644" calcext:value-type="float">
            <text:p>4,65E-02</text:p>
          </table:table-cell>
          <table:table-cell office:value-type="float" office:value="1.94997865115266" calcext:value-type="float">
            <text:p>1,9499786512</text:p>
          </table:table-cell>
          <table:table-cell office:value-type="float" office:value="0.103517298682992" calcext:value-type="float">
            <text:p>1,04E-01</text:p>
          </table:table-cell>
          <table:table-cell office:value-type="float" office:value="0.300056843273904" calcext:value-type="float">
            <text:p>0,3000568433</text:p>
          </table:table-cell>
          <table:table-cell office:value-type="float" office:value="0.00710791510062522" calcext:value-type="float">
            <text:p>7,11E-03</text:p>
          </table:table-cell>
          <table:table-cell office:value-type="float" office:value="29.6506542040971" calcext:value-type="float">
            <text:p>29,6506542041</text:p>
          </table:table-cell>
          <table:table-cell office:value-type="float" office:value="1.32454523757455" calcext:value-type="float">
            <text:p>1,3245452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-2.47204754865633" calcext:value-type="float">
            <text:p>-2,4720475487</text:p>
          </table:table-cell>
          <table:table-cell office:value-type="float" office:value="0.551156389978982" calcext:value-type="float">
            <text:p>0,55115639</text:p>
          </table:table-cell>
          <table:table-cell office:value-type="float" office:value="1.99419546960584" calcext:value-type="float">
            <text:p>1,9941954696</text:p>
          </table:table-cell>
          <table:table-cell office:value-type="float" office:value="0.225213106161778" calcext:value-type="float">
            <text:p>0,2252131062</text:p>
          </table:table-cell>
          <table:table-cell table:style-name="ce1" office:value-type="float" office:value="-0.966486901293995" calcext:value-type="float">
            <text:p>-9,66E-01</text:p>
          </table:table-cell>
          <table:table-cell office:value-type="float" office:value="0.484962139071483" calcext:value-type="float">
            <text:p>0,4849621391</text:p>
          </table:table-cell>
          <table:table-cell office:value-type="float" office:value="3.60764883117308" calcext:value-type="float">
            <text:p>3,6076488312</text:p>
          </table:table-cell>
          <table:table-cell office:value-type="float" office:value="0.24488235490402" calcext:value-type="float">
            <text:p>0,2448823549</text:p>
          </table:table-cell>
          <table:table-cell office:value-type="float" office:value="-1.036012499656" calcext:value-type="float">
            <text:p>-1,0360124997</text:p>
          </table:table-cell>
          <table:table-cell table:style-name="ce1" office:value-type="float" office:value="0.0114956749166282" calcext:value-type="float">
            <text:p>1,15E-02</text:p>
          </table:table-cell>
          <table:table-cell office:value-type="float" office:value="0.122244877379385" calcext:value-type="float">
            <text:p>0,1222448774</text:p>
          </table:table-cell>
          <table:table-cell office:value-type="float" office:value="0.0314106180235169" calcext:value-type="float">
            <text:p>3,14E-02</text:p>
          </table:table-cell>
          <table:table-cell office:value-type="float" office:value="0.313816022037107" calcext:value-type="float">
            <text:p>0,313816022</text:p>
          </table:table-cell>
          <table:table-cell office:value-type="float" office:value="0.0115617565853805" calcext:value-type="float">
            <text:p>1,16E-02</text:p>
          </table:table-cell>
          <table:table-cell office:value-type="float" office:value="23.3147823063205" calcext:value-type="float">
            <text:p>23,3147823063</text:p>
          </table:table-cell>
          <table:table-cell office:value-type="float" office:value="5.53365534630432" calcext:value-type="float">
            <text:p>5,5336553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575" calcext:value-type="float">
            <text:p>1,575</text:p>
          </table:table-cell>
          <table:table-cell office:value-type="float" office:value="-2.24578777577361" calcext:value-type="float">
            <text:p>-2,2457877758</text:p>
          </table:table-cell>
          <table:table-cell office:value-type="float" office:value="0.5790960591364" calcext:value-type="float">
            <text:p>0,5790960591</text:p>
          </table:table-cell>
          <table:table-cell office:value-type="float" office:value="1.76980212287163" calcext:value-type="float">
            <text:p>1,7698021229</text:p>
          </table:table-cell>
          <table:table-cell office:value-type="float" office:value="0.226565305693792" calcext:value-type="float">
            <text:p>0,2265653057</text:p>
          </table:table-cell>
          <table:table-cell table:style-name="ce1" office:value-type="float" office:value="-1.17044854956802" calcext:value-type="float">
            <text:p>-1,17E+00</text:p>
          </table:table-cell>
          <table:table-cell office:value-type="float" office:value="0.516995589540203" calcext:value-type="float">
            <text:p>0,5169955895</text:p>
          </table:table-cell>
          <table:table-cell office:value-type="float" office:value="3.7049848966116" calcext:value-type="float">
            <text:p>3,7049848966</text:p>
          </table:table-cell>
          <table:table-cell office:value-type="float" office:value="0.261369967960278" calcext:value-type="float">
            <text:p>0,261369968</text:p>
          </table:table-cell>
          <table:table-cell office:value-type="float" office:value="-1.01779366802694" calcext:value-type="float">
            <text:p>-1,017793668</text:p>
          </table:table-cell>
          <table:table-cell table:style-name="ce1" office:value-type="float" office:value="0.00950526633540106" calcext:value-type="float">
            <text:p>9,51E-03</text:p>
          </table:table-cell>
          <table:table-cell table:style-name="ce1" office:value-type="float" office:value="0.079449197482806" calcext:value-type="float">
            <text:p>7,94E-02</text:p>
          </table:table-cell>
          <table:table-cell office:value-type="float" office:value="0.027728087364487" calcext:value-type="float">
            <text:p>2,77E-02</text:p>
          </table:table-cell>
          <table:table-cell office:value-type="float" office:value="0.310740067071161" calcext:value-type="float">
            <text:p>0,3107400671</text:p>
          </table:table-cell>
          <table:table-cell office:value-type="float" office:value="0.011276980944916" calcext:value-type="float">
            <text:p>1,13E-02</text:p>
          </table:table-cell>
          <table:table-cell office:value-type="float" office:value="22.669694189394" calcext:value-type="float">
            <text:p>22,6696941894</text:p>
          </table:table-cell>
          <table:table-cell office:value-type="float" office:value="4.5815128368656" calcext:value-type="float">
            <text:p>4,5815128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-2.03067179684406" calcext:value-type="float">
            <text:p>-2,0306717968</text:p>
          </table:table-cell>
          <table:table-cell office:value-type="float" office:value="0.610140131663628" calcext:value-type="float">
            <text:p>0,6101401317</text:p>
          </table:table-cell>
          <table:table-cell office:value-type="float" office:value="1.87243133081325" calcext:value-type="float">
            <text:p>1,8724313308</text:p>
          </table:table-cell>
          <table:table-cell office:value-type="float" office:value="0.23831095163349" calcext:value-type="float">
            <text:p>0,2383109516</text:p>
          </table:table-cell>
          <table:table-cell office:value-type="float" office:value="-1.09054347376944" calcext:value-type="float">
            <text:p>-1,0905434738</text:p>
          </table:table-cell>
          <table:table-cell office:value-type="float" office:value="0.512166260222951" calcext:value-type="float">
            <text:p>0,5121662602</text:p>
          </table:table-cell>
          <table:table-cell office:value-type="float" office:value="3.66637590797136" calcext:value-type="float">
            <text:p>3,666375908</text:p>
          </table:table-cell>
          <table:table-cell office:value-type="float" office:value="0.258255328952594" calcext:value-type="float">
            <text:p>0,258255329</text:p>
          </table:table-cell>
          <table:table-cell office:value-type="float" office:value="-1.03606557716036" calcext:value-type="float">
            <text:p>-1,0360655772</text:p>
          </table:table-cell>
          <table:table-cell table:style-name="ce1" office:value-type="float" office:value="0.0162777956719939" calcext:value-type="float">
            <text:p>1,63E-02</text:p>
          </table:table-cell>
          <table:table-cell office:value-type="float" office:value="0.135852743805381" calcext:value-type="float">
            <text:p>0,1358527438</text:p>
          </table:table-cell>
          <table:table-cell office:value-type="float" office:value="0.0446060656347391" calcext:value-type="float">
            <text:p>4,46E-02</text:p>
          </table:table-cell>
          <table:table-cell office:value-type="float" office:value="0.312041212482068" calcext:value-type="float">
            <text:p>0,3120412125</text:p>
          </table:table-cell>
          <table:table-cell office:value-type="float" office:value="0.0115146206412728" calcext:value-type="float">
            <text:p>1,15E-02</text:p>
          </table:table-cell>
          <table:table-cell office:value-type="float" office:value="22.5700477710039" calcext:value-type="float">
            <text:p>22,570047771</text:p>
          </table:table-cell>
          <table:table-cell office:value-type="float" office:value="3.1605948094195" calcext:value-type="float">
            <text:p>3,1605948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.625" calcext:value-type="float">
            <text:p>1,625</text:p>
          </table:table-cell>
          <table:table-cell office:value-type="float" office:value="4.54400264091322" calcext:value-type="float">
            <text:p>4,5440026409</text:p>
          </table:table-cell>
          <table:table-cell office:value-type="float" office:value="0.553844114423192" calcext:value-type="float">
            <text:p>0,5538441144</text:p>
          </table:table-cell>
          <table:table-cell office:value-type="float" office:value="0.635589309760871" calcext:value-type="float">
            <text:p>0,6355893098</text:p>
          </table:table-cell>
          <table:table-cell office:value-type="float" office:value="0.189628950920042" calcext:value-type="float">
            <text:p>0,1896289509</text:p>
          </table:table-cell>
          <table:table-cell office:value-type="float" office:value="-2.03701893153018" calcext:value-type="float">
            <text:p>-2,0370189315</text:p>
          </table:table-cell>
          <table:table-cell office:value-type="float" office:value="0.326745079985778" calcext:value-type="float">
            <text:p>0,32674508</text:p>
          </table:table-cell>
          <table:table-cell office:value-type="float" office:value="4.12369636102054" calcext:value-type="float">
            <text:p>4,123696361</text:p>
          </table:table-cell>
          <table:table-cell table:style-name="ce1" office:value-type="float" office:value="0.0833029151116673" calcext:value-type="float">
            <text:p>8,33E-02</text:p>
          </table:table-cell>
          <table:table-cell office:value-type="float" office:value="1.93625650190567" calcext:value-type="float">
            <text:p>1,9362565019</text:p>
          </table:table-cell>
          <table:table-cell office:value-type="float" office:value="1.89663635647785" calcext:value-type="float">
            <text:p>1,8966363565</text:p>
          </table:table-cell>
          <table:table-cell table:style-name="ce1" office:value-type="float" office:value="0.00000347894686392181" calcext:value-type="float">
            <text:p>3,48E-06</text:p>
          </table:table-cell>
          <table:table-cell office:value-type="float" office:value="7.1574162929771" calcext:value-type="float">
            <text:p>7,16E+00</text:p>
          </table:table-cell>
          <table:table-cell office:value-type="float" office:value="0.298035694123836" calcext:value-type="float">
            <text:p>0,2980356941</text:p>
          </table:table-cell>
          <table:table-cell office:value-type="float" office:value="0.00571864317991386" calcext:value-type="float">
            <text:p>5,72E-03</text:p>
          </table:table-cell>
          <table:table-cell office:value-type="float" office:value="23.3972902166889" calcext:value-type="float">
            <text:p>23,3972902167</text:p>
          </table:table-cell>
          <table:table-cell office:value-type="float" office:value="1.55278451587773" calcext:value-type="float">
            <text:p>1,5527845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,65</text:p>
          </table:table-cell>
          <table:table-cell office:value-type="float" office:value="3.53456546409527" calcext:value-type="float">
            <text:p>3,5345654641</text:p>
          </table:table-cell>
          <table:table-cell office:value-type="float" office:value="0.693591037881027" calcext:value-type="float">
            <text:p>0,6935910379</text:p>
          </table:table-cell>
          <table:table-cell office:value-type="float" office:value="0.605497741821688" calcext:value-type="float">
            <text:p>0,6054977418</text:p>
          </table:table-cell>
          <table:table-cell office:value-type="float" office:value="0.340303167888865" calcext:value-type="float">
            <text:p>0,3403031679</text:p>
          </table:table-cell>
          <table:table-cell office:value-type="float" office:value="-2.00829990291895" calcext:value-type="float">
            <text:p>-2,0082999029</text:p>
          </table:table-cell>
          <table:table-cell office:value-type="float" office:value="1.59601857829169" calcext:value-type="float">
            <text:p>1,5960185783</text:p>
          </table:table-cell>
          <table:table-cell office:value-type="float" office:value="4.10775570733562" calcext:value-type="float">
            <text:p>4,1077557073</text:p>
          </table:table-cell>
          <table:table-cell office:value-type="float" office:value="0.784220990616719" calcext:value-type="float">
            <text:p>0,7842209906</text:p>
          </table:table-cell>
          <table:table-cell office:value-type="float" office:value="288393863.761568" calcext:value-type="float">
            <text:p>288393863,761568</text:p>
          </table:table-cell>
          <table:table-cell office:value-type="float" office:value="450073481.781075" calcext:value-type="float">
            <text:p>450073481,781075</text:p>
          </table:table-cell>
          <table:table-cell office:value-type="float" office:value="43.5116370320224" calcext:value-type="float">
            <text:p>43,511637032</text:p>
          </table:table-cell>
          <table:table-cell office:value-type="float" office:value="6.06188498133956" calcext:value-type="float">
            <text:p>6,06E+00</text:p>
          </table:table-cell>
          <table:table-cell office:value-type="float" office:value="0.29795717562716" calcext:value-type="float">
            <text:p>0,2979571756</text:p>
          </table:table-cell>
          <table:table-cell office:value-type="float" office:value="0.0155341062699928" calcext:value-type="float">
            <text:p>1,55E-02</text:p>
          </table:table-cell>
          <table:table-cell office:value-type="float" office:value="22.9543901723694" calcext:value-type="float">
            <text:p>22,9543901724</text:p>
          </table:table-cell>
          <table:table-cell office:value-type="float" office:value="1.09161895544026" calcext:value-type="float">
            <text:p>1,09161895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.675" calcext:value-type="float">
            <text:p>1,675</text:p>
          </table:table-cell>
          <table:table-cell office:value-type="float" office:value="3.34675604933346" calcext:value-type="float">
            <text:p>3,3467560493</text:p>
          </table:table-cell>
          <table:table-cell office:value-type="float" office:value="0.521592947286739" calcext:value-type="float">
            <text:p>0,5215929473</text:p>
          </table:table-cell>
          <table:table-cell office:value-type="float" office:value="0.682696520017322" calcext:value-type="float">
            <text:p>0,68269652</text:p>
          </table:table-cell>
          <table:table-cell office:value-type="float" office:value="0.276478240818644" calcext:value-type="float">
            <text:p>0,2764782408</text:p>
          </table:table-cell>
          <table:table-cell office:value-type="float" office:value="-1.7147130691145" calcext:value-type="float">
            <text:p>-1,7147130691</text:p>
          </table:table-cell>
          <table:table-cell office:value-type="float" office:value="0.950543600943536" calcext:value-type="float">
            <text:p>0,9505436009</text:p>
          </table:table-cell>
          <table:table-cell office:value-type="float" office:value="3.96794248531825" calcext:value-type="float">
            <text:p>3,9679424853</text:p>
          </table:table-cell>
          <table:table-cell office:value-type="float" office:value="0.47273790695102" calcext:value-type="float">
            <text:p>0,472737907</text:p>
          </table:table-cell>
          <table:table-cell office:value-type="float" office:value="4.46578676903295" calcext:value-type="float">
            <text:p>4,465786769</text:p>
          </table:table-cell>
          <table:table-cell office:value-type="float" office:value="1.41228761076751" calcext:value-type="float">
            <text:p>1,4122876108</text:p>
          </table:table-cell>
          <table:table-cell office:value-type="float" office:value="20.0109223332888" calcext:value-type="float">
            <text:p>20,0109223333</text:p>
          </table:table-cell>
          <table:table-cell office:value-type="float" office:value="57.0978054645499" calcext:value-type="float">
            <text:p>5,71E+01</text:p>
          </table:table-cell>
          <table:table-cell office:value-type="float" office:value="0.300700343814354" calcext:value-type="float">
            <text:p>0,3007003438</text:p>
          </table:table-cell>
          <table:table-cell office:value-type="float" office:value="0.0116167096981766" calcext:value-type="float">
            <text:p>1,16E-02</text:p>
          </table:table-cell>
          <table:table-cell office:value-type="float" office:value="23.1152352087591" calcext:value-type="float">
            <text:p>23,1152352088</text:p>
          </table:table-cell>
          <table:table-cell office:value-type="float" office:value="0.59426375353418" calcext:value-type="float">
            <text:p>0,5942637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office:value-type="float" office:value="3.64883950105411" calcext:value-type="float">
            <text:p>3,6488395011</text:p>
          </table:table-cell>
          <table:table-cell office:value-type="float" office:value="1.0464964717187" calcext:value-type="float">
            <text:p>1,0464964717</text:p>
          </table:table-cell>
          <table:table-cell office:value-type="float" office:value="0.556619630772533" calcext:value-type="float">
            <text:p>0,5566196308</text:p>
          </table:table-cell>
          <table:table-cell office:value-type="float" office:value="1.04551439614043" calcext:value-type="float">
            <text:p>1,0455143961</text:p>
          </table:table-cell>
          <table:table-cell office:value-type="float" office:value="-2.27632509157558" calcext:value-type="float">
            <text:p>-2,2763250916</text:p>
          </table:table-cell>
          <table:table-cell office:value-type="float" office:value="1.04640837911709" calcext:value-type="float">
            <text:p>1,0464083791</text:p>
          </table:table-cell>
          <table:table-cell office:value-type="float" office:value="4.23169879607773" calcext:value-type="float">
            <text:p>4,2316987961</text:p>
          </table:table-cell>
          <table:table-cell office:value-type="float" office:value="1.04547126690929" calcext:value-type="float">
            <text:p>1,0454712669</text:p>
          </table:table-cell>
          <table:table-cell office:value-type="float" office:value="-235347.776915057" calcext:value-type="float">
            <text:p>-235347,776915057</text:p>
          </table:table-cell>
          <table:table-cell office:value-type="float" office:value="1.06821936498699" calcext:value-type="float">
            <text:p>1,068219365</text:p>
          </table:table-cell>
          <table:table-cell office:value-type="float" office:value="30.7198274110648" calcext:value-type="float">
            <text:p>30,7198274111</text:p>
          </table:table-cell>
          <table:table-cell office:value-type="float" office:value="64.9783641332468" calcext:value-type="float">
            <text:p>6,50E+01</text:p>
          </table:table-cell>
          <table:table-cell office:value-type="float" office:value="0.296172902457401" calcext:value-type="float">
            <text:p>0,2961729025</text:p>
          </table:table-cell>
          <table:table-cell office:value-type="float" office:value="1.04510063801336" calcext:value-type="float">
            <text:p>1,05E+00</text:p>
          </table:table-cell>
          <table:table-cell office:value-type="float" office:value="21.8830218079221" calcext:value-type="float">
            <text:p>21,8830218079</text:p>
          </table:table-cell>
          <table:table-cell office:value-type="float" office:value="0.513724087258729" calcext:value-type="float">
            <text:p>0,5137240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75" calcext:value-type="float">
            <text:p>1,75</text:p>
          </table:table-cell>
          <table:table-cell office:value-type="float" office:value="-4.41306271031404" calcext:value-type="float">
            <text:p>-4,4130627103</text:p>
          </table:table-cell>
          <table:table-cell office:value-type="float" office:value="3.17296965722643" calcext:value-type="float">
            <text:p>3,1729696572</text:p>
          </table:table-cell>
          <table:table-cell office:value-type="float" office:value="3.65259908838812" calcext:value-type="float">
            <text:p>3,6525990884</text:p>
          </table:table-cell>
          <table:table-cell office:value-type="float" office:value="0.961028121250197" calcext:value-type="float">
            <text:p>0,9610281213</text:p>
          </table:table-cell>
          <table:table-cell office:value-type="float" office:value="2.62606210072571" calcext:value-type="float">
            <text:p>2,6260621007</text:p>
          </table:table-cell>
          <table:table-cell office:value-type="float" office:value="4.71140367663418" calcext:value-type="float">
            <text:p>4,7114036766</text:p>
          </table:table-cell>
          <table:table-cell office:value-type="float" office:value="1.82554975682515" calcext:value-type="float">
            <text:p>1,8255497568</text:p>
          </table:table-cell>
          <table:table-cell office:value-type="float" office:value="2.34615666972816" calcext:value-type="float">
            <text:p>2,3461566697</text:p>
          </table:table-cell>
          <table:table-cell office:value-type="float" office:value="-9.01809736385307" calcext:value-type="float">
            <text:p>-9,0180973639</text:p>
          </table:table-cell>
          <table:table-cell office:value-type="float" office:value="8.48242751287187" calcext:value-type="float">
            <text:p>8,4824275129</text:p>
          </table:table-cell>
          <table:table-cell office:value-type="float" office:value="4.11575147835335" calcext:value-type="float">
            <text:p>4,1157514784</text:p>
          </table:table-cell>
          <table:table-cell office:value-type="float" office:value="1.74642813882779" calcext:value-type="float">
            <text:p>1,75E+00</text:p>
          </table:table-cell>
          <table:table-cell office:value-type="float" office:value="0.342632816665403" calcext:value-type="float">
            <text:p>0,3426328167</text:p>
          </table:table-cell>
          <table:table-cell office:value-type="float" office:value="0.0336628909432026" calcext:value-type="float">
            <text:p>3,37E-02</text:p>
          </table:table-cell>
          <table:table-cell office:value-type="float" office:value="14.946880682925" calcext:value-type="float">
            <text:p>14,9468806829</text:p>
          </table:table-cell>
          <table:table-cell office:value-type="float" office:value="3.66863768917166" calcext:value-type="float">
            <text:p>3,6686376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 table:number-rows-repeated="3"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</table:table>
      <table:table table:name="Tabelle3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4" table:default-cell-style-name="ce3"/>
        <table:table-column table:style-name="co11" table:default-cell-style-name="ce3"/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4" office:value-type="string" calcext:value-type="string" table:number-columns-spanned="5" table:number-rows-spanned="2">
            <text:p>Model → Exp[-delta -gamma t] Sin[alpha+beta t] ( 1 + beta' / t^delta‘ ) , FOPT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4"/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gammaV</text:p>
          </table:table-cell>
          <table:table-cell table:style-name="ce2" office:value-type="string" calcext:value-type="string">
            <text:p>alphaV</text:p>
          </table:table-cell>
          <table:table-cell table:style-name="ce2" office:value-type="string" calcext:value-type="string">
            <text:p>betaV</text:p>
          </table:table-cell>
          <table:table-cell table:style-name="ce2" office:value-type="string" calcext:value-type="string">
            <text:p>betaV‘</text:p>
          </table:table-cell>
          <table:table-cell table:style-name="ce2" office:value-type="string" calcext:value-type="string">
            <text:p>deltaV‘</text:p>
          </table:table-cell>
          <table:table-cell table:style-name="ce2" office:value-type="string" calcext:value-type="string">
            <text:p>atau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P – Valu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[Tabelle1.A4]" office:value-type="float" office:value="29" calcext:value-type="float">
            <text:p>29</text:p>
          </table:table-cell>
          <table:table-cell table:formula="of:=[Tabelle1.B4]" office:value-type="float" office:value="43" calcext:value-type="float">
            <text:p>43</text:p>
          </table:table-cell>
          <table:table-cell table:formula="of:=[Tabelle1.C4]" office:value-type="float" office:value="1.175" calcext:value-type="float">
            <text:p>1,175</text:p>
          </table:table-cell>
          <table:table-cell table:formula="of:=CONCATENATE([Tabelle2.D4];&quot;(&quot;;[Tabelle2.E4];&quot;)&quot;)" office:value-type="string" office:string-value="3,53(0,37)" calcext:value-type="string">
            <text:p>3,53(0,37)</text:p>
          </table:table-cell>
          <table:table-cell table:formula="of:=CONCATENATE([Tabelle2.F4];&quot;(&quot;;[Tabelle2.G4];&quot;)&quot;)" office:value-type="string" office:string-value="0,58(0,22)" calcext:value-type="string">
            <text:p>0,58(0,22)</text:p>
          </table:table-cell>
          <table:table-cell table:formula="of:=CONCATENATE([Tabelle2.H4];&quot;(&quot;;[Tabelle2.I4];&quot;)&quot;)" office:value-type="string" office:string-value="-0,53(0,31)" calcext:value-type="string">
            <text:p>-0,53(0,31)</text:p>
          </table:table-cell>
          <table:table-cell table:formula="of:=CONCATENATE([Tabelle2.J4];&quot;(&quot;;[Tabelle2.K4];&quot;)&quot;)" office:value-type="string" office:string-value="3,36(0,18)" calcext:value-type="string">
            <text:p>3,36(0,18)</text:p>
          </table:table-cell>
          <table:table-cell table:formula="of:=CONCATENATE([Tabelle2.L4];&quot;(&quot;;[Tabelle2.M4];&quot;)&quot;)" office:value-type="string" office:string-value="32(28)" calcext:value-type="string">
            <text:p>32(28)</text:p>
          </table:table-cell>
          <table:table-cell table:formula="of:=CONCATENATE([Tabelle2.N4];&quot;(&quot;;[Tabelle2.O4];&quot;)&quot;)" office:value-type="string" office:string-value="15,3(3,2)" calcext:value-type="string">
            <text:p>15,3(3,2)</text:p>
          </table:table-cell>
          <table:table-cell table:formula="of:=CONCATENATE([Tabelle2.P4];&quot;(&quot;;[Tabelle2.Q4];&quot;)&quot;)" office:value-type="string" office:string-value="0,3104(0,0086)" calcext:value-type="string">
            <text:p>0,3104(0,0086)</text:p>
          </table:table-cell>
          <table:table-cell table:formula="of:=[Tabelle2.R4]" office:value-type="float" office:value="36.84" calcext:value-type="float">
            <text:p>36,84</text:p>
          </table:table-cell>
          <table:table-cell table:formula="of:=[Tabelle2.S4]" office:value-type="float" office:value="15.04" calcext:value-type="float">
            <text:p>15,04</text:p>
          </table:table-cell>
        </table:table-row>
        <table:table-row table:style-name="ro1">
          <table:table-cell table:formula="of:=[Tabelle1.A6]" office:value-type="float" office:value="27" calcext:value-type="float">
            <text:p>27</text:p>
          </table:table-cell>
          <table:table-cell table:formula="of:=[Tabelle1.B6]" office:value-type="float" office:value="45" calcext:value-type="float">
            <text:p>45</text:p>
          </table:table-cell>
          <table:table-cell table:formula="of:=[Tabelle1.C6]" office:value-type="float" office:value="1.225" calcext:value-type="float">
            <text:p>1,225</text:p>
          </table:table-cell>
          <table:table-cell table:formula="of:=CONCATENATE([Tabelle2.D6];&quot;(&quot;;[Tabelle2.E6];&quot;)&quot;)" office:value-type="string" office:string-value="3,58(0,42)" calcext:value-type="string">
            <text:p>3,58(0,42)</text:p>
          </table:table-cell>
          <table:table-cell table:formula="of:=CONCATENATE([Tabelle2.F6];&quot;(&quot;;[Tabelle2.G6];&quot;)&quot;)" office:value-type="string" office:string-value="0,57(0,24)" calcext:value-type="string">
            <text:p>0,57(0,24)</text:p>
          </table:table-cell>
          <table:table-cell table:formula="of:=CONCATENATE([Tabelle2.H6];&quot;(&quot;;[Tabelle2.I6];&quot;)&quot;)" office:value-type="string" office:string-value="-0,99(0,33)" calcext:value-type="string">
            <text:p>-0,99(0,33)</text:p>
          </table:table-cell>
          <table:table-cell table:formula="of:=CONCATENATE([Tabelle2.J6];&quot;(&quot;;[Tabelle2.K6];&quot;)&quot;)" office:value-type="string" office:string-value="3,59(0,19)" calcext:value-type="string">
            <text:p>3,59(0,19)</text:p>
          </table:table-cell>
          <table:table-cell table:formula="of:=CONCATENATE([Tabelle2.L6];&quot;(&quot;;[Tabelle2.M6];&quot;)&quot;)" office:value-type="string" office:string-value="69(72)" calcext:value-type="string">
            <text:p>69(72)</text:p>
          </table:table-cell>
          <table:table-cell table:formula="of:=CONCATENATE([Tabelle2.N6];&quot;(&quot;;[Tabelle2.O6];&quot;)&quot;)" office:value-type="string" office:string-value="15,9(3,4)" calcext:value-type="string">
            <text:p>15,9(3,4)</text:p>
          </table:table-cell>
          <table:table-cell table:formula="of:=CONCATENATE([Tabelle2.P6];&quot;(&quot;;[Tabelle2.Q6];&quot;)&quot;)" office:value-type="string" office:string-value="0,306(0,0083)" calcext:value-type="string">
            <text:p>0,306(0,0083)</text:p>
          </table:table-cell>
          <table:table-cell table:formula="of:=[Tabelle2.R6]" office:value-type="float" office:value="35.28" calcext:value-type="float">
            <text:p>35,28</text:p>
          </table:table-cell>
          <table:table-cell table:formula="of:=[Tabelle2.S6]" office:value-type="float" office:value="13.19" calcext:value-type="float">
            <text:p>13,19</text:p>
          </table:table-cell>
        </table:table-row>
        <table:table-row table:style-name="ro1">
          <table:table-cell table:formula="of:=[Tabelle1.A5]" office:value-type="float" office:value="28" calcext:value-type="float">
            <text:p>28</text:p>
          </table:table-cell>
          <table:table-cell table:formula="of:=[Tabelle1.B5]" office:value-type="float" office:value="44" calcext:value-type="float">
            <text:p>44</text:p>
          </table:table-cell>
          <table:table-cell table:formula="of:=[Tabelle1.C5]" office:value-type="float" office:value="1.2" calcext:value-type="float">
            <text:p>1,2</text:p>
          </table:table-cell>
          <table:table-cell table:formula="of:=CONCATENATE([Tabelle2.D5];&quot;(&quot;;[Tabelle2.E5];&quot;)&quot;)" office:value-type="string" office:string-value="3,53(0,39)" calcext:value-type="string">
            <text:p>3,53(0,39)</text:p>
          </table:table-cell>
          <table:table-cell table:formula="of:=CONCATENATE([Tabelle2.F5];&quot;(&quot;;[Tabelle2.G5];&quot;)&quot;)" office:value-type="string" office:string-value="0,59(0,22)" calcext:value-type="string">
            <text:p>0,59(0,22)</text:p>
          </table:table-cell>
          <table:table-cell table:formula="of:=CONCATENATE([Tabelle2.H5];&quot;(&quot;;[Tabelle2.I5];&quot;)&quot;)" office:value-type="string" office:string-value="-0,63(0,38)" calcext:value-type="string">
            <text:p>-0,63(0,38)</text:p>
          </table:table-cell>
          <table:table-cell table:formula="of:=CONCATENATE([Tabelle2.J5];&quot;(&quot;;[Tabelle2.K5];&quot;)&quot;)" office:value-type="string" office:string-value="3,41(0,21)" calcext:value-type="string">
            <text:p>3,41(0,21)</text:p>
          </table:table-cell>
          <table:table-cell table:formula="of:=CONCATENATE([Tabelle2.L5];&quot;(&quot;;[Tabelle2.M5];&quot;)&quot;)" office:value-type="string" office:string-value="36(35)" calcext:value-type="string">
            <text:p>36(35)</text:p>
          </table:table-cell>
          <table:table-cell table:formula="of:=CONCATENATE([Tabelle2.N5];&quot;(&quot;;[Tabelle2.O5];&quot;)&quot;)" office:value-type="string" office:string-value="15,4(3,2)" calcext:value-type="string">
            <text:p>15,4(3,2)</text:p>
          </table:table-cell>
          <table:table-cell table:formula="of:=CONCATENATE([Tabelle2.P5];&quot;(&quot;;[Tabelle2.Q5];&quot;)&quot;)" office:value-type="string" office:string-value="0,3094(0,0088)" calcext:value-type="string">
            <text:p>0,3094(0,0088)</text:p>
          </table:table-cell>
          <table:table-cell table:formula="of:=[Tabelle2.R5]" office:value-type="float" office:value="36.72" calcext:value-type="float">
            <text:p>36,72</text:p>
          </table:table-cell>
          <table:table-cell table:formula="of:=[Tabelle2.S5]" office:value-type="float" office:value="12.51" calcext:value-type="float">
            <text:p>12,51</text:p>
          </table:table-cell>
        </table:table-row>
        <table:table-row table:style-name="ro1">
          <table:table-cell table:formula="of:=[Tabelle1.A8]" office:value-type="float" office:value="25" calcext:value-type="float">
            <text:p>25</text:p>
          </table:table-cell>
          <table:table-cell table:formula="of:=[Tabelle1.B8]" office:value-type="float" office:value="47" calcext:value-type="float">
            <text:p>47</text:p>
          </table:table-cell>
          <table:table-cell table:formula="of:=[Tabelle1.C8]" office:value-type="float" office:value="1.275" calcext:value-type="float">
            <text:p>1,275</text:p>
          </table:table-cell>
          <table:table-cell table:formula="of:=CONCATENATE([Tabelle2.D8];&quot;(&quot;;[Tabelle2.E8];&quot;)&quot;)" office:value-type="string" office:string-value="3,61(0,45)" calcext:value-type="string">
            <text:p>3,61(0,45)</text:p>
          </table:table-cell>
          <table:table-cell table:formula="of:=CONCATENATE([Tabelle2.F8];&quot;(&quot;;[Tabelle2.G8];&quot;)&quot;)" office:value-type="string" office:string-value="0,56(0,25)" calcext:value-type="string">
            <text:p>0,56(0,25)</text:p>
          </table:table-cell>
          <table:table-cell table:formula="of:=CONCATENATE([Tabelle2.H8];&quot;(&quot;;[Tabelle2.I8];&quot;)&quot;)" office:value-type="string" office:string-value="4,92(0,47)" calcext:value-type="string">
            <text:p>4,92(0,47)</text:p>
          </table:table-cell>
          <table:table-cell table:formula="of:=CONCATENATE([Tabelle2.J8];&quot;(&quot;;[Tabelle2.K8];&quot;)&quot;)" office:value-type="string" office:string-value="3,78(0,25)" calcext:value-type="string">
            <text:p>3,78(0,25)</text:p>
          </table:table-cell>
          <table:table-cell table:formula="of:=CONCATENATE([Tabelle2.L8];&quot;(&quot;;[Tabelle2.M8];&quot;)&quot;)" office:value-type="string" office:string-value="120,6(160)" calcext:value-type="string">
            <text:p>120,6(160)</text:p>
          </table:table-cell>
          <table:table-cell table:formula="of:=CONCATENATE([Tabelle2.N8];&quot;(&quot;;[Tabelle2.O8];&quot;)&quot;)" office:value-type="string" office:string-value="16,2(3,7)" calcext:value-type="string">
            <text:p>16,2(3,7)</text:p>
          </table:table-cell>
          <table:table-cell table:formula="of:=CONCATENATE([Tabelle2.P8];&quot;(&quot;;[Tabelle2.Q8];&quot;)&quot;)" office:value-type="string" office:string-value="0,3026(0,0085)" calcext:value-type="string">
            <text:p>0,3026(0,0085)</text:p>
          </table:table-cell>
          <table:table-cell table:formula="of:=[Tabelle2.R8]" office:value-type="float" office:value="34.72" calcext:value-type="float">
            <text:p>34,72</text:p>
          </table:table-cell>
          <table:table-cell table:formula="of:=[Tabelle2.S8]" office:value-type="float" office:value="9.35" calcext:value-type="float">
            <text:p>9,35</text:p>
          </table:table-cell>
        </table:table-row>
        <table:table-row table:style-name="ro1">
          <table:table-cell table:formula="of:=[Tabelle1.A13]" office:value-type="float" office:value="20" calcext:value-type="float">
            <text:p>20</text:p>
          </table:table-cell>
          <table:table-cell table:formula="of:=[Tabelle1.B13]" office:value-type="float" office:value="52" calcext:value-type="float">
            <text:p>52</text:p>
          </table:table-cell>
          <table:table-cell table:formula="of:=[Tabelle1.C13]" office:value-type="float" office:value="1.4" calcext:value-type="float">
            <text:p>1,4</text:p>
          </table:table-cell>
          <table:table-cell table:formula="of:=CONCATENATE([Tabelle2.D13];&quot;(&quot;;[Tabelle2.E13];&quot;)&quot;)" office:value-type="string" office:string-value="3,53(0,5)" calcext:value-type="string">
            <text:p>3,53(0,5)</text:p>
          </table:table-cell>
          <table:table-cell table:formula="of:=CONCATENATE([Tabelle2.F13];&quot;(&quot;;[Tabelle2.G13];&quot;)&quot;)" office:value-type="string" office:string-value="0,62(0,28)" calcext:value-type="string">
            <text:p>0,62(0,28)</text:p>
          </table:table-cell>
          <table:table-cell table:formula="of:=CONCATENATE([Tabelle2.H13];&quot;(&quot;;[Tabelle2.I13];&quot;)&quot;)" office:value-type="string" office:string-value="-2,3(1,1)" calcext:value-type="string">
            <text:p>-2,3(1,1)</text:p>
          </table:table-cell>
          <table:table-cell table:formula="of:=CONCATENATE([Tabelle2.J13];&quot;(&quot;;[Tabelle2.K13];&quot;)&quot;)" office:value-type="string" office:string-value="4,27(0,53)" calcext:value-type="string">
            <text:p>4,27(0,53)</text:p>
          </table:table-cell>
          <table:table-cell table:formula="of:=CONCATENATE([Tabelle2.L13];&quot;(&quot;;[Tabelle2.M13];&quot;)&quot;)" office:value-type="string" office:string-value="3380,92(7000)" calcext:value-type="string">
            <text:p>3380,92(7000)</text:p>
          </table:table-cell>
          <table:table-cell table:formula="of:=CONCATENATE([Tabelle2.N13];&quot;(&quot;;[Tabelle2.O13];&quot;)&quot;)" office:value-type="string" office:string-value="23(5,2)" calcext:value-type="string">
            <text:p>23(5,2)</text:p>
          </table:table-cell>
          <table:table-cell table:formula="of:=CONCATENATE([Tabelle2.P13];&quot;(&quot;;[Tabelle2.Q13];&quot;)&quot;)" office:value-type="string" office:string-value="0,295(0,011)" calcext:value-type="string">
            <text:p>0,295(0,011)</text:p>
          </table:table-cell>
          <table:table-cell table:formula="of:=[Tabelle2.R13]" office:value-type="float" office:value="28.79" calcext:value-type="float">
            <text:p>28,79</text:p>
          </table:table-cell>
          <table:table-cell table:formula="of:=[Tabelle2.S13]" office:value-type="float" office:value="9.19" calcext:value-type="float">
            <text:p>9,19</text:p>
          </table:table-cell>
        </table:table-row>
        <table:table-row table:style-name="ro1">
          <table:table-cell table:formula="of:=[Tabelle1.A9]" office:value-type="float" office:value="24" calcext:value-type="float">
            <text:p>24</text:p>
          </table:table-cell>
          <table:table-cell table:formula="of:=[Tabelle1.B9]" office:value-type="float" office:value="48" calcext:value-type="float">
            <text:p>48</text:p>
          </table:table-cell>
          <table:table-cell table:formula="of:=[Tabelle1.C9]" office:value-type="float" office:value="1.3" calcext:value-type="float">
            <text:p>1,3</text:p>
          </table:table-cell>
          <table:table-cell table:formula="of:=CONCATENATE([Tabelle2.D9];&quot;(&quot;;[Tabelle2.E9];&quot;)&quot;)" office:value-type="string" office:string-value="3,66(0,2)" calcext:value-type="string">
            <text:p>3,66(0,2)</text:p>
          </table:table-cell>
          <table:table-cell table:formula="of:=CONCATENATE([Tabelle2.F9];&quot;(&quot;;[Tabelle2.G9];&quot;)&quot;)" office:value-type="string" office:string-value="0,54(0,11)" calcext:value-type="string">
            <text:p>0,54(0,11)</text:p>
          </table:table-cell>
          <table:table-cell table:formula="of:=CONCATENATE([Tabelle2.H9];&quot;(&quot;;[Tabelle2.I9];&quot;)&quot;)" office:value-type="string" office:string-value="36,09(0,14)" calcext:value-type="string">
            <text:p>36,09(0,14)</text:p>
          </table:table-cell>
          <table:table-cell table:formula="of:=CONCATENATE([Tabelle2.J9];&quot;(&quot;;[Tabelle2.K9];&quot;)&quot;)" office:value-type="string" office:string-value="3,905(0,086)" calcext:value-type="string">
            <text:p>3,905(0,086)</text:p>
          </table:table-cell>
          <table:table-cell table:formula="of:=CONCATENATE([Tabelle2.L9];&quot;(&quot;;[Tabelle2.M9];&quot;)&quot;)" office:value-type="string" office:string-value="186,2(120)" calcext:value-type="string">
            <text:p>186,2(120)</text:p>
          </table:table-cell>
          <table:table-cell table:formula="of:=CONCATENATE([Tabelle2.N9];&quot;(&quot;;[Tabelle2.O9];&quot;)&quot;)" office:value-type="string" office:string-value="16,6(2,1)" calcext:value-type="string">
            <text:p>16,6(2,1)</text:p>
          </table:table-cell>
          <table:table-cell table:formula="of:=CONCATENATE([Tabelle2.P9];&quot;(&quot;;[Tabelle2.Q9];&quot;)&quot;)" office:value-type="string" office:string-value="0,3005(0,0069)" calcext:value-type="string">
            <text:p>0,3005(0,0069)</text:p>
          </table:table-cell>
          <table:table-cell table:formula="of:=[Tabelle2.R9]" office:value-type="float" office:value="34.32" calcext:value-type="float">
            <text:p>34,32</text:p>
          </table:table-cell>
          <table:table-cell table:formula="of:=[Tabelle2.S9]" office:value-type="float" office:value="7.91" calcext:value-type="float">
            <text:p>7,91</text:p>
          </table:table-cell>
        </table:table-row>
        <table:table-row table:style-name="ro1">
          <table:table-cell table:formula="of:=[Tabelle1.A14]" office:value-type="float" office:value="19" calcext:value-type="float">
            <text:p>19</text:p>
          </table:table-cell>
          <table:table-cell table:formula="of:=[Tabelle1.B14]" office:value-type="float" office:value="53" calcext:value-type="float">
            <text:p>53</text:p>
          </table:table-cell>
          <table:table-cell table:formula="of:=[Tabelle1.C14]" office:value-type="float" office:value="1.425" calcext:value-type="float">
            <text:p>1,425</text:p>
          </table:table-cell>
          <table:table-cell table:formula="of:=CONCATENATE([Tabelle2.D14];&quot;(&quot;;[Tabelle2.E14];&quot;)&quot;)" office:value-type="string" office:string-value="3,49(0,5)" calcext:value-type="string">
            <text:p>3,49(0,5)</text:p>
          </table:table-cell>
          <table:table-cell table:formula="of:=CONCATENATE([Tabelle2.F14];&quot;(&quot;;[Tabelle2.G14];&quot;)&quot;)" office:value-type="string" office:string-value="0,64(0,28)" calcext:value-type="string">
            <text:p>0,64(0,28)</text:p>
          </table:table-cell>
          <table:table-cell table:formula="of:=CONCATENATE([Tabelle2.H14];&quot;(&quot;;[Tabelle2.I14];&quot;)&quot;)" office:value-type="string" office:string-value="10,3(1,1)" calcext:value-type="string">
            <text:p>10,3(1,1)</text:p>
          </table:table-cell>
          <table:table-cell table:formula="of:=CONCATENATE([Tabelle2.J14];&quot;(&quot;;[Tabelle2.K14];&quot;)&quot;)" office:value-type="string" office:string-value="4,21(0,56)" calcext:value-type="string">
            <text:p>4,21(0,56)</text:p>
          </table:table-cell>
          <table:table-cell table:formula="of:=CONCATENATE([Tabelle2.L14];&quot;(&quot;;[Tabelle2.M14];&quot;)&quot;)" office:value-type="string" office:string-value="5409,326(17000)" calcext:value-type="string">
            <text:p>5409,326(17000)</text:p>
          </table:table-cell>
          <table:table-cell table:formula="of:=CONCATENATE([Tabelle2.N14];&quot;(&quot;;[Tabelle2.O14];&quot;)&quot;)" office:value-type="string" office:string-value="24,6(9,7)" calcext:value-type="string">
            <text:p>24,6(9,7)</text:p>
          </table:table-cell>
          <table:table-cell table:formula="of:=CONCATENATE([Tabelle2.P14];&quot;(&quot;;[Tabelle2.Q14];&quot;)&quot;)" office:value-type="string" office:string-value="0,296(0,012)" calcext:value-type="string">
            <text:p>0,296(0,012)</text:p>
          </table:table-cell>
          <table:table-cell table:formula="of:=[Tabelle2.R14]" office:value-type="float" office:value="28.77" calcext:value-type="float">
            <text:p>28,77</text:p>
          </table:table-cell>
          <table:table-cell table:formula="of:=[Tabelle2.S14]" office:value-type="float" office:value="6.97" calcext:value-type="float">
            <text:p>6,97</text:p>
          </table:table-cell>
        </table:table-row>
        <table:table-row table:style-name="ro1">
          <table:table-cell table:formula="of:=[Tabelle1.A10]" office:value-type="float" office:value="23" calcext:value-type="float">
            <text:p>23</text:p>
          </table:table-cell>
          <table:table-cell table:formula="of:=[Tabelle1.B10]" office:value-type="float" office:value="49" calcext:value-type="float">
            <text:p>49</text:p>
          </table:table-cell>
          <table:table-cell table:formula="of:=[Tabelle1.C10]" office:value-type="float" office:value="1.325" calcext:value-type="float">
            <text:p>1,325</text:p>
          </table:table-cell>
          <table:table-cell table:formula="of:=CONCATENATE([Tabelle2.D10];&quot;(&quot;;[Tabelle2.E10];&quot;)&quot;)" office:value-type="string" office:string-value="3,68(0,48)" calcext:value-type="string">
            <text:p>3,68(0,48)</text:p>
          </table:table-cell>
          <table:table-cell table:formula="of:=CONCATENATE([Tabelle2.F10];&quot;(&quot;;[Tabelle2.G10];&quot;)&quot;)" office:value-type="string" office:string-value="0,54(0,27)" calcext:value-type="string">
            <text:p>0,54(0,27)</text:p>
          </table:table-cell>
          <table:table-cell table:formula="of:=CONCATENATE([Tabelle2.H10];&quot;(&quot;;[Tabelle2.I10];&quot;)&quot;)" office:value-type="string" office:string-value="-1,75(0,59)" calcext:value-type="string">
            <text:p>-1,75(0,59)</text:p>
          </table:table-cell>
          <table:table-cell table:formula="of:=CONCATENATE([Tabelle2.J10];&quot;(&quot;;[Tabelle2.K10];&quot;)&quot;)" office:value-type="string" office:string-value="3,97(0,31)" calcext:value-type="string">
            <text:p>3,97(0,31)</text:p>
          </table:table-cell>
          <table:table-cell table:formula="of:=CONCATENATE([Tabelle2.L10];&quot;(&quot;;[Tabelle2.M10];&quot;)&quot;)" office:value-type="string" office:string-value="231,3(380)" calcext:value-type="string">
            <text:p>231,3(380)</text:p>
          </table:table-cell>
          <table:table-cell table:formula="of:=CONCATENATE([Tabelle2.N10];&quot;(&quot;;[Tabelle2.O10];&quot;)&quot;)" office:value-type="string" office:string-value="16,8(4,1)" calcext:value-type="string">
            <text:p>16,8(4,1)</text:p>
          </table:table-cell>
          <table:table-cell table:formula="of:=CONCATENATE([Tabelle2.P10];&quot;(&quot;;[Tabelle2.Q10];&quot;)&quot;)" office:value-type="string" office:string-value="0,2993(0,0088)" calcext:value-type="string">
            <text:p>0,2993(0,0088)</text:p>
          </table:table-cell>
          <table:table-cell table:formula="of:=[Tabelle2.R10]" office:value-type="float" office:value="34.24" calcext:value-type="float">
            <text:p>34,24</text:p>
          </table:table-cell>
          <table:table-cell table:formula="of:=[Tabelle2.S10]" office:value-type="float" office:value="6.18" calcext:value-type="float">
            <text:p>6,18</text:p>
          </table:table-cell>
        </table:table-row>
        <table:table-row table:style-name="ro1">
          <table:table-cell table:formula="of:=[Tabelle1.A19]" office:value-type="float" office:value="14" calcext:value-type="float">
            <text:p>14</text:p>
          </table:table-cell>
          <table:table-cell table:formula="of:=[Tabelle1.B19]" office:value-type="float" office:value="58" calcext:value-type="float">
            <text:p>58</text:p>
          </table:table-cell>
          <table:table-cell table:formula="of:=[Tabelle1.C19]" office:value-type="float" office:value="1.55" calcext:value-type="float">
            <text:p>1,55</text:p>
          </table:table-cell>
          <table:table-cell table:formula="of:=CONCATENATE([Tabelle2.D19];&quot;(&quot;;[Tabelle2.E19];&quot;)&quot;)" office:value-type="string" office:string-value="-2,47(0,55)" calcext:value-type="string">
            <text:p>-2,47(0,55)</text:p>
          </table:table-cell>
          <table:table-cell table:formula="of:=CONCATENATE([Tabelle2.F19];&quot;(&quot;;[Tabelle2.G19];&quot;)&quot;)" office:value-type="string" office:string-value="1,99(0,23)" calcext:value-type="string">
            <text:p>1,99(0,23)</text:p>
          </table:table-cell>
          <table:table-cell table:formula="of:=CONCATENATE([Tabelle2.H19];&quot;(&quot;;[Tabelle2.I19];&quot;)&quot;)" office:value-type="string" office:string-value="-0,97(0,48)" calcext:value-type="string">
            <text:p>-0,97(0,48)</text:p>
          </table:table-cell>
          <table:table-cell table:formula="of:=CONCATENATE([Tabelle2.J19];&quot;(&quot;;[Tabelle2.K19];&quot;)&quot;)" office:value-type="string" office:string-value="3,61(0,24)" calcext:value-type="string">
            <text:p>3,61(0,24)</text:p>
          </table:table-cell>
          <table:table-cell table:formula="of:=CONCATENATE([Tabelle2.L19];&quot;(&quot;;[Tabelle2.M19];&quot;)&quot;)" office:value-type="string" office:string-value="-1,036(0,011)" calcext:value-type="string">
            <text:p>-1,036(0,011)</text:p>
          </table:table-cell>
          <table:table-cell table:formula="of:=CONCATENATE([Tabelle2.N19];&quot;(&quot;;[Tabelle2.O19];&quot;)&quot;)" office:value-type="string" office:string-value="0,122(0,031)" calcext:value-type="string">
            <text:p>0,122(0,031)</text:p>
          </table:table-cell>
          <table:table-cell table:formula="of:=CONCATENATE([Tabelle2.P19];&quot;(&quot;;[Tabelle2.Q19];&quot;)&quot;)" office:value-type="string" office:string-value="0,314(0,012)" calcext:value-type="string">
            <text:p>0,314(0,012)</text:p>
          </table:table-cell>
          <table:table-cell table:formula="of:=[Tabelle2.R19]" office:value-type="float" office:value="23.31" calcext:value-type="float">
            <text:p>23,31</text:p>
          </table:table-cell>
          <table:table-cell table:formula="of:=[Tabelle2.S19]" office:value-type="float" office:value="5.53" calcext:value-type="float">
            <text:p>5,53</text:p>
          </table:table-cell>
        </table:table-row>
        <table:table-row table:style-name="ro1">
          <table:table-cell table:formula="of:=[Tabelle1.A20]" office:value-type="float" office:value="13" calcext:value-type="float">
            <text:p>13</text:p>
          </table:table-cell>
          <table:table-cell table:formula="of:=[Tabelle1.B20]" office:value-type="float" office:value="59" calcext:value-type="float">
            <text:p>59</text:p>
          </table:table-cell>
          <table:table-cell table:formula="of:=[Tabelle1.C20]" office:value-type="float" office:value="1.575" calcext:value-type="float">
            <text:p>1,575</text:p>
          </table:table-cell>
          <table:table-cell table:formula="of:=CONCATENATE([Tabelle2.D20];&quot;(&quot;;[Tabelle2.E20];&quot;)&quot;)" office:value-type="string" office:string-value="-2,25(0,58)" calcext:value-type="string">
            <text:p>-2,25(0,58)</text:p>
          </table:table-cell>
          <table:table-cell table:formula="of:=CONCATENATE([Tabelle2.F20];&quot;(&quot;;[Tabelle2.G20];&quot;)&quot;)" office:value-type="string" office:string-value="1,77(0,23)" calcext:value-type="string">
            <text:p>1,77(0,23)</text:p>
          </table:table-cell>
          <table:table-cell table:formula="of:=CONCATENATE([Tabelle2.H20];&quot;(&quot;;[Tabelle2.I20];&quot;)&quot;)" office:value-type="string" office:string-value="-1,17(0,52)" calcext:value-type="string">
            <text:p>-1,17(0,52)</text:p>
          </table:table-cell>
          <table:table-cell table:formula="of:=CONCATENATE([Tabelle2.J20];&quot;(&quot;;[Tabelle2.K20];&quot;)&quot;)" office:value-type="string" office:string-value="3,7(0,26)" calcext:value-type="string">
            <text:p>3,7(0,26)</text:p>
          </table:table-cell>
          <table:table-cell table:formula="of:=CONCATENATE([Tabelle2.L20];&quot;(&quot;;[Tabelle2.M20];&quot;)&quot;)" office:value-type="string" office:string-value="-1,0178(0,0095)" calcext:value-type="string">
            <text:p>-1,0178(0,0095)</text:p>
          </table:table-cell>
          <table:table-cell table:formula="of:=CONCATENATE([Tabelle2.N20];&quot;(&quot;;[Tabelle2.O20];&quot;)&quot;)" office:value-type="string" office:string-value="0,079(0,028)" calcext:value-type="string">
            <text:p>0,079(0,028)</text:p>
          </table:table-cell>
          <table:table-cell table:formula="of:=CONCATENATE([Tabelle2.P20];&quot;(&quot;;[Tabelle2.Q20];&quot;)&quot;)" office:value-type="string" office:string-value="0,311(0,011)" calcext:value-type="string">
            <text:p>0,311(0,011)</text:p>
          </table:table-cell>
          <table:table-cell table:formula="of:=[Tabelle2.R20]" office:value-type="float" office:value="22.67" calcext:value-type="float">
            <text:p>22,67</text:p>
          </table:table-cell>
          <table:table-cell table:formula="of:=[Tabelle2.S20]" office:value-type="float" office:value="4.58" calcext:value-type="float">
            <text:p>4,58</text:p>
          </table:table-cell>
        </table:table-row>
        <table:table-row table:style-name="ro1">
          <table:table-cell table:formula="of:=[Tabelle1.A15]" office:value-type="float" office:value="18" calcext:value-type="float">
            <text:p>18</text:p>
          </table:table-cell>
          <table:table-cell table:formula="of:=[Tabelle1.B15]" office:value-type="float" office:value="54" calcext:value-type="float">
            <text:p>54</text:p>
          </table:table-cell>
          <table:table-cell table:formula="of:=[Tabelle1.C15]" office:value-type="float" office:value="1.45" calcext:value-type="float">
            <text:p>1,45</text:p>
          </table:table-cell>
          <table:table-cell table:formula="of:=CONCATENATE([Tabelle2.D15];&quot;(&quot;;[Tabelle2.E15];&quot;)&quot;)" office:value-type="string" office:string-value="4,76510411(0,00000077)" calcext:value-type="string">
            <text:p>4,76510411(0,00000077)</text:p>
          </table:table-cell>
          <table:table-cell table:formula="of:=CONCATENATE([Tabelle2.F15];&quot;(&quot;;[Tabelle2.G15];&quot;)&quot;)" office:value-type="string" office:string-value="0,464419(0,000017)" calcext:value-type="string">
            <text:p>0,464419(0,000017)</text:p>
          </table:table-cell>
          <table:table-cell table:formula="of:=CONCATENATE([Tabelle2.H15];&quot;(&quot;;[Tabelle2.I15];&quot;)&quot;)" office:value-type="string" office:string-value="-1,0947768(0,0000035)" calcext:value-type="string">
            <text:p>-1,0947768(0,0000035)</text:p>
          </table:table-cell>
          <table:table-cell table:formula="of:=CONCATENATE([Tabelle2.J15];&quot;(&quot;;[Tabelle2.K15];&quot;)&quot;)" office:value-type="string" office:string-value="3,6600057(0,0000015)" calcext:value-type="string">
            <text:p>3,6600057(0,0000015)</text:p>
          </table:table-cell>
          <table:table-cell table:formula="of:=CONCATENATE([Tabelle2.L15];&quot;(&quot;;[Tabelle2.M15];&quot;)&quot;)" office:value-type="string" office:string-value="2,6648172(0,00000076)" calcext:value-type="string">
            <text:p>2,6648172(0,00000076)</text:p>
          </table:table-cell>
          <table:table-cell table:formula="of:=CONCATENATE([Tabelle2.N15];&quot;(&quot;;[Tabelle2.O15];&quot;)&quot;)" office:value-type="string" office:string-value="0,7(2,1)" calcext:value-type="string">
            <text:p>0,7(2,1)</text:p>
          </table:table-cell>
          <table:table-cell table:formula="of:=CONCATENATE([Tabelle2.P15];&quot;(&quot;;[Tabelle2.Q15];&quot;)&quot;)" office:value-type="string" office:string-value="0,30471392(0,00000077)" calcext:value-type="string">
            <text:p>0,30471392(0,00000077)</text:p>
          </table:table-cell>
          <table:table-cell table:formula="of:=[Tabelle2.R15]" office:value-type="float" office:value="29.95" calcext:value-type="float">
            <text:p>29,95</text:p>
          </table:table-cell>
          <table:table-cell table:formula="of:=[Tabelle2.S15]" office:value-type="float" office:value="3.8" calcext:value-type="float">
            <text:p>3,8</text:p>
          </table:table-cell>
        </table:table-row>
        <table:table-row table:style-name="ro1">
          <table:table-cell table:formula="of:=[Tabelle1.A26]" office:value-type="float" office:value="7" calcext:value-type="float">
            <text:p>7</text:p>
          </table:table-cell>
          <table:table-cell table:formula="of:=[Tabelle1.B26]" office:value-type="float" office:value="65" calcext:value-type="float">
            <text:p>65</text:p>
          </table:table-cell>
          <table:table-cell table:formula="of:=[Tabelle1.C26]" office:value-type="float" office:value="1.75" calcext:value-type="float">
            <text:p>1,75</text:p>
          </table:table-cell>
          <table:table-cell table:formula="of:=CONCATENATE([Tabelle2.D26];&quot;(&quot;;[Tabelle2.E26];&quot;)&quot;)" office:value-type="string" office:string-value="-4,4(3,2)" calcext:value-type="string">
            <text:p>-4,4(3,2)</text:p>
          </table:table-cell>
          <table:table-cell table:formula="of:=CONCATENATE([Tabelle2.F26];&quot;(&quot;;[Tabelle2.G26];&quot;)&quot;)" office:value-type="string" office:string-value="3,65(0,96)" calcext:value-type="string">
            <text:p>3,65(0,96)</text:p>
          </table:table-cell>
          <table:table-cell table:formula="of:=CONCATENATE([Tabelle2.H26];&quot;(&quot;;[Tabelle2.I26];&quot;)&quot;)" office:value-type="string" office:string-value="2,6(4,7)" calcext:value-type="string">
            <text:p>2,6(4,7)</text:p>
          </table:table-cell>
          <table:table-cell table:formula="of:=CONCATENATE([Tabelle2.J26];&quot;(&quot;;[Tabelle2.K26];&quot;)&quot;)" office:value-type="string" office:string-value="1,8(2,3)" calcext:value-type="string">
            <text:p>1,8(2,3)</text:p>
          </table:table-cell>
          <table:table-cell table:formula="of:=CONCATENATE([Tabelle2.L26];&quot;(&quot;;[Tabelle2.M26];&quot;)&quot;)" office:value-type="string" office:string-value="-9(8,5)" calcext:value-type="string">
            <text:p>-9(8,5)</text:p>
          </table:table-cell>
          <table:table-cell table:formula="of:=CONCATENATE([Tabelle2.N26];&quot;(&quot;;[Tabelle2.O26];&quot;)&quot;)" office:value-type="string" office:string-value="4,1(1,7)" calcext:value-type="string">
            <text:p>4,1(1,7)</text:p>
          </table:table-cell>
          <table:table-cell table:formula="of:=CONCATENATE([Tabelle2.P26];&quot;(&quot;;[Tabelle2.Q26];&quot;)&quot;)" office:value-type="string" office:string-value="0,343(0,034)" calcext:value-type="string">
            <text:p>0,343(0,034)</text:p>
          </table:table-cell>
          <table:table-cell table:formula="of:=[Tabelle2.R26]" office:value-type="float" office:value="14.95" calcext:value-type="float">
            <text:p>14,95</text:p>
          </table:table-cell>
          <table:table-cell table:formula="of:=[Tabelle2.S26]" office:value-type="float" office:value="3.67" calcext:value-type="float">
            <text:p>3,67</text:p>
          </table:table-cell>
        </table:table-row>
        <table:table-row table:style-name="ro1">
          <table:table-cell table:formula="of:=[Tabelle1.A21]" office:value-type="float" office:value="12" calcext:value-type="float">
            <text:p>12</text:p>
          </table:table-cell>
          <table:table-cell table:formula="of:=[Tabelle1.B21]" office:value-type="float" office:value="60" calcext:value-type="float">
            <text:p>60</text:p>
          </table:table-cell>
          <table:table-cell table:formula="of:=[Tabelle1.C21]" office:value-type="float" office:value="1.6" calcext:value-type="float">
            <text:p>1,6</text:p>
          </table:table-cell>
          <table:table-cell table:formula="of:=CONCATENATE([Tabelle2.D21];&quot;(&quot;;[Tabelle2.E21];&quot;)&quot;)" office:value-type="string" office:string-value="-2,03(0,61)" calcext:value-type="string">
            <text:p>-2,03(0,61)</text:p>
          </table:table-cell>
          <table:table-cell table:formula="of:=CONCATENATE([Tabelle2.F21];&quot;(&quot;;[Tabelle2.G21];&quot;)&quot;)" office:value-type="string" office:string-value="1,87(0,24)" calcext:value-type="string">
            <text:p>1,87(0,24)</text:p>
          </table:table-cell>
          <table:table-cell table:formula="of:=CONCATENATE([Tabelle2.H21];&quot;(&quot;;[Tabelle2.I21];&quot;)&quot;)" office:value-type="string" office:string-value="-1,09(0,51)" calcext:value-type="string">
            <text:p>-1,09(0,51)</text:p>
          </table:table-cell>
          <table:table-cell table:formula="of:=CONCATENATE([Tabelle2.J21];&quot;(&quot;;[Tabelle2.K21];&quot;)&quot;)" office:value-type="string" office:string-value="3,67(0,26)" calcext:value-type="string">
            <text:p>3,67(0,26)</text:p>
          </table:table-cell>
          <table:table-cell table:formula="of:=CONCATENATE([Tabelle2.L21];&quot;(&quot;;[Tabelle2.M21];&quot;)&quot;)" office:value-type="string" office:string-value="-1,036(0,016)" calcext:value-type="string">
            <text:p>-1,036(0,016)</text:p>
          </table:table-cell>
          <table:table-cell table:formula="of:=CONCATENATE([Tabelle2.N21];&quot;(&quot;;[Tabelle2.O21];&quot;)&quot;)" office:value-type="string" office:string-value="0,136(0,045)" calcext:value-type="string">
            <text:p>0,136(0,045)</text:p>
          </table:table-cell>
          <table:table-cell table:formula="of:=CONCATENATE([Tabelle2.P21];&quot;(&quot;;[Tabelle2.Q21];&quot;)&quot;)" office:value-type="string" office:string-value="0,312(0,012)" calcext:value-type="string">
            <text:p>0,312(0,012)</text:p>
          </table:table-cell>
          <table:table-cell table:formula="of:=[Tabelle2.R21]" office:value-type="float" office:value="22.57" calcext:value-type="float">
            <text:p>22,57</text:p>
          </table:table-cell>
          <table:table-cell table:formula="of:=[Tabelle2.S21]" office:value-type="float" office:value="3.16" calcext:value-type="float">
            <text:p>3,16</text:p>
          </table:table-cell>
        </table:table-row>
        <table:table-row table:style-name="ro1">
          <table:table-cell table:formula="of:=[Tabelle1.A16]" office:value-type="float" office:value="17" calcext:value-type="float">
            <text:p>17</text:p>
          </table:table-cell>
          <table:table-cell table:formula="of:=[Tabelle1.B16]" office:value-type="float" office:value="55" calcext:value-type="float">
            <text:p>55</text:p>
          </table:table-cell>
          <table:table-cell table:formula="of:=[Tabelle1.C16]" office:value-type="float" office:value="1.475" calcext:value-type="float">
            <text:p>1,475</text:p>
          </table:table-cell>
          <table:table-cell table:formula="of:=CONCATENATE([Tabelle2.D16];&quot;(&quot;;[Tabelle2.E16];&quot;)&quot;)" office:value-type="string" office:string-value="4,78535(0,00021)" calcext:value-type="string">
            <text:p>4,78535(0,00021)</text:p>
          </table:table-cell>
          <table:table-cell table:formula="of:=CONCATENATE([Tabelle2.F16];&quot;(&quot;;[Tabelle2.G16];&quot;)&quot;)" office:value-type="string" office:string-value="0,44758(0,00022)" calcext:value-type="string">
            <text:p>0,44758(0,00022)</text:p>
          </table:table-cell>
          <table:table-cell table:formula="of:=CONCATENATE([Tabelle2.H16];&quot;(&quot;;[Tabelle2.I16];&quot;)&quot;)" office:value-type="string" office:string-value="-1,27817(0,00065)" calcext:value-type="string">
            <text:p>-1,27817(0,00065)</text:p>
          </table:table-cell>
          <table:table-cell table:formula="of:=CONCATENATE([Tabelle2.J16];&quot;(&quot;;[Tabelle2.K16];&quot;)&quot;)" office:value-type="string" office:string-value="3,7506(0,0071)" calcext:value-type="string">
            <text:p>3,7506(0,0071)</text:p>
          </table:table-cell>
          <table:table-cell table:formula="of:=CONCATENATE([Tabelle2.L16];&quot;(&quot;;[Tabelle2.M16];&quot;)&quot;)" office:value-type="string" office:string-value="2,74861(0,00089)" calcext:value-type="string">
            <text:p>2,74861(0,00089)</text:p>
          </table:table-cell>
          <table:table-cell table:formula="of:=CONCATENATE([Tabelle2.N16];&quot;(&quot;;[Tabelle2.O16];&quot;)&quot;)" office:value-type="string" office:string-value="0,8084(0,0016)" calcext:value-type="string">
            <text:p>0,8084(0,0016)</text:p>
          </table:table-cell>
          <table:table-cell table:formula="of:=CONCATENATE([Tabelle2.P16];&quot;(&quot;;[Tabelle2.Q16];&quot;)&quot;)" office:value-type="string" office:string-value="0,3028(0,0044)" calcext:value-type="string">
            <text:p>0,3028(0,0044)</text:p>
          </table:table-cell>
          <table:table-cell table:formula="of:=[Tabelle2.R16]" office:value-type="float" office:value="29.62" calcext:value-type="float">
            <text:p>29,62</text:p>
          </table:table-cell>
          <table:table-cell table:formula="of:=[Tabelle2.S16]" office:value-type="float" office:value="2.92" calcext:value-type="float">
            <text:p>2,92</text:p>
          </table:table-cell>
        </table:table-row>
        <table:table-row table:style-name="ro1">
          <table:table-cell table:formula="of:=[Tabelle1.A11]" office:value-type="float" office:value="22" calcext:value-type="float">
            <text:p>22</text:p>
          </table:table-cell>
          <table:table-cell table:formula="of:=[Tabelle1.B11]" office:value-type="float" office:value="50" calcext:value-type="float">
            <text:p>50</text:p>
          </table:table-cell>
          <table:table-cell table:formula="of:=[Tabelle1.C11]" office:value-type="float" office:value="1.35" calcext:value-type="float">
            <text:p>1,35</text:p>
          </table:table-cell>
          <table:table-cell table:formula="of:=CONCATENATE([Tabelle2.D11];&quot;(&quot;;[Tabelle2.E11];&quot;)&quot;)" office:value-type="string" office:string-value="4,53(0,17)" calcext:value-type="string">
            <text:p>4,53(0,17)</text:p>
          </table:table-cell>
          <table:table-cell table:formula="of:=CONCATENATE([Tabelle2.F11];&quot;(&quot;;[Tabelle2.G11];&quot;)&quot;)" office:value-type="string" office:string-value="0,64(0,12)" calcext:value-type="string">
            <text:p>0,64(0,12)</text:p>
          </table:table-cell>
          <table:table-cell table:formula="of:=CONCATENATE([Tabelle2.H11];&quot;(&quot;;[Tabelle2.I11];&quot;)&quot;)" office:value-type="string" office:string-value="0,07(0,31)" calcext:value-type="string">
            <text:p>0,07(0,31)</text:p>
          </table:table-cell>
          <table:table-cell table:formula="of:=CONCATENATE([Tabelle2.J11];&quot;(&quot;;[Tabelle2.K11];&quot;)&quot;)" office:value-type="string" office:string-value="3,065(0,05)" calcext:value-type="string">
            <text:p>3,065(0,05)</text:p>
          </table:table-cell>
          <table:table-cell table:formula="of:=CONCATENATE([Tabelle2.L11];&quot;(&quot;;[Tabelle2.M11];&quot;)&quot;)" office:value-type="string" office:string-value="2,12(0,86)" calcext:value-type="string">
            <text:p>2,12(0,86)</text:p>
          </table:table-cell>
          <table:table-cell table:formula="of:=CONCATENATE([Tabelle2.N11];&quot;(&quot;;[Tabelle2.O11];&quot;)&quot;)" office:value-type="string" office:string-value="0(97)" calcext:value-type="string">
            <text:p>0(97)</text:p>
          </table:table-cell>
          <table:table-cell table:formula="of:=CONCATENATE([Tabelle2.P11];&quot;(&quot;;[Tabelle2.Q11];&quot;)&quot;)" office:value-type="string" office:string-value="0,317(0,019)" calcext:value-type="string">
            <text:p>0,317(0,019)</text:p>
          </table:table-cell>
          <table:table-cell table:formula="of:=[Tabelle2.R11]" office:value-type="float" office:value="36.26" calcext:value-type="float">
            <text:p>36,26</text:p>
          </table:table-cell>
          <table:table-cell table:formula="of:=[Tabelle2.S11]" office:value-type="float" office:value="2.84" calcext:value-type="float">
            <text:p>2,84</text:p>
          </table:table-cell>
        </table:table-row>
        <table:table-row table:style-name="ro1">
          <table:table-cell table:formula="of:=[Tabelle1.A17]" office:value-type="float" office:value="16" calcext:value-type="float">
            <text:p>16</text:p>
          </table:table-cell>
          <table:table-cell table:formula="of:=[Tabelle1.B17]" office:value-type="float" office:value="56" calcext:value-type="float">
            <text:p>56</text:p>
          </table:table-cell>
          <table:table-cell table:formula="of:=[Tabelle1.C17]" office:value-type="float" office:value="1.5" calcext:value-type="float">
            <text:p>1,5</text:p>
          </table:table-cell>
          <table:table-cell table:formula="of:=CONCATENATE([Tabelle2.D17];&quot;(&quot;;[Tabelle2.E17];&quot;)&quot;)" office:value-type="string" office:string-value="-1,72(0,54)" calcext:value-type="string">
            <text:p>-1,72(0,54)</text:p>
          </table:table-cell>
          <table:table-cell table:formula="of:=CONCATENATE([Tabelle2.F17];&quot;(&quot;;[Tabelle2.G17];&quot;)&quot;)" office:value-type="string" office:string-value="1,25(0,24)" calcext:value-type="string">
            <text:p>1,25(0,24)</text:p>
          </table:table-cell>
          <table:table-cell table:formula="of:=CONCATENATE([Tabelle2.H17];&quot;(&quot;;[Tabelle2.I17];&quot;)&quot;)" office:value-type="string" office:string-value="-0,87(0,5)" calcext:value-type="string">
            <text:p>-0,87(0,5)</text:p>
          </table:table-cell>
          <table:table-cell table:formula="of:=CONCATENATE([Tabelle2.J17];&quot;(&quot;;[Tabelle2.K17];&quot;)&quot;)" office:value-type="string" office:string-value="3,55(0,26)" calcext:value-type="string">
            <text:p>3,55(0,26)</text:p>
          </table:table-cell>
          <table:table-cell table:formula="of:=CONCATENATE([Tabelle2.L17];&quot;(&quot;;[Tabelle2.M17];&quot;)&quot;)" office:value-type="string" office:string-value="-0,9944(0,0055)" calcext:value-type="string">
            <text:p>-0,9944(0,0055)</text:p>
          </table:table-cell>
          <table:table-cell table:formula="of:=CONCATENATE([Tabelle2.N17];&quot;(&quot;;[Tabelle2.O17];&quot;)&quot;)" office:value-type="string" office:string-value="0,022(0,018)" calcext:value-type="string">
            <text:p>0,022(0,018)</text:p>
          </table:table-cell>
          <table:table-cell table:formula="of:=CONCATENATE([Tabelle2.P17];&quot;(&quot;;[Tabelle2.Q17];&quot;)&quot;)" office:value-type="string" office:string-value="0,309(0,011)" calcext:value-type="string">
            <text:p>0,309(0,011)</text:p>
          </table:table-cell>
          <table:table-cell table:formula="of:=[Tabelle2.R17]" office:value-type="float" office:value="29.35" calcext:value-type="float">
            <text:p>29,35</text:p>
          </table:table-cell>
          <table:table-cell table:formula="of:=[Tabelle2.S17]" office:value-type="float" office:value="2.17" calcext:value-type="float">
            <text:p>2,17</text:p>
          </table:table-cell>
        </table:table-row>
        <table:table-row table:style-name="ro1">
          <table:table-cell table:formula="of:=[Tabelle1.A12]" office:value-type="float" office:value="21" calcext:value-type="float">
            <text:p>21</text:p>
          </table:table-cell>
          <table:table-cell table:formula="of:=[Tabelle1.B12]" office:value-type="float" office:value="51" calcext:value-type="float">
            <text:p>51</text:p>
          </table:table-cell>
          <table:table-cell table:formula="of:=[Tabelle1.C12]" office:value-type="float" office:value="1.375" calcext:value-type="float">
            <text:p>1,375</text:p>
          </table:table-cell>
          <table:table-cell table:formula="of:=CONCATENATE([Tabelle2.D12];&quot;(&quot;;[Tabelle2.E12];&quot;)&quot;)" office:value-type="string" office:string-value="3,4(0,32)" calcext:value-type="string">
            <text:p>3,4(0,32)</text:p>
          </table:table-cell>
          <table:table-cell table:formula="of:=CONCATENATE([Tabelle2.F12];&quot;(&quot;;[Tabelle2.G12];&quot;)&quot;)" office:value-type="string" office:string-value="0,63(0,2)" calcext:value-type="string">
            <text:p>0,63(0,2)</text:p>
          </table:table-cell>
          <table:table-cell table:formula="of:=CONCATENATE([Tabelle2.H12];&quot;(&quot;;[Tabelle2.I12];&quot;)&quot;)" office:value-type="string" office:string-value="12,75(0,5)" calcext:value-type="string">
            <text:p>12,75(0,5)</text:p>
          </table:table-cell>
          <table:table-cell table:formula="of:=CONCATENATE([Tabelle2.J12];&quot;(&quot;;[Tabelle2.K12];&quot;)&quot;)" office:value-type="string" office:string-value="3,01(0,27)" calcext:value-type="string">
            <text:p>3,01(0,27)</text:p>
          </table:table-cell>
          <table:table-cell table:formula="of:=CONCATENATE([Tabelle2.L12];&quot;(&quot;;[Tabelle2.M12];&quot;)&quot;)" office:value-type="string" office:string-value="-896,2(1,4)" calcext:value-type="string">
            <text:p>-896,2(1,4)</text:p>
          </table:table-cell>
          <table:table-cell table:formula="of:=CONCATENATE([Tabelle2.N12];&quot;(&quot;;[Tabelle2.O12];&quot;)&quot;)" office:value-type="string" office:string-value="85(53)" calcext:value-type="string">
            <text:p>85(53)</text:p>
          </table:table-cell>
          <table:table-cell table:formula="of:=CONCATENATE([Tabelle2.P12];&quot;(&quot;;[Tabelle2.Q12];&quot;)&quot;)" office:value-type="string" office:string-value="0,318(0,011)" calcext:value-type="string">
            <text:p>0,318(0,011)</text:p>
          </table:table-cell>
          <table:table-cell table:formula="of:=[Tabelle2.R12]" office:value-type="float" office:value="36.07" calcext:value-type="float">
            <text:p>36,07</text:p>
          </table:table-cell>
          <table:table-cell table:formula="of:=[Tabelle2.S12]" office:value-type="float" office:value="2.15" calcext:value-type="float">
            <text:p>2,15</text:p>
          </table:table-cell>
        </table:table-row>
        <table:table-row table:style-name="ro1">
          <table:table-cell table:formula="of:=[Tabelle1.A22]" office:value-type="float" office:value="11" calcext:value-type="float">
            <text:p>11</text:p>
          </table:table-cell>
          <table:table-cell table:formula="of:=[Tabelle1.B22]" office:value-type="float" office:value="61" calcext:value-type="float">
            <text:p>61</text:p>
          </table:table-cell>
          <table:table-cell table:formula="of:=[Tabelle1.C22]" office:value-type="float" office:value="1.625" calcext:value-type="float">
            <text:p>1,625</text:p>
          </table:table-cell>
          <table:table-cell table:formula="of:=CONCATENATE([Tabelle2.D22];&quot;(&quot;;[Tabelle2.E22];&quot;)&quot;)" office:value-type="string" office:string-value="4,54(0,55)" calcext:value-type="string">
            <text:p>4,54(0,55)</text:p>
          </table:table-cell>
          <table:table-cell table:formula="of:=CONCATENATE([Tabelle2.F22];&quot;(&quot;;[Tabelle2.G22];&quot;)&quot;)" office:value-type="string" office:string-value="0,64(0,19)" calcext:value-type="string">
            <text:p>0,64(0,19)</text:p>
          </table:table-cell>
          <table:table-cell table:formula="of:=CONCATENATE([Tabelle2.H22];&quot;(&quot;;[Tabelle2.I22];&quot;)&quot;)" office:value-type="string" office:string-value="-2,04(0,33)" calcext:value-type="string">
            <text:p>-2,04(0,33)</text:p>
          </table:table-cell>
          <table:table-cell table:formula="of:=CONCATENATE([Tabelle2.J22];&quot;(&quot;;[Tabelle2.K22];&quot;)&quot;)" office:value-type="string" office:string-value="4,124(0,083)" calcext:value-type="string">
            <text:p>4,124(0,083)</text:p>
          </table:table-cell>
          <table:table-cell table:formula="of:=CONCATENATE([Tabelle2.L22];&quot;(&quot;;[Tabelle2.M22];&quot;)&quot;)" office:value-type="string" office:string-value="1,9(1,9)" calcext:value-type="string">
            <text:p>1,9(1,9)</text:p>
          </table:table-cell>
          <table:table-cell table:formula="of:=CONCATENATE([Tabelle2.N22];&quot;(&quot;;[Tabelle2.O22];&quot;)&quot;)" office:value-type="string" office:string-value="0(7,2)" calcext:value-type="string">
            <text:p>0(7,2)</text:p>
          </table:table-cell>
          <table:table-cell table:formula="of:=CONCATENATE([Tabelle2.P22];&quot;(&quot;;[Tabelle2.Q22];&quot;)&quot;)" office:value-type="string" office:string-value="0,298(0,0057)" calcext:value-type="string">
            <text:p>0,298(0,0057)</text:p>
          </table:table-cell>
          <table:table-cell table:formula="of:=[Tabelle2.R22]" office:value-type="float" office:value="23.4" calcext:value-type="float">
            <text:p>23,4</text:p>
          </table:table-cell>
          <table:table-cell table:formula="of:=[Tabelle2.S22]" office:value-type="float" office:value="1.55" calcext:value-type="float">
            <text:p>1,55</text:p>
          </table:table-cell>
        </table:table-row>
        <table:table-row table:style-name="ro1">
          <table:table-cell table:formula="of:=[Tabelle1.A7]" office:value-type="float" office:value="26" calcext:value-type="float">
            <text:p>26</text:p>
          </table:table-cell>
          <table:table-cell table:formula="of:=[Tabelle1.B7]" office:value-type="float" office:value="46" calcext:value-type="float">
            <text:p>46</text:p>
          </table:table-cell>
          <table:table-cell table:formula="of:=[Tabelle1.C7]" office:value-type="float" office:value="1.25" calcext:value-type="float">
            <text:p>1,25</text:p>
          </table:table-cell>
          <table:table-cell table:formula="of:=CONCATENATE([Tabelle2.D7];&quot;(&quot;;[Tabelle2.E7];&quot;)&quot;)" office:value-type="string" office:string-value="4,759(0,013)" calcext:value-type="string">
            <text:p>4,759(0,013)</text:p>
          </table:table-cell>
          <table:table-cell table:formula="of:=CONCATENATE([Tabelle2.F7];&quot;(&quot;;[Tabelle2.G7];&quot;)&quot;)" office:value-type="string" office:string-value="0,5098(0,0022)" calcext:value-type="string">
            <text:p>0,5098(0,0022)</text:p>
          </table:table-cell>
          <table:table-cell table:formula="of:=CONCATENATE([Tabelle2.H7];&quot;(&quot;;[Tabelle2.I7];&quot;)&quot;)" office:value-type="string" office:string-value="0,999(0,0046)" calcext:value-type="string">
            <text:p>0,999(0,0046)</text:p>
          </table:table-cell>
          <table:table-cell table:formula="of:=CONCATENATE([Tabelle2.J7];&quot;(&quot;;[Tabelle2.K7];&quot;)&quot;)" office:value-type="string" office:string-value="2,5877(0,0095)" calcext:value-type="string">
            <text:p>2,5877(0,0095)</text:p>
          </table:table-cell>
          <table:table-cell table:formula="of:=CONCATENATE([Tabelle2.L7];&quot;(&quot;;[Tabelle2.M7];&quot;)&quot;)" office:value-type="string" office:string-value="2,294(0,031)" calcext:value-type="string">
            <text:p>2,294(0,031)</text:p>
          </table:table-cell>
          <table:table-cell table:formula="of:=CONCATENATE([Tabelle2.N7];&quot;(&quot;;[Tabelle2.O7];&quot;)&quot;)" office:value-type="string" office:string-value="0,03(0,054)" calcext:value-type="string">
            <text:p>0,03(0,054)</text:p>
          </table:table-cell>
          <table:table-cell table:formula="of:=CONCATENATE([Tabelle2.P7];&quot;(&quot;;[Tabelle2.Q7];&quot;)&quot;)" office:value-type="string" office:string-value="0,3316(0,0018)" calcext:value-type="string">
            <text:p>0,3316(0,0018)</text:p>
          </table:table-cell>
          <table:table-cell table:formula="of:=[Tabelle2.R7]" office:value-type="float" office:value="43.99" calcext:value-type="float">
            <text:p>43,99</text:p>
          </table:table-cell>
          <table:table-cell table:formula="of:=[Tabelle2.S7]" office:value-type="float" office:value="1.52" calcext:value-type="float">
            <text:p>1,52</text:p>
          </table:table-cell>
        </table:table-row>
        <table:table-row table:style-name="ro1">
          <table:table-cell table:formula="of:=[Tabelle1.A18]" office:value-type="float" office:value="15" calcext:value-type="float">
            <text:p>15</text:p>
          </table:table-cell>
          <table:table-cell table:formula="of:=[Tabelle1.B18]" office:value-type="float" office:value="57" calcext:value-type="float">
            <text:p>57</text:p>
          </table:table-cell>
          <table:table-cell table:formula="of:=[Tabelle1.C18]" office:value-type="float" office:value="1.525" calcext:value-type="float">
            <text:p>1,525</text:p>
          </table:table-cell>
          <table:table-cell table:formula="of:=CONCATENATE([Tabelle2.D18];&quot;(&quot;;[Tabelle2.E18];&quot;)&quot;)" office:value-type="string" office:string-value="5,004(0,023)" calcext:value-type="string">
            <text:p>5,004(0,023)</text:p>
          </table:table-cell>
          <table:table-cell table:formula="of:=CONCATENATE([Tabelle2.F18];&quot;(&quot;;[Tabelle2.G18];&quot;)&quot;)" office:value-type="string" office:string-value="0,189(0,015)" calcext:value-type="string">
            <text:p>0,189(0,015)</text:p>
          </table:table-cell>
          <table:table-cell table:formula="of:=CONCATENATE([Tabelle2.H18];&quot;(&quot;;[Tabelle2.I18];&quot;)&quot;)" office:value-type="string" office:string-value="17,1(4,6)" calcext:value-type="string">
            <text:p>17,1(4,6)</text:p>
          </table:table-cell>
          <table:table-cell table:formula="of:=CONCATENATE([Tabelle2.J18];&quot;(&quot;;[Tabelle2.K18];&quot;)&quot;)" office:value-type="string" office:string-value="3,985(0,07)" calcext:value-type="string">
            <text:p>3,985(0,07)</text:p>
          </table:table-cell>
          <table:table-cell table:formula="of:=CONCATENATE([Tabelle2.L18];&quot;(&quot;;[Tabelle2.M18];&quot;)&quot;)" office:value-type="string" office:string-value="3,389(0,047)" calcext:value-type="string">
            <text:p>3,389(0,047)</text:p>
          </table:table-cell>
          <table:table-cell table:formula="of:=CONCATENATE([Tabelle2.N18];&quot;(&quot;;[Tabelle2.O18];&quot;)&quot;)" office:value-type="string" office:string-value="1,95(0,1)" calcext:value-type="string">
            <text:p>1,95(0,1)</text:p>
          </table:table-cell>
          <table:table-cell table:formula="of:=CONCATENATE([Tabelle2.P18];&quot;(&quot;;[Tabelle2.Q18];&quot;)&quot;)" office:value-type="string" office:string-value="0,3001(0,0071)" calcext:value-type="string">
            <text:p>0,3001(0,0071)</text:p>
          </table:table-cell>
          <table:table-cell table:formula="of:=[Tabelle2.R18]" office:value-type="float" office:value="29.65" calcext:value-type="float">
            <text:p>29,65</text:p>
          </table:table-cell>
          <table:table-cell table:formula="of:=[Tabelle2.S18]" office:value-type="float" office:value="1.32" calcext:value-type="float">
            <text:p>1,32</text:p>
          </table:table-cell>
        </table:table-row>
        <table:table-row table:style-name="ro1">
          <table:table-cell table:formula="of:=[Tabelle1.A1]" office:value-type="float" office:value="32" calcext:value-type="float">
            <text:p>32</text:p>
          </table:table-cell>
          <table:table-cell table:formula="of:=[Tabelle1.B1]" office:value-type="float" office:value="40" calcext:value-type="float">
            <text:p>40</text:p>
          </table:table-cell>
          <table:table-cell table:formula="of:=[Tabelle1.C1]" office:value-type="float" office:value="1.1" calcext:value-type="float">
            <text:p>1,1</text:p>
          </table:table-cell>
          <table:table-cell table:formula="of:=CONCATENATE([Tabelle2.D1];&quot;(&quot;;[Tabelle2.E1];&quot;)&quot;)" office:value-type="string" office:string-value="-8,831(0,095)" calcext:value-type="string">
            <text:p>-8,831(0,095)</text:p>
          </table:table-cell>
          <table:table-cell table:formula="of:=CONCATENATE([Tabelle2.F1];&quot;(&quot;;[Tabelle2.G1];&quot;)&quot;)" office:value-type="string" office:string-value="0,7397(0,008)" calcext:value-type="string">
            <text:p>0,7397(0,008)</text:p>
          </table:table-cell>
          <table:table-cell table:formula="of:=CONCATENATE([Tabelle2.H1];&quot;(&quot;;[Tabelle2.I1];&quot;)&quot;)" office:value-type="string" office:string-value="-420,0073(0,0021)" calcext:value-type="string">
            <text:p>-420,0073(0,0021)</text:p>
          </table:table-cell>
          <table:table-cell table:formula="of:=CONCATENATE([Tabelle2.J1];&quot;(&quot;;[Tabelle2.K1];&quot;)&quot;)" office:value-type="string" office:string-value="-1,994043(0,000097)" calcext:value-type="string">
            <text:p>-1,994043(0,000097)</text:p>
          </table:table-cell>
          <table:table-cell table:formula="of:=CONCATENATE([Tabelle2.L1];&quot;(&quot;;[Tabelle2.M1];&quot;)&quot;)" office:value-type="string" office:string-value="-0,99999653(0,0000005)" calcext:value-type="string">
            <text:p>-0,99999653(0,0000005)</text:p>
          </table:table-cell>
          <table:table-cell table:formula="of:=CONCATENATE([Tabelle2.N1];&quot;(&quot;;[Tabelle2.O1];&quot;)&quot;)" office:value-type="string" office:string-value="0,0000058(0,00000078)" calcext:value-type="string">
            <text:p>0,0000058(0,00000078)</text:p>
          </table:table-cell>
          <table:table-cell table:formula="of:=CONCATENATE([Tabelle2.P1];&quot;(&quot;;[Tabelle2.Q1];&quot;)&quot;)" office:value-type="string" office:string-value="0,3665(0,0036)" calcext:value-type="string">
            <text:p>0,3665(0,0036)</text:p>
          </table:table-cell>
          <table:table-cell table:formula="of:=[Tabelle2.R1]" office:value-type="float" office:value="52.63" calcext:value-type="float">
            <text:p>52,63</text:p>
          </table:table-cell>
          <table:table-cell table:formula="of:=[Tabelle2.S1]" office:value-type="float" office:value="1.22" calcext:value-type="float">
            <text:p>1,22</text:p>
          </table:table-cell>
        </table:table-row>
        <table:table-row table:style-name="ro1">
          <table:table-cell table:formula="of:=[Tabelle1.A23]" office:value-type="float" office:value="10" calcext:value-type="float">
            <text:p>10</text:p>
          </table:table-cell>
          <table:table-cell table:formula="of:=[Tabelle1.B23]" office:value-type="float" office:value="62" calcext:value-type="float">
            <text:p>62</text:p>
          </table:table-cell>
          <table:table-cell table:formula="of:=[Tabelle1.C23]" office:value-type="float" office:value="1.65" calcext:value-type="float">
            <text:p>1,65</text:p>
          </table:table-cell>
          <table:table-cell table:formula="of:=CONCATENATE([Tabelle2.D23];&quot;(&quot;;[Tabelle2.E23];&quot;)&quot;)" office:value-type="string" office:string-value="3,53(0,69)" calcext:value-type="string">
            <text:p>3,53(0,69)</text:p>
          </table:table-cell>
          <table:table-cell table:formula="of:=CONCATENATE([Tabelle2.F23];&quot;(&quot;;[Tabelle2.G23];&quot;)&quot;)" office:value-type="string" office:string-value="0,61(0,34)" calcext:value-type="string">
            <text:p>0,61(0,34)</text:p>
          </table:table-cell>
          <table:table-cell table:formula="of:=CONCATENATE([Tabelle2.H23];&quot;(&quot;;[Tabelle2.I23];&quot;)&quot;)" office:value-type="string" office:string-value="-2(1,6)" calcext:value-type="string">
            <text:p>-2(1,6)</text:p>
          </table:table-cell>
          <table:table-cell table:formula="of:=CONCATENATE([Tabelle2.J23];&quot;(&quot;;[Tabelle2.K23];&quot;)&quot;)" office:value-type="string" office:string-value="4,11(0,78)" calcext:value-type="string">
            <text:p>4,11(0,78)</text:p>
          </table:table-cell>
          <table:table-cell table:formula="of:=CONCATENATE([Tabelle2.L23];&quot;(&quot;;[Tabelle2.M23];&quot;)&quot;)" office:value-type="string" office:string-value="288393863,761568(450000000)" calcext:value-type="string">
            <text:p>288393863,761568(450000000)</text:p>
          </table:table-cell>
          <table:table-cell table:formula="of:=CONCATENATE([Tabelle2.N23];&quot;(&quot;;[Tabelle2.O23];&quot;)&quot;)" office:value-type="string" office:string-value="43,5(6,1)" calcext:value-type="string">
            <text:p>43,5(6,1)</text:p>
          </table:table-cell>
          <table:table-cell table:formula="of:=CONCATENATE([Tabelle2.P23];&quot;(&quot;;[Tabelle2.Q23];&quot;)&quot;)" office:value-type="string" office:string-value="0,298(0,016)" calcext:value-type="string">
            <text:p>0,298(0,016)</text:p>
          </table:table-cell>
          <table:table-cell table:formula="of:=[Tabelle2.R23]" office:value-type="float" office:value="22.95" calcext:value-type="float">
            <text:p>22,95</text:p>
          </table:table-cell>
          <table:table-cell table:formula="of:=[Tabelle2.S23]" office:value-type="float" office:value="1.09" calcext:value-type="float">
            <text:p>1,09</text:p>
          </table:table-cell>
        </table:table-row>
        <table:table-row table:style-name="ro1">
          <table:table-cell table:formula="of:=[Tabelle1.A24]" office:value-type="float" office:value="9" calcext:value-type="float">
            <text:p>9</text:p>
          </table:table-cell>
          <table:table-cell table:formula="of:=[Tabelle1.B24]" office:value-type="float" office:value="63" calcext:value-type="float">
            <text:p>63</text:p>
          </table:table-cell>
          <table:table-cell table:formula="of:=[Tabelle1.C24]" office:value-type="float" office:value="1.675" calcext:value-type="float">
            <text:p>1,675</text:p>
          </table:table-cell>
          <table:table-cell table:formula="of:=CONCATENATE([Tabelle2.D24];&quot;(&quot;;[Tabelle2.E24];&quot;)&quot;)" office:value-type="string" office:string-value="3,35(0,52)" calcext:value-type="string">
            <text:p>3,35(0,52)</text:p>
          </table:table-cell>
          <table:table-cell table:formula="of:=CONCATENATE([Tabelle2.F24];&quot;(&quot;;[Tabelle2.G24];&quot;)&quot;)" office:value-type="string" office:string-value="0,68(0,28)" calcext:value-type="string">
            <text:p>0,68(0,28)</text:p>
          </table:table-cell>
          <table:table-cell table:formula="of:=CONCATENATE([Tabelle2.H24];&quot;(&quot;;[Tabelle2.I24];&quot;)&quot;)" office:value-type="string" office:string-value="-1,71(0,95)" calcext:value-type="string">
            <text:p>-1,71(0,95)</text:p>
          </table:table-cell>
          <table:table-cell table:formula="of:=CONCATENATE([Tabelle2.J24];&quot;(&quot;;[Tabelle2.K24];&quot;)&quot;)" office:value-type="string" office:string-value="3,97(0,47)" calcext:value-type="string">
            <text:p>3,97(0,47)</text:p>
          </table:table-cell>
          <table:table-cell table:formula="of:=CONCATENATE([Tabelle2.L24];&quot;(&quot;;[Tabelle2.M24];&quot;)&quot;)" office:value-type="string" office:string-value="4,5(1,4)" calcext:value-type="string">
            <text:p>4,5(1,4)</text:p>
          </table:table-cell>
          <table:table-cell table:formula="of:=CONCATENATE([Tabelle2.N24];&quot;(&quot;;[Tabelle2.O24];&quot;)&quot;)" office:value-type="string" office:string-value="20(57)" calcext:value-type="string">
            <text:p>20(57)</text:p>
          </table:table-cell>
          <table:table-cell table:formula="of:=CONCATENATE([Tabelle2.P24];&quot;(&quot;;[Tabelle2.Q24];&quot;)&quot;)" office:value-type="string" office:string-value="0,301(0,012)" calcext:value-type="string">
            <text:p>0,301(0,012)</text:p>
          </table:table-cell>
          <table:table-cell table:formula="of:=[Tabelle2.R24]" office:value-type="float" office:value="23.12" calcext:value-type="float">
            <text:p>23,12</text:p>
          </table:table-cell>
          <table:table-cell table:formula="of:=[Tabelle2.S24]" office:value-type="float" office:value="0.59" calcext:value-type="float">
            <text:p>0,59</text:p>
          </table:table-cell>
        </table:table-row>
        <table:table-row table:style-name="ro1">
          <table:table-cell table:formula="of:=[Tabelle1.A25]" office:value-type="float" office:value="8" calcext:value-type="float">
            <text:p>8</text:p>
          </table:table-cell>
          <table:table-cell table:formula="of:=[Tabelle1.B25]" office:value-type="float" office:value="64" calcext:value-type="float">
            <text:p>64</text:p>
          </table:table-cell>
          <table:table-cell table:formula="of:=[Tabelle1.C25]" office:value-type="float" office:value="1.7" calcext:value-type="float">
            <text:p>1,7</text:p>
          </table:table-cell>
          <table:table-cell table:formula="of:=CONCATENATE([Tabelle2.D25];&quot;(&quot;;[Tabelle2.E25];&quot;)&quot;)" office:value-type="string" office:string-value="3,6(1)" calcext:value-type="string">
            <text:p>3,6(1)</text:p>
          </table:table-cell>
          <table:table-cell table:formula="of:=CONCATENATE([Tabelle2.F25];&quot;(&quot;;[Tabelle2.G25];&quot;)&quot;)" office:value-type="string" office:string-value="0,6(1)" calcext:value-type="string">
            <text:p>0,6(1)</text:p>
          </table:table-cell>
          <table:table-cell table:formula="of:=CONCATENATE([Tabelle2.H25];&quot;(&quot;;[Tabelle2.I25];&quot;)&quot;)" office:value-type="string" office:string-value="-2,3(1)" calcext:value-type="string">
            <text:p>-2,3(1)</text:p>
          </table:table-cell>
          <table:table-cell table:formula="of:=CONCATENATE([Tabelle2.J25];&quot;(&quot;;[Tabelle2.K25];&quot;)&quot;)" office:value-type="string" office:string-value="4,2(1)" calcext:value-type="string">
            <text:p>4,2(1)</text:p>
          </table:table-cell>
          <table:table-cell table:formula="of:=CONCATENATE([Tabelle2.L25];&quot;(&quot;;[Tabelle2.M25];&quot;)&quot;)" office:value-type="string" office:string-value="-235347,8(1,1)" calcext:value-type="string">
            <text:p>-235347,8(1,1)</text:p>
          </table:table-cell>
          <table:table-cell table:formula="of:=CONCATENATE([Tabelle2.N25];&quot;(&quot;;[Tabelle2.O25];&quot;)&quot;)" office:value-type="string" office:string-value="31(65)" calcext:value-type="string">
            <text:p>31(65)</text:p>
          </table:table-cell>
          <table:table-cell table:formula="of:=CONCATENATE([Tabelle2.P25];&quot;(&quot;;[Tabelle2.Q25];&quot;)&quot;)" office:value-type="string" office:string-value="0,3(1)" calcext:value-type="string">
            <text:p>0,3(1)</text:p>
          </table:table-cell>
          <table:table-cell table:formula="of:=[Tabelle2.R25]" office:value-type="float" office:value="21.88" calcext:value-type="float">
            <text:p>21,88</text:p>
          </table:table-cell>
          <table:table-cell table:formula="of:=[Tabelle2.S25]" office:value-type="float" office:value="0.51" calcext:value-type="float">
            <text:p>0,51</text:p>
          </table:table-cell>
        </table:table-row>
        <table:table-row table:style-name="ro1">
          <table:table-cell table:formula="of:=[Tabelle1.A3]" office:value-type="float" office:value="30" calcext:value-type="float">
            <text:p>30</text:p>
          </table:table-cell>
          <table:table-cell table:formula="of:=[Tabelle1.B3]" office:value-type="float" office:value="42" calcext:value-type="float">
            <text:p>42</text:p>
          </table:table-cell>
          <table:table-cell table:formula="of:=[Tabelle1.C3]" office:value-type="float" office:value="1.15" calcext:value-type="float">
            <text:p>1,15</text:p>
          </table:table-cell>
          <table:table-cell table:formula="of:=CONCATENATE([Tabelle2.D3];&quot;(&quot;;[Tabelle2.E3];&quot;)&quot;)" office:value-type="string" office:string-value="4,22556(0,00057)" calcext:value-type="string">
            <text:p>4,22556(0,00057)</text:p>
          </table:table-cell>
          <table:table-cell table:formula="of:=CONCATENATE([Tabelle2.F3];&quot;(&quot;;[Tabelle2.G3];&quot;)&quot;)" office:value-type="string" office:string-value="0,189(0,00053)" calcext:value-type="string">
            <text:p>0,189(0,00053)</text:p>
          </table:table-cell>
          <table:table-cell table:formula="of:=CONCATENATE([Tabelle2.H3];&quot;(&quot;;[Tabelle2.I3];&quot;)&quot;)" office:value-type="string" office:string-value="14,2(1,7)" calcext:value-type="string">
            <text:p>14,2(1,7)</text:p>
          </table:table-cell>
          <table:table-cell table:formula="of:=CONCATENATE([Tabelle2.J3];&quot;(&quot;;[Tabelle2.K3];&quot;)&quot;)" office:value-type="string" office:string-value="2,244(0,0079)" calcext:value-type="string">
            <text:p>2,244(0,0079)</text:p>
          </table:table-cell>
          <table:table-cell table:formula="of:=CONCATENATE([Tabelle2.L3];&quot;(&quot;;[Tabelle2.M3];&quot;)&quot;)" office:value-type="string" office:string-value="3,00263(0,00078)" calcext:value-type="string">
            <text:p>3,00263(0,00078)</text:p>
          </table:table-cell>
          <table:table-cell table:formula="of:=CONCATENATE([Tabelle2.N3];&quot;(&quot;;[Tabelle2.O3];&quot;)&quot;)" office:value-type="string" office:string-value="14(0,14)" calcext:value-type="string">
            <text:p>14(0,14)</text:p>
          </table:table-cell>
          <table:table-cell table:formula="of:=CONCATENATE([Tabelle2.P3];&quot;(&quot;;[Tabelle2.Q3];&quot;)&quot;)" office:value-type="string" office:string-value="0,35292(0,00019)" calcext:value-type="string">
            <text:p>0,35292(0,00019)</text:p>
          </table:table-cell>
          <table:table-cell table:formula="of:=[Tabelle2.R3]" office:value-type="float" office:value="59.07" calcext:value-type="float">
            <text:p>59,07</text:p>
          </table:table-cell>
          <table:table-cell table:formula="of:=[Tabelle2.S3]" office:value-type="float" office:value="0.12" calcext:value-type="float">
            <text:p>0,12</text:p>
          </table:table-cell>
        </table:table-row>
        <table:table-row table:style-name="ro1">
          <table:table-cell table:formula="of:=[Tabelle1.A2]" office:value-type="float" office:value="31" calcext:value-type="float">
            <text:p>31</text:p>
          </table:table-cell>
          <table:table-cell table:formula="of:=[Tabelle1.B2]" office:value-type="float" office:value="41" calcext:value-type="float">
            <text:p>41</text:p>
          </table:table-cell>
          <table:table-cell table:formula="of:=[Tabelle1.C2]" office:value-type="float" office:value="1.125" calcext:value-type="float">
            <text:p>1,125</text:p>
          </table:table-cell>
          <table:table-cell table:formula="of:=CONCATENATE([Tabelle2.D2];&quot;(&quot;;[Tabelle2.E2];&quot;)&quot;)" office:value-type="string" office:string-value="" calcext:value-type="error">
            <text:p>#WERT!</text:p>
          </table:table-cell>
          <table:table-cell table:formula="of:=CONCATENATE([Tabelle2.F2];&quot;(&quot;;[Tabelle2.G2];&quot;)&quot;)" office:value-type="string" office:string-value="" calcext:value-type="error">
            <text:p>#WERT!</text:p>
          </table:table-cell>
          <table:table-cell table:formula="of:=CONCATENATE([Tabelle2.H2];&quot;(&quot;;[Tabelle2.I2];&quot;)&quot;)" office:value-type="string" office:string-value="" calcext:value-type="error">
            <text:p>#WERT!</text:p>
          </table:table-cell>
          <table:table-cell table:formula="of:=CONCATENATE([Tabelle2.J2];&quot;(&quot;;[Tabelle2.K2];&quot;)&quot;)" office:value-type="string" office:string-value="" calcext:value-type="error">
            <text:p>#WERT!</text:p>
          </table:table-cell>
          <table:table-cell table:formula="of:=CONCATENATE([Tabelle2.L2];&quot;(&quot;;[Tabelle2.M2];&quot;)&quot;)" office:value-type="string" office:string-value="" calcext:value-type="error">
            <text:p>#WERT!</text:p>
          </table:table-cell>
          <table:table-cell table:formula="of:=CONCATENATE([Tabelle2.N2];&quot;(&quot;;[Tabelle2.O2];&quot;)&quot;)" office:value-type="string" office:string-value="" calcext:value-type="error">
            <text:p>#WERT!</text:p>
          </table:table-cell>
          <table:table-cell table:formula="of:=CONCATENATE([Tabelle2.P2];&quot;(&quot;;[Tabelle2.Q2];&quot;)&quot;)" office:value-type="string" office:string-value="" calcext:value-type="error">
            <text:p>#WERT!</text:p>
          </table:table-cell>
          <table:table-cell table:formula="of:=[Tabelle2.R2]" office:value-type="float" office:value="240.1" calcext:value-type="float">
            <text:p>240,1</text:p>
          </table:table-cell>
          <table:table-cell table:formula="of:=[Tabelle2.S2]" office:value-type="float" office:value="0" calcext:value-type="float">
            <text:p>0</text:p>
          </table:table-cell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formula="of:=[Tabelle1.A1]" office:value-type="float" office:value="32" calcext:value-type="float">
            <text:p>32</text:p>
          </table:table-cell>
          <table:table-cell table:formula="of:=[Tabelle1.B1]" office:value-type="float" office:value="40" calcext:value-type="float">
            <text:p>40</text:p>
          </table:table-cell>
          <table:table-cell table:formula="of:=ROUND([Tabelle1.C1];4)" office:value-type="float" office:value="1.1" calcext:value-type="float">
            <text:p>1,1</text:p>
          </table:table-cell>
          <table:table-cell table:formula="of:=ROUND([Tabelle1.D1];ABS(INT(LOG(ABS([Tabelle1.E1])))-1))" office:value-type="float" office:value="-8.831" calcext:value-type="float">
            <text:p>-8,831</text:p>
          </table:table-cell>
          <table:table-cell table:formula="of:=IF([Tabelle1.E1]=0;0;ROUND([Tabelle1.E1];2-(INT(LOG(ABS([Tabelle1.E1])))+1)))" office:value-type="float" office:value="0.095" calcext:value-type="float">
            <text:p>0,095</text:p>
          </table:table-cell>
          <table:table-cell table:formula="of:=ROUND([Tabelle1.F1];ABS(INT(LOG(ABS([Tabelle1.G1])))-1))" office:value-type="float" office:value="0.7397" calcext:value-type="float">
            <text:p>0,7397</text:p>
          </table:table-cell>
          <table:table-cell table:formula="of:=IF([Tabelle1.G1]=0;0;ROUND([Tabelle1.G1];2-(INT(LOG(ABS([Tabelle1.G1])))+1)))" office:value-type="float" office:value="0.008" calcext:value-type="float">
            <text:p>0,008</text:p>
          </table:table-cell>
          <table:table-cell table:formula="of:=ROUND([Tabelle1.H1];ABS(INT(LOG(ABS([Tabelle1.I1])))-1))" office:value-type="float" office:value="-420.0073" calcext:value-type="float">
            <text:p>-420,0073</text:p>
          </table:table-cell>
          <table:table-cell table:formula="of:=IF([Tabelle1.I1]=0;0;ROUND([Tabelle1.I1];2-(INT(LOG(ABS([Tabelle1.I1])))+1)))" office:value-type="float" office:value="0.0021" calcext:value-type="float">
            <text:p>0,0021</text:p>
          </table:table-cell>
          <table:table-cell table:formula="of:=ROUND([Tabelle1.J1];ABS(INT(LOG(ABS([Tabelle1.K1])))-1))" office:value-type="float" office:value="-1.994043" calcext:value-type="float">
            <text:p>-1,994043</text:p>
          </table:table-cell>
          <table:table-cell table:formula="of:=IF([Tabelle1.K1]=0;0;ROUND([Tabelle1.K1];2-(INT(LOG(ABS([Tabelle1.K1])))+1)))" office:value-type="float" office:value="0.000097" calcext:value-type="float">
            <text:p>0,000097</text:p>
          </table:table-cell>
          <table:table-cell table:formula="of:=ROUND([Tabelle1.L1];ABS(INT(LOG(ABS([Tabelle1.M1])))-1))" office:value-type="float" office:value="-0.99999653" calcext:value-type="float">
            <text:p>-0,99999653</text:p>
          </table:table-cell>
          <table:table-cell table:formula="of:=IF([Tabelle1.M1]=0;0;ROUND([Tabelle1.M1];2-(INT(LOG(ABS([Tabelle1.M1])))+1)))" office:value-type="float" office:value="0.0000005" calcext:value-type="float">
            <text:p>0,0000005</text:p>
          </table:table-cell>
          <table:table-cell table:formula="of:=ROUND([Tabelle1.N1];ABS(INT(LOG(ABS([Tabelle1.O1])))-1))" office:value-type="float" office:value="0.0000058" calcext:value-type="float">
            <text:p>0,0000058</text:p>
          </table:table-cell>
          <table:table-cell table:formula="of:=IF([Tabelle1.O1]=0;0;ROUND([Tabelle1.O1];2-(INT(LOG(ABS([Tabelle1.O1])))+1)))" office:value-type="float" office:value="0.00000078" calcext:value-type="float">
            <text:p>0,00000078</text:p>
          </table:table-cell>
          <table:table-cell table:formula="of:=ROUND([Tabelle1.P1];ABS(INT(LOG(ABS([Tabelle1.Q1])))-1))" office:value-type="float" office:value="0.3665" calcext:value-type="float">
            <text:p>0,3665</text:p>
          </table:table-cell>
          <table:table-cell table:formula="of:=IF([Tabelle1.Q1]=0;0;ROUND([Tabelle1.Q1];2-(INT(LOG(ABS([Tabelle1.Q1])))+1)))" office:value-type="float" office:value="0.0036" calcext:value-type="float">
            <text:p>0,0036</text:p>
          </table:table-cell>
          <table:table-cell table:formula="of:=ROUND([Tabelle1.R1];2)" office:value-type="float" office:value="52.63" calcext:value-type="float">
            <text:p>52,63</text:p>
          </table:table-cell>
          <table:table-cell table:formula="of:=ROUND([Tabelle1.S1];2)" office:value-type="float" office:value="1.22" calcext:value-type="float">
            <text:p>1,22</text:p>
          </table:table-cell>
        </table:table-row>
        <table:table-row table:style-name="ro1">
          <table:table-cell table:formula="of:=[Tabelle1.A2]" office:value-type="float" office:value="31" calcext:value-type="float">
            <text:p>31</text:p>
          </table:table-cell>
          <table:table-cell table:formula="of:=[Tabelle1.B2]" office:value-type="float" office:value="41" calcext:value-type="float">
            <text:p>41</text:p>
          </table:table-cell>
          <table:table-cell table:formula="of:=[Tabelle1.C2]" office:value-type="float" office:value="1.125" calcext:value-type="float">
            <text:p>1,125</text:p>
          </table:table-cell>
          <table:table-cell table:formula="of:=ROUND([Tabelle1.D2];ABS(INT(LOG(ABS([Tabelle1.E2])))-1))" office:value-type="string" office:string-value="" calcext:value-type="error">
            <text:p>#WERT!</text:p>
          </table:table-cell>
          <table:table-cell table:formula="of:=IF([Tabelle1.E2]=0;0;ROUND([Tabelle1.E2];2-(INT(LOG(ABS([Tabelle1.E2])))+1)))" office:value-type="string" office:string-value="" calcext:value-type="error">
            <text:p>#WERT!</text:p>
          </table:table-cell>
          <table:table-cell table:formula="of:=ROUND([Tabelle1.F2];ABS(INT(LOG(ABS([Tabelle1.G2])))-1))" office:value-type="string" office:string-value="" calcext:value-type="error">
            <text:p>#WERT!</text:p>
          </table:table-cell>
          <table:table-cell table:formula="of:=IF([Tabelle1.G2]=0;0;ROUND([Tabelle1.G2];2-(INT(LOG(ABS([Tabelle1.G2])))+1)))" office:value-type="string" office:string-value="" calcext:value-type="error">
            <text:p>#WERT!</text:p>
          </table:table-cell>
          <table:table-cell table:formula="of:=ROUND([Tabelle1.H2];ABS(INT(LOG(ABS([Tabelle1.I2])))-1))" office:value-type="string" office:string-value="" calcext:value-type="error">
            <text:p>#WERT!</text:p>
          </table:table-cell>
          <table:table-cell table:formula="of:=IF([Tabelle1.I2]=0;0;ROUND([Tabelle1.I2];2-(INT(LOG(ABS([Tabelle1.I2])))+1)))" office:value-type="string" office:string-value="" calcext:value-type="error">
            <text:p>#WERT!</text:p>
          </table:table-cell>
          <table:table-cell table:formula="of:=ROUND([Tabelle1.J2];ABS(INT(LOG(ABS([Tabelle1.K2])))-1))" office:value-type="string" office:string-value="" calcext:value-type="error">
            <text:p>#WERT!</text:p>
          </table:table-cell>
          <table:table-cell table:formula="of:=IF([Tabelle1.K2]=0;0;ROUND([Tabelle1.K2];2-(INT(LOG(ABS([Tabelle1.K2])))+1)))" office:value-type="string" office:string-value="" calcext:value-type="error">
            <text:p>#WERT!</text:p>
          </table:table-cell>
          <table:table-cell table:formula="of:=ROUND([Tabelle1.L2];ABS(INT(LOG(ABS([Tabelle1.M2])))-1))" office:value-type="string" office:string-value="" calcext:value-type="error">
            <text:p>#WERT!</text:p>
          </table:table-cell>
          <table:table-cell table:formula="of:=IF([Tabelle1.M2]=0;0;ROUND([Tabelle1.M2];2-(INT(LOG(ABS([Tabelle1.M2])))+1)))" office:value-type="string" office:string-value="" calcext:value-type="error">
            <text:p>#WERT!</text:p>
          </table:table-cell>
          <table:table-cell table:formula="of:=ROUND([Tabelle1.N2];ABS(INT(LOG(ABS([Tabelle1.O2])))-1))" office:value-type="string" office:string-value="" calcext:value-type="error">
            <text:p>#WERT!</text:p>
          </table:table-cell>
          <table:table-cell table:formula="of:=IF([Tabelle1.O2]=0;0;ROUND([Tabelle1.O2];2-(INT(LOG(ABS([Tabelle1.O2])))+1)))" office:value-type="string" office:string-value="" calcext:value-type="error">
            <text:p>#WERT!</text:p>
          </table:table-cell>
          <table:table-cell table:formula="of:=ROUND([Tabelle1.P2];ABS(INT(LOG(ABS([Tabelle1.Q2])))-1))" office:value-type="string" office:string-value="" calcext:value-type="error">
            <text:p>#WERT!</text:p>
          </table:table-cell>
          <table:table-cell table:formula="of:=IF([Tabelle1.Q2]=0;0;ROUND([Tabelle1.Q2];2-(INT(LOG(ABS([Tabelle1.Q2])))+1)))" office:value-type="string" office:string-value="" calcext:value-type="error">
            <text:p>#WERT!</text:p>
          </table:table-cell>
          <table:table-cell table:formula="of:=ROUND([Tabelle1.R2];2)" office:value-type="float" office:value="240.1" calcext:value-type="float">
            <text:p>240,1</text:p>
          </table:table-cell>
          <table:table-cell table:formula="of:=ROUND([Tabelle1.S2];2)" office:value-type="float" office:value="0" calcext:value-type="float">
            <text:p>0</text:p>
          </table:table-cell>
        </table:table-row>
        <table:table-row table:style-name="ro1">
          <table:table-cell table:formula="of:=[Tabelle1.A3]" office:value-type="float" office:value="30" calcext:value-type="float">
            <text:p>30</text:p>
          </table:table-cell>
          <table:table-cell table:formula="of:=[Tabelle1.B3]" office:value-type="float" office:value="42" calcext:value-type="float">
            <text:p>42</text:p>
          </table:table-cell>
          <table:table-cell table:formula="of:=[Tabelle1.C3]" office:value-type="float" office:value="1.15" calcext:value-type="float">
            <text:p>1,15</text:p>
          </table:table-cell>
          <table:table-cell table:formula="of:=ROUND([Tabelle1.D3];ABS(INT(LOG(ABS([Tabelle1.E3])))-1))" office:value-type="float" office:value="4.22556" calcext:value-type="float">
            <text:p>4,22556</text:p>
          </table:table-cell>
          <table:table-cell table:formula="of:=IF([Tabelle1.E3]=0;0;ROUND([Tabelle1.E3];2-(INT(LOG(ABS([Tabelle1.E3])))+1)))" office:value-type="float" office:value="0.00057" calcext:value-type="float">
            <text:p>0,00057</text:p>
          </table:table-cell>
          <table:table-cell table:formula="of:=ROUND([Tabelle1.F3];ABS(INT(LOG(ABS([Tabelle1.G3])))-1))" office:value-type="float" office:value="0.189" calcext:value-type="float">
            <text:p>0,189</text:p>
          </table:table-cell>
          <table:table-cell table:formula="of:=IF([Tabelle1.G3]=0;0;ROUND([Tabelle1.G3];2-(INT(LOG(ABS([Tabelle1.G3])))+1)))" office:value-type="float" office:value="0.00053" calcext:value-type="float">
            <text:p>0,00053</text:p>
          </table:table-cell>
          <table:table-cell table:formula="of:=ROUND([Tabelle1.H3];ABS(INT(LOG(ABS([Tabelle1.I3])))-1))" office:value-type="float" office:value="14.2" calcext:value-type="float">
            <text:p>14,2</text:p>
          </table:table-cell>
          <table:table-cell table:formula="of:=IF([Tabelle1.I3]=0;0;ROUND([Tabelle1.I3];2-(INT(LOG(ABS([Tabelle1.I3])))+1)))" office:value-type="float" office:value="1.7" calcext:value-type="float">
            <text:p>1,7</text:p>
          </table:table-cell>
          <table:table-cell table:formula="of:=ROUND([Tabelle1.J3];ABS(INT(LOG(ABS([Tabelle1.K3])))-1))" office:value-type="float" office:value="2.244" calcext:value-type="float">
            <text:p>2,244</text:p>
          </table:table-cell>
          <table:table-cell table:formula="of:=IF([Tabelle1.K3]=0;0;ROUND([Tabelle1.K3];2-(INT(LOG(ABS([Tabelle1.K3])))+1)))" office:value-type="float" office:value="0.0079" calcext:value-type="float">
            <text:p>0,0079</text:p>
          </table:table-cell>
          <table:table-cell table:formula="of:=ROUND([Tabelle1.L3];ABS(INT(LOG(ABS([Tabelle1.M3])))-1))" office:value-type="float" office:value="3.00263" calcext:value-type="float">
            <text:p>3,00263</text:p>
          </table:table-cell>
          <table:table-cell table:formula="of:=IF([Tabelle1.M3]=0;0;ROUND([Tabelle1.M3];2-(INT(LOG(ABS([Tabelle1.M3])))+1)))" office:value-type="float" office:value="0.00078" calcext:value-type="float">
            <text:p>0,00078</text:p>
          </table:table-cell>
          <table:table-cell table:formula="of:=ROUND([Tabelle1.N3];ABS(INT(LOG(ABS([Tabelle1.O3])))-1))" office:value-type="float" office:value="14" calcext:value-type="float">
            <text:p>14</text:p>
          </table:table-cell>
          <table:table-cell table:formula="of:=IF([Tabelle1.O3]=0;0;ROUND([Tabelle1.O3];2-(INT(LOG(ABS([Tabelle1.O3])))+1)))" office:value-type="float" office:value="0.14" calcext:value-type="float">
            <text:p>0,14</text:p>
          </table:table-cell>
          <table:table-cell table:formula="of:=ROUND([Tabelle1.P3];ABS(INT(LOG(ABS([Tabelle1.Q3])))-1))" office:value-type="float" office:value="0.35292" calcext:value-type="float">
            <text:p>0,35292</text:p>
          </table:table-cell>
          <table:table-cell table:formula="of:=IF([Tabelle1.Q3]=0;0;ROUND([Tabelle1.Q3];2-(INT(LOG(ABS([Tabelle1.Q3])))+1)))" office:value-type="float" office:value="0.00019" calcext:value-type="float">
            <text:p>0,00019</text:p>
          </table:table-cell>
          <table:table-cell table:formula="of:=ROUND([Tabelle1.R3];2)" office:value-type="float" office:value="59.07" calcext:value-type="float">
            <text:p>59,07</text:p>
          </table:table-cell>
          <table:table-cell table:formula="of:=ROUND([Tabelle1.S3];2)" office:value-type="float" office:value="0.12" calcext:value-type="float">
            <text:p>0,12</text:p>
          </table:table-cell>
        </table:table-row>
        <table:table-row table:style-name="ro1">
          <table:table-cell table:formula="of:=[Tabelle1.A4]" office:value-type="float" office:value="29" calcext:value-type="float">
            <text:p>29</text:p>
          </table:table-cell>
          <table:table-cell table:formula="of:=[Tabelle1.B4]" office:value-type="float" office:value="43" calcext:value-type="float">
            <text:p>43</text:p>
          </table:table-cell>
          <table:table-cell table:formula="of:=[Tabelle1.C4]" office:value-type="float" office:value="1.175" calcext:value-type="float">
            <text:p>1,175</text:p>
          </table:table-cell>
          <table:table-cell table:formula="of:=ROUND([Tabelle1.D4];ABS(INT(LOG(ABS([Tabelle1.E4])))-1))" office:value-type="float" office:value="3.53" calcext:value-type="float">
            <text:p>3,53</text:p>
          </table:table-cell>
          <table:table-cell table:formula="of:=IF([Tabelle1.E4]=0;0;ROUND([Tabelle1.E4];2-(INT(LOG(ABS([Tabelle1.E4])))+1)))" office:value-type="float" office:value="0.37" calcext:value-type="float">
            <text:p>0,37</text:p>
          </table:table-cell>
          <table:table-cell table:formula="of:=ROUND([Tabelle1.F4];ABS(INT(LOG(ABS([Tabelle1.G4])))-1))" office:value-type="float" office:value="0.58" calcext:value-type="float">
            <text:p>0,58</text:p>
          </table:table-cell>
          <table:table-cell table:formula="of:=IF([Tabelle1.G4]=0;0;ROUND([Tabelle1.G4];2-(INT(LOG(ABS([Tabelle1.G4])))+1)))" office:value-type="float" office:value="0.22" calcext:value-type="float">
            <text:p>0,22</text:p>
          </table:table-cell>
          <table:table-cell table:formula="of:=ROUND([Tabelle1.H4];ABS(INT(LOG(ABS([Tabelle1.I4])))-1))" office:value-type="float" office:value="-0.53" calcext:value-type="float">
            <text:p>-0,53</text:p>
          </table:table-cell>
          <table:table-cell table:formula="of:=IF([Tabelle1.I4]=0;0;ROUND([Tabelle1.I4];2-(INT(LOG(ABS([Tabelle1.I4])))+1)))" office:value-type="float" office:value="0.31" calcext:value-type="float">
            <text:p>0,31</text:p>
          </table:table-cell>
          <table:table-cell table:formula="of:=ROUND([Tabelle1.J4];ABS(INT(LOG(ABS([Tabelle1.K4])))-1))" office:value-type="float" office:value="3.36" calcext:value-type="float">
            <text:p>3,36</text:p>
          </table:table-cell>
          <table:table-cell table:formula="of:=IF([Tabelle1.K4]=0;0;ROUND([Tabelle1.K4];2-(INT(LOG(ABS([Tabelle1.K4])))+1)))" office:value-type="float" office:value="0.18" calcext:value-type="float">
            <text:p>0,18</text:p>
          </table:table-cell>
          <table:table-cell table:formula="of:=ROUND([Tabelle1.L4];ABS(INT(LOG(ABS([Tabelle1.M4])))-1))" office:value-type="float" office:value="32" calcext:value-type="float">
            <text:p>32</text:p>
          </table:table-cell>
          <table:table-cell table:formula="of:=IF([Tabelle1.M4]=0;0;ROUND([Tabelle1.M4];2-(INT(LOG(ABS([Tabelle1.M4])))+1)))" office:value-type="float" office:value="28" calcext:value-type="float">
            <text:p>28</text:p>
          </table:table-cell>
          <table:table-cell table:formula="of:=ROUND([Tabelle1.N4];ABS(INT(LOG(ABS([Tabelle1.O4])))-1))" office:value-type="float" office:value="15.3" calcext:value-type="float">
            <text:p>15,3</text:p>
          </table:table-cell>
          <table:table-cell table:formula="of:=IF([Tabelle1.O4]=0;0;ROUND([Tabelle1.O4];2-(INT(LOG(ABS([Tabelle1.O4])))+1)))" office:value-type="float" office:value="3.2" calcext:value-type="float">
            <text:p>3,2</text:p>
          </table:table-cell>
          <table:table-cell table:formula="of:=ROUND([Tabelle1.P4];ABS(INT(LOG(ABS([Tabelle1.Q4])))-1))" office:value-type="float" office:value="0.3104" calcext:value-type="float">
            <text:p>0,3104</text:p>
          </table:table-cell>
          <table:table-cell table:formula="of:=IF([Tabelle1.Q4]=0;0;ROUND([Tabelle1.Q4];2-(INT(LOG(ABS([Tabelle1.Q4])))+1)))" office:value-type="float" office:value="0.0086" calcext:value-type="float">
            <text:p>0,0086</text:p>
          </table:table-cell>
          <table:table-cell table:formula="of:=ROUND([Tabelle1.R4];2)" office:value-type="float" office:value="36.84" calcext:value-type="float">
            <text:p>36,84</text:p>
          </table:table-cell>
          <table:table-cell table:formula="of:=ROUND([Tabelle1.S4];2)" office:value-type="float" office:value="15.04" calcext:value-type="float">
            <text:p>15,04</text:p>
          </table:table-cell>
        </table:table-row>
        <table:table-row table:style-name="ro1">
          <table:table-cell table:formula="of:=[Tabelle1.A5]" office:value-type="float" office:value="28" calcext:value-type="float">
            <text:p>28</text:p>
          </table:table-cell>
          <table:table-cell table:formula="of:=[Tabelle1.B5]" office:value-type="float" office:value="44" calcext:value-type="float">
            <text:p>44</text:p>
          </table:table-cell>
          <table:table-cell table:formula="of:=[Tabelle1.C5]" office:value-type="float" office:value="1.2" calcext:value-type="float">
            <text:p>1,2</text:p>
          </table:table-cell>
          <table:table-cell table:formula="of:=ROUND([Tabelle1.D5];ABS(INT(LOG(ABS([Tabelle1.E5])))-1))" office:value-type="float" office:value="3.53" calcext:value-type="float">
            <text:p>3,53</text:p>
          </table:table-cell>
          <table:table-cell table:formula="of:=IF([Tabelle1.E5]=0;0;ROUND([Tabelle1.E5];2-(INT(LOG(ABS([Tabelle1.E5])))+1)))" office:value-type="float" office:value="0.39" calcext:value-type="float">
            <text:p>0,39</text:p>
          </table:table-cell>
          <table:table-cell table:formula="of:=ROUND([Tabelle1.F5];ABS(INT(LOG(ABS([Tabelle1.G5])))-1))" office:value-type="float" office:value="0.59" calcext:value-type="float">
            <text:p>0,59</text:p>
          </table:table-cell>
          <table:table-cell table:formula="of:=IF([Tabelle1.G5]=0;0;ROUND([Tabelle1.G5];2-(INT(LOG(ABS([Tabelle1.G5])))+1)))" office:value-type="float" office:value="0.22" calcext:value-type="float">
            <text:p>0,22</text:p>
          </table:table-cell>
          <table:table-cell table:formula="of:=ROUND([Tabelle1.H5];ABS(INT(LOG(ABS([Tabelle1.I5])))-1))" office:value-type="float" office:value="-0.63" calcext:value-type="float">
            <text:p>-0,63</text:p>
          </table:table-cell>
          <table:table-cell table:formula="of:=IF([Tabelle1.I5]=0;0;ROUND([Tabelle1.I5];2-(INT(LOG(ABS([Tabelle1.I5])))+1)))" office:value-type="float" office:value="0.38" calcext:value-type="float">
            <text:p>0,38</text:p>
          </table:table-cell>
          <table:table-cell table:formula="of:=ROUND([Tabelle1.J5];ABS(INT(LOG(ABS([Tabelle1.K5])))-1))" office:value-type="float" office:value="3.41" calcext:value-type="float">
            <text:p>3,41</text:p>
          </table:table-cell>
          <table:table-cell table:formula="of:=IF([Tabelle1.K5]=0;0;ROUND([Tabelle1.K5];2-(INT(LOG(ABS([Tabelle1.K5])))+1)))" office:value-type="float" office:value="0.21" calcext:value-type="float">
            <text:p>0,21</text:p>
          </table:table-cell>
          <table:table-cell table:formula="of:=ROUND([Tabelle1.L5];ABS(INT(LOG(ABS([Tabelle1.M5])))-1))" office:value-type="float" office:value="36" calcext:value-type="float">
            <text:p>36</text:p>
          </table:table-cell>
          <table:table-cell table:formula="of:=IF([Tabelle1.M5]=0;0;ROUND([Tabelle1.M5];2-(INT(LOG(ABS([Tabelle1.M5])))+1)))" office:value-type="float" office:value="35" calcext:value-type="float">
            <text:p>35</text:p>
          </table:table-cell>
          <table:table-cell table:formula="of:=ROUND([Tabelle1.N5];ABS(INT(LOG(ABS([Tabelle1.O5])))-1))" office:value-type="float" office:value="15.4" calcext:value-type="float">
            <text:p>15,4</text:p>
          </table:table-cell>
          <table:table-cell table:formula="of:=IF([Tabelle1.O5]=0;0;ROUND([Tabelle1.O5];2-(INT(LOG(ABS([Tabelle1.O5])))+1)))" office:value-type="float" office:value="3.2" calcext:value-type="float">
            <text:p>3,2</text:p>
          </table:table-cell>
          <table:table-cell table:formula="of:=ROUND([Tabelle1.P5];ABS(INT(LOG(ABS([Tabelle1.Q5])))-1))" office:value-type="float" office:value="0.3094" calcext:value-type="float">
            <text:p>0,3094</text:p>
          </table:table-cell>
          <table:table-cell table:formula="of:=IF([Tabelle1.Q5]=0;0;ROUND([Tabelle1.Q5];2-(INT(LOG(ABS([Tabelle1.Q5])))+1)))" office:value-type="float" office:value="0.0088" calcext:value-type="float">
            <text:p>0,0088</text:p>
          </table:table-cell>
          <table:table-cell table:formula="of:=ROUND([Tabelle1.R5];2)" office:value-type="float" office:value="36.72" calcext:value-type="float">
            <text:p>36,72</text:p>
          </table:table-cell>
          <table:table-cell table:formula="of:=ROUND([Tabelle1.S5];2)" office:value-type="float" office:value="12.51" calcext:value-type="float">
            <text:p>12,51</text:p>
          </table:table-cell>
        </table:table-row>
        <table:table-row table:style-name="ro1">
          <table:table-cell table:formula="of:=[Tabelle1.A6]" office:value-type="float" office:value="27" calcext:value-type="float">
            <text:p>27</text:p>
          </table:table-cell>
          <table:table-cell table:formula="of:=[Tabelle1.B6]" office:value-type="float" office:value="45" calcext:value-type="float">
            <text:p>45</text:p>
          </table:table-cell>
          <table:table-cell table:formula="of:=[Tabelle1.C6]" office:value-type="float" office:value="1.225" calcext:value-type="float">
            <text:p>1,225</text:p>
          </table:table-cell>
          <table:table-cell table:formula="of:=ROUND([Tabelle1.D6];ABS(INT(LOG(ABS([Tabelle1.E6])))-1))" office:value-type="float" office:value="3.58" calcext:value-type="float">
            <text:p>3,58</text:p>
          </table:table-cell>
          <table:table-cell table:formula="of:=IF([Tabelle1.E6]=0;0;ROUND([Tabelle1.E6];2-(INT(LOG(ABS([Tabelle1.E6])))+1)))" office:value-type="float" office:value="0.42" calcext:value-type="float">
            <text:p>0,42</text:p>
          </table:table-cell>
          <table:table-cell table:formula="of:=ROUND([Tabelle1.F6];ABS(INT(LOG(ABS([Tabelle1.G6])))-1))" office:value-type="float" office:value="0.57" calcext:value-type="float">
            <text:p>0,57</text:p>
          </table:table-cell>
          <table:table-cell table:formula="of:=IF([Tabelle1.G6]=0;0;ROUND([Tabelle1.G6];2-(INT(LOG(ABS([Tabelle1.G6])))+1)))" office:value-type="float" office:value="0.24" calcext:value-type="float">
            <text:p>0,24</text:p>
          </table:table-cell>
          <table:table-cell table:formula="of:=ROUND([Tabelle1.H6];ABS(INT(LOG(ABS([Tabelle1.I6])))-1))" office:value-type="float" office:value="-0.99" calcext:value-type="float">
            <text:p>-0,99</text:p>
          </table:table-cell>
          <table:table-cell table:formula="of:=IF([Tabelle1.I6]=0;0;ROUND([Tabelle1.I6];2-(INT(LOG(ABS([Tabelle1.I6])))+1)))" office:value-type="float" office:value="0.33" calcext:value-type="float">
            <text:p>0,33</text:p>
          </table:table-cell>
          <table:table-cell table:formula="of:=ROUND([Tabelle1.J6];ABS(INT(LOG(ABS([Tabelle1.K6])))-1))" office:value-type="float" office:value="3.59" calcext:value-type="float">
            <text:p>3,59</text:p>
          </table:table-cell>
          <table:table-cell table:formula="of:=IF([Tabelle1.K6]=0;0;ROUND([Tabelle1.K6];2-(INT(LOG(ABS([Tabelle1.K6])))+1)))" office:value-type="float" office:value="0.19" calcext:value-type="float">
            <text:p>0,19</text:p>
          </table:table-cell>
          <table:table-cell table:formula="of:=ROUND([Tabelle1.L6];ABS(INT(LOG(ABS([Tabelle1.M6])))-1))" office:value-type="float" office:value="69" calcext:value-type="float">
            <text:p>69</text:p>
          </table:table-cell>
          <table:table-cell table:formula="of:=IF([Tabelle1.M6]=0;0;ROUND([Tabelle1.M6];2-(INT(LOG(ABS([Tabelle1.M6])))+1)))" office:value-type="float" office:value="72" calcext:value-type="float">
            <text:p>72</text:p>
          </table:table-cell>
          <table:table-cell table:formula="of:=ROUND([Tabelle1.N6];ABS(INT(LOG(ABS([Tabelle1.O6])))-1))" office:value-type="float" office:value="15.9" calcext:value-type="float">
            <text:p>15,9</text:p>
          </table:table-cell>
          <table:table-cell table:formula="of:=IF([Tabelle1.O6]=0;0;ROUND([Tabelle1.O6];2-(INT(LOG(ABS([Tabelle1.O6])))+1)))" office:value-type="float" office:value="3.4" calcext:value-type="float">
            <text:p>3,4</text:p>
          </table:table-cell>
          <table:table-cell table:formula="of:=ROUND([Tabelle1.P6];ABS(INT(LOG(ABS([Tabelle1.Q6])))-1))" office:value-type="float" office:value="0.306" calcext:value-type="float">
            <text:p>0,306</text:p>
          </table:table-cell>
          <table:table-cell table:formula="of:=IF([Tabelle1.Q6]=0;0;ROUND([Tabelle1.Q6];2-(INT(LOG(ABS([Tabelle1.Q6])))+1)))" office:value-type="float" office:value="0.0083" calcext:value-type="float">
            <text:p>0,0083</text:p>
          </table:table-cell>
          <table:table-cell table:formula="of:=ROUND([Tabelle1.R6];2)" office:value-type="float" office:value="35.28" calcext:value-type="float">
            <text:p>35,28</text:p>
          </table:table-cell>
          <table:table-cell table:formula="of:=ROUND([Tabelle1.S6];2)" office:value-type="float" office:value="13.19" calcext:value-type="float">
            <text:p>13,19</text:p>
          </table:table-cell>
        </table:table-row>
        <table:table-row table:style-name="ro1">
          <table:table-cell table:formula="of:=[Tabelle1.A7]" office:value-type="float" office:value="26" calcext:value-type="float">
            <text:p>26</text:p>
          </table:table-cell>
          <table:table-cell table:formula="of:=[Tabelle1.B7]" office:value-type="float" office:value="46" calcext:value-type="float">
            <text:p>46</text:p>
          </table:table-cell>
          <table:table-cell table:formula="of:=[Tabelle1.C7]" office:value-type="float" office:value="1.25" calcext:value-type="float">
            <text:p>1,25</text:p>
          </table:table-cell>
          <table:table-cell table:formula="of:=ROUND([Tabelle1.D7];ABS(INT(LOG(ABS([Tabelle1.E7])))-1))" office:value-type="float" office:value="4.759" calcext:value-type="float">
            <text:p>4,759</text:p>
          </table:table-cell>
          <table:table-cell table:formula="of:=IF([Tabelle1.E7]=0;0;ROUND([Tabelle1.E7];2-(INT(LOG(ABS([Tabelle1.E7])))+1)))" office:value-type="float" office:value="0.013" calcext:value-type="float">
            <text:p>0,013</text:p>
          </table:table-cell>
          <table:table-cell table:formula="of:=ROUND([Tabelle1.F7];ABS(INT(LOG(ABS([Tabelle1.G7])))-1))" office:value-type="float" office:value="0.5098" calcext:value-type="float">
            <text:p>0,5098</text:p>
          </table:table-cell>
          <table:table-cell table:formula="of:=IF([Tabelle1.G7]=0;0;ROUND([Tabelle1.G7];2-(INT(LOG(ABS([Tabelle1.G7])))+1)))" office:value-type="float" office:value="0.0022" calcext:value-type="float">
            <text:p>0,0022</text:p>
          </table:table-cell>
          <table:table-cell table:formula="of:=ROUND([Tabelle1.H7];ABS(INT(LOG(ABS([Tabelle1.I7])))-1))" office:value-type="float" office:value="0.999" calcext:value-type="float">
            <text:p>0,999</text:p>
          </table:table-cell>
          <table:table-cell table:formula="of:=IF([Tabelle1.I7]=0;0;ROUND([Tabelle1.I7];2-(INT(LOG(ABS([Tabelle1.I7])))+1)))" office:value-type="float" office:value="0.0046" calcext:value-type="float">
            <text:p>0,0046</text:p>
          </table:table-cell>
          <table:table-cell table:formula="of:=ROUND([Tabelle1.J7];ABS(INT(LOG(ABS([Tabelle1.K7])))-1))" office:value-type="float" office:value="2.5877" calcext:value-type="float">
            <text:p>2,5877</text:p>
          </table:table-cell>
          <table:table-cell table:formula="of:=IF([Tabelle1.K7]=0;0;ROUND([Tabelle1.K7];2-(INT(LOG(ABS([Tabelle1.K7])))+1)))" office:value-type="float" office:value="0.0095" calcext:value-type="float">
            <text:p>0,0095</text:p>
          </table:table-cell>
          <table:table-cell table:formula="of:=ROUND([Tabelle1.L7];ABS(INT(LOG(ABS([Tabelle1.M7])))-1))" office:value-type="float" office:value="2.294" calcext:value-type="float">
            <text:p>2,294</text:p>
          </table:table-cell>
          <table:table-cell table:formula="of:=IF([Tabelle1.M7]=0;0;ROUND([Tabelle1.M7];2-(INT(LOG(ABS([Tabelle1.M7])))+1)))" office:value-type="float" office:value="0.031" calcext:value-type="float">
            <text:p>0,031</text:p>
          </table:table-cell>
          <table:table-cell table:formula="of:=ROUND([Tabelle1.N7];ABS(INT(LOG(ABS([Tabelle1.O7])))-1))" office:value-type="float" office:value="0.03" calcext:value-type="float">
            <text:p>0,03</text:p>
          </table:table-cell>
          <table:table-cell table:formula="of:=IF([Tabelle1.O7]=0;0;ROUND([Tabelle1.O7];2-(INT(LOG(ABS([Tabelle1.O7])))+1)))" office:value-type="float" office:value="0.054" calcext:value-type="float">
            <text:p>0,054</text:p>
          </table:table-cell>
          <table:table-cell table:formula="of:=ROUND([Tabelle1.P7];ABS(INT(LOG(ABS([Tabelle1.Q7])))-1))" office:value-type="float" office:value="0.3316" calcext:value-type="float">
            <text:p>0,3316</text:p>
          </table:table-cell>
          <table:table-cell table:formula="of:=IF([Tabelle1.Q7]=0;0;ROUND([Tabelle1.Q7];2-(INT(LOG(ABS([Tabelle1.Q7])))+1)))" office:value-type="float" office:value="0.0018" calcext:value-type="float">
            <text:p>0,0018</text:p>
          </table:table-cell>
          <table:table-cell table:formula="of:=ROUND([Tabelle1.R7];2)" office:value-type="float" office:value="43.99" calcext:value-type="float">
            <text:p>43,99</text:p>
          </table:table-cell>
          <table:table-cell table:formula="of:=ROUND([Tabelle1.S7];2)" office:value-type="float" office:value="1.52" calcext:value-type="float">
            <text:p>1,52</text:p>
          </table:table-cell>
        </table:table-row>
        <table:table-row table:style-name="ro1">
          <table:table-cell table:formula="of:=[Tabelle1.A8]" office:value-type="float" office:value="25" calcext:value-type="float">
            <text:p>25</text:p>
          </table:table-cell>
          <table:table-cell table:formula="of:=[Tabelle1.B8]" office:value-type="float" office:value="47" calcext:value-type="float">
            <text:p>47</text:p>
          </table:table-cell>
          <table:table-cell table:formula="of:=[Tabelle1.C8]" office:value-type="float" office:value="1.275" calcext:value-type="float">
            <text:p>1,275</text:p>
          </table:table-cell>
          <table:table-cell table:formula="of:=ROUND([Tabelle1.D8];ABS(INT(LOG(ABS([Tabelle1.E8])))-1))" office:value-type="float" office:value="3.61" calcext:value-type="float">
            <text:p>3,61</text:p>
          </table:table-cell>
          <table:table-cell table:formula="of:=IF([Tabelle1.E8]=0;0;ROUND([Tabelle1.E8];2-(INT(LOG(ABS([Tabelle1.E8])))+1)))" office:value-type="float" office:value="0.45" calcext:value-type="float">
            <text:p>0,45</text:p>
          </table:table-cell>
          <table:table-cell table:formula="of:=ROUND([Tabelle1.F8];ABS(INT(LOG(ABS([Tabelle1.G8])))-1))" office:value-type="float" office:value="0.56" calcext:value-type="float">
            <text:p>0,56</text:p>
          </table:table-cell>
          <table:table-cell table:formula="of:=IF([Tabelle1.G8]=0;0;ROUND([Tabelle1.G8];2-(INT(LOG(ABS([Tabelle1.G8])))+1)))" office:value-type="float" office:value="0.25" calcext:value-type="float">
            <text:p>0,25</text:p>
          </table:table-cell>
          <table:table-cell table:formula="of:=ROUND([Tabelle1.H8];ABS(INT(LOG(ABS([Tabelle1.I8])))-1))" office:value-type="float" office:value="4.92" calcext:value-type="float">
            <text:p>4,92</text:p>
          </table:table-cell>
          <table:table-cell table:formula="of:=IF([Tabelle1.I8]=0;0;ROUND([Tabelle1.I8];2-(INT(LOG(ABS([Tabelle1.I8])))+1)))" office:value-type="float" office:value="0.47" calcext:value-type="float">
            <text:p>0,47</text:p>
          </table:table-cell>
          <table:table-cell table:formula="of:=ROUND([Tabelle1.J8];ABS(INT(LOG(ABS([Tabelle1.K8])))-1))" office:value-type="float" office:value="3.78" calcext:value-type="float">
            <text:p>3,78</text:p>
          </table:table-cell>
          <table:table-cell table:formula="of:=IF([Tabelle1.K8]=0;0;ROUND([Tabelle1.K8];2-(INT(LOG(ABS([Tabelle1.K8])))+1)))" office:value-type="float" office:value="0.25" calcext:value-type="float">
            <text:p>0,25</text:p>
          </table:table-cell>
          <table:table-cell table:formula="of:=ROUND([Tabelle1.L8];ABS(INT(LOG(ABS([Tabelle1.M8])))-1))" office:value-type="float" office:value="120.6" calcext:value-type="float">
            <text:p>120,6</text:p>
          </table:table-cell>
          <table:table-cell table:formula="of:=IF([Tabelle1.M8]=0;0;ROUND([Tabelle1.M8];2-(INT(LOG(ABS([Tabelle1.M8])))+1)))" office:value-type="float" office:value="160" calcext:value-type="float">
            <text:p>160</text:p>
          </table:table-cell>
          <table:table-cell table:formula="of:=ROUND([Tabelle1.N8];ABS(INT(LOG(ABS([Tabelle1.O8])))-1))" office:value-type="float" office:value="16.2" calcext:value-type="float">
            <text:p>16,2</text:p>
          </table:table-cell>
          <table:table-cell table:formula="of:=IF([Tabelle1.O8]=0;0;ROUND([Tabelle1.O8];2-(INT(LOG(ABS([Tabelle1.O8])))+1)))" office:value-type="float" office:value="3.7" calcext:value-type="float">
            <text:p>3,7</text:p>
          </table:table-cell>
          <table:table-cell table:formula="of:=ROUND([Tabelle1.P8];ABS(INT(LOG(ABS([Tabelle1.Q8])))-1))" office:value-type="float" office:value="0.3026" calcext:value-type="float">
            <text:p>0,3026</text:p>
          </table:table-cell>
          <table:table-cell table:formula="of:=IF([Tabelle1.Q8]=0;0;ROUND([Tabelle1.Q8];2-(INT(LOG(ABS([Tabelle1.Q8])))+1)))" office:value-type="float" office:value="0.0085" calcext:value-type="float">
            <text:p>0,0085</text:p>
          </table:table-cell>
          <table:table-cell table:formula="of:=ROUND([Tabelle1.R8];2)" office:value-type="float" office:value="34.72" calcext:value-type="float">
            <text:p>34,72</text:p>
          </table:table-cell>
          <table:table-cell table:formula="of:=ROUND([Tabelle1.S8];2)" office:value-type="float" office:value="9.35" calcext:value-type="float">
            <text:p>9,35</text:p>
          </table:table-cell>
        </table:table-row>
        <table:table-row table:style-name="ro1">
          <table:table-cell table:formula="of:=[Tabelle1.A9]" office:value-type="float" office:value="24" calcext:value-type="float">
            <text:p>24</text:p>
          </table:table-cell>
          <table:table-cell table:formula="of:=[Tabelle1.B9]" office:value-type="float" office:value="48" calcext:value-type="float">
            <text:p>48</text:p>
          </table:table-cell>
          <table:table-cell table:formula="of:=[Tabelle1.C9]" office:value-type="float" office:value="1.3" calcext:value-type="float">
            <text:p>1,3</text:p>
          </table:table-cell>
          <table:table-cell table:formula="of:=ROUND([Tabelle1.D9];ABS(INT(LOG(ABS([Tabelle1.E9])))-1))" office:value-type="float" office:value="3.66" calcext:value-type="float">
            <text:p>3,66</text:p>
          </table:table-cell>
          <table:table-cell table:formula="of:=IF([Tabelle1.E9]=0;0;ROUND([Tabelle1.E9];2-(INT(LOG(ABS([Tabelle1.E9])))+1)))" office:value-type="float" office:value="0.2" calcext:value-type="float">
            <text:p>0,2</text:p>
          </table:table-cell>
          <table:table-cell table:formula="of:=ROUND([Tabelle1.F9];ABS(INT(LOG(ABS([Tabelle1.G9])))-1))" office:value-type="float" office:value="0.54" calcext:value-type="float">
            <text:p>0,54</text:p>
          </table:table-cell>
          <table:table-cell table:formula="of:=IF([Tabelle1.G9]=0;0;ROUND([Tabelle1.G9];2-(INT(LOG(ABS([Tabelle1.G9])))+1)))" office:value-type="float" office:value="0.11" calcext:value-type="float">
            <text:p>0,11</text:p>
          </table:table-cell>
          <table:table-cell table:formula="of:=ROUND([Tabelle1.H9];ABS(INT(LOG(ABS([Tabelle1.I9])))-1))" office:value-type="float" office:value="36.09" calcext:value-type="float">
            <text:p>36,09</text:p>
          </table:table-cell>
          <table:table-cell table:formula="of:=IF([Tabelle1.I9]=0;0;ROUND([Tabelle1.I9];2-(INT(LOG(ABS([Tabelle1.I9])))+1)))" office:value-type="float" office:value="0.14" calcext:value-type="float">
            <text:p>0,14</text:p>
          </table:table-cell>
          <table:table-cell table:formula="of:=ROUND([Tabelle1.J9];ABS(INT(LOG(ABS([Tabelle1.K9])))-1))" office:value-type="float" office:value="3.905" calcext:value-type="float">
            <text:p>3,905</text:p>
          </table:table-cell>
          <table:table-cell table:formula="of:=IF([Tabelle1.K9]=0;0;ROUND([Tabelle1.K9];2-(INT(LOG(ABS([Tabelle1.K9])))+1)))" office:value-type="float" office:value="0.086" calcext:value-type="float">
            <text:p>0,086</text:p>
          </table:table-cell>
          <table:table-cell table:formula="of:=ROUND([Tabelle1.L9];ABS(INT(LOG(ABS([Tabelle1.M9])))-1))" office:value-type="float" office:value="186.2" calcext:value-type="float">
            <text:p>186,2</text:p>
          </table:table-cell>
          <table:table-cell table:formula="of:=IF([Tabelle1.M9]=0;0;ROUND([Tabelle1.M9];2-(INT(LOG(ABS([Tabelle1.M9])))+1)))" office:value-type="float" office:value="120" calcext:value-type="float">
            <text:p>120</text:p>
          </table:table-cell>
          <table:table-cell table:formula="of:=ROUND([Tabelle1.N9];ABS(INT(LOG(ABS([Tabelle1.O9])))-1))" office:value-type="float" office:value="16.6" calcext:value-type="float">
            <text:p>16,6</text:p>
          </table:table-cell>
          <table:table-cell table:formula="of:=IF([Tabelle1.O9]=0;0;ROUND([Tabelle1.O9];2-(INT(LOG(ABS([Tabelle1.O9])))+1)))" office:value-type="float" office:value="2.1" calcext:value-type="float">
            <text:p>2,1</text:p>
          </table:table-cell>
          <table:table-cell table:formula="of:=ROUND([Tabelle1.P9];ABS(INT(LOG(ABS([Tabelle1.Q9])))-1))" office:value-type="float" office:value="0.3005" calcext:value-type="float">
            <text:p>0,3005</text:p>
          </table:table-cell>
          <table:table-cell table:formula="of:=IF([Tabelle1.Q9]=0;0;ROUND([Tabelle1.Q9];2-(INT(LOG(ABS([Tabelle1.Q9])))+1)))" office:value-type="float" office:value="0.0069" calcext:value-type="float">
            <text:p>0,0069</text:p>
          </table:table-cell>
          <table:table-cell table:formula="of:=ROUND([Tabelle1.R9];2)" office:value-type="float" office:value="34.32" calcext:value-type="float">
            <text:p>34,32</text:p>
          </table:table-cell>
          <table:table-cell table:formula="of:=ROUND([Tabelle1.S9];2)" office:value-type="float" office:value="7.91" calcext:value-type="float">
            <text:p>7,91</text:p>
          </table:table-cell>
        </table:table-row>
        <table:table-row table:style-name="ro1">
          <table:table-cell table:formula="of:=[Tabelle1.A10]" office:value-type="float" office:value="23" calcext:value-type="float">
            <text:p>23</text:p>
          </table:table-cell>
          <table:table-cell table:formula="of:=[Tabelle1.B10]" office:value-type="float" office:value="49" calcext:value-type="float">
            <text:p>49</text:p>
          </table:table-cell>
          <table:table-cell table:formula="of:=[Tabelle1.C10]" office:value-type="float" office:value="1.325" calcext:value-type="float">
            <text:p>1,325</text:p>
          </table:table-cell>
          <table:table-cell table:formula="of:=ROUND([Tabelle1.D10];ABS(INT(LOG(ABS([Tabelle1.E10])))-1))" office:value-type="float" office:value="3.68" calcext:value-type="float">
            <text:p>3,68</text:p>
          </table:table-cell>
          <table:table-cell table:formula="of:=IF([Tabelle1.E10]=0;0;ROUND([Tabelle1.E10];2-(INT(LOG(ABS([Tabelle1.E10])))+1)))" office:value-type="float" office:value="0.48" calcext:value-type="float">
            <text:p>0,48</text:p>
          </table:table-cell>
          <table:table-cell table:formula="of:=ROUND([Tabelle1.F10];ABS(INT(LOG(ABS([Tabelle1.G10])))-1))" office:value-type="float" office:value="0.54" calcext:value-type="float">
            <text:p>0,54</text:p>
          </table:table-cell>
          <table:table-cell table:formula="of:=IF([Tabelle1.G10]=0;0;ROUND([Tabelle1.G10];2-(INT(LOG(ABS([Tabelle1.G10])))+1)))" office:value-type="float" office:value="0.27" calcext:value-type="float">
            <text:p>0,27</text:p>
          </table:table-cell>
          <table:table-cell table:formula="of:=ROUND([Tabelle1.H10];ABS(INT(LOG(ABS([Tabelle1.I10])))-1))" office:value-type="float" office:value="-1.75" calcext:value-type="float">
            <text:p>-1,75</text:p>
          </table:table-cell>
          <table:table-cell table:formula="of:=IF([Tabelle1.I10]=0;0;ROUND([Tabelle1.I10];2-(INT(LOG(ABS([Tabelle1.I10])))+1)))" office:value-type="float" office:value="0.59" calcext:value-type="float">
            <text:p>0,59</text:p>
          </table:table-cell>
          <table:table-cell table:formula="of:=ROUND([Tabelle1.J10];ABS(INT(LOG(ABS([Tabelle1.K10])))-1))" office:value-type="float" office:value="3.97" calcext:value-type="float">
            <text:p>3,97</text:p>
          </table:table-cell>
          <table:table-cell table:formula="of:=IF([Tabelle1.K10]=0;0;ROUND([Tabelle1.K10];2-(INT(LOG(ABS([Tabelle1.K10])))+1)))" office:value-type="float" office:value="0.31" calcext:value-type="float">
            <text:p>0,31</text:p>
          </table:table-cell>
          <table:table-cell table:formula="of:=ROUND([Tabelle1.L10];ABS(INT(LOG(ABS([Tabelle1.M10])))-1))" office:value-type="float" office:value="231.3" calcext:value-type="float">
            <text:p>231,3</text:p>
          </table:table-cell>
          <table:table-cell table:formula="of:=IF([Tabelle1.M10]=0;0;ROUND([Tabelle1.M10];2-(INT(LOG(ABS([Tabelle1.M10])))+1)))" office:value-type="float" office:value="380" calcext:value-type="float">
            <text:p>380</text:p>
          </table:table-cell>
          <table:table-cell table:formula="of:=ROUND([Tabelle1.N10];ABS(INT(LOG(ABS([Tabelle1.O10])))-1))" office:value-type="float" office:value="16.8" calcext:value-type="float">
            <text:p>16,8</text:p>
          </table:table-cell>
          <table:table-cell table:formula="of:=IF([Tabelle1.O10]=0;0;ROUND([Tabelle1.O10];2-(INT(LOG(ABS([Tabelle1.O10])))+1)))" office:value-type="float" office:value="4.1" calcext:value-type="float">
            <text:p>4,1</text:p>
          </table:table-cell>
          <table:table-cell table:formula="of:=ROUND([Tabelle1.P10];ABS(INT(LOG(ABS([Tabelle1.Q10])))-1))" office:value-type="float" office:value="0.2993" calcext:value-type="float">
            <text:p>0,2993</text:p>
          </table:table-cell>
          <table:table-cell table:formula="of:=IF([Tabelle1.Q10]=0;0;ROUND([Tabelle1.Q10];2-(INT(LOG(ABS([Tabelle1.Q10])))+1)))" office:value-type="float" office:value="0.0088" calcext:value-type="float">
            <text:p>0,0088</text:p>
          </table:table-cell>
          <table:table-cell table:formula="of:=ROUND([Tabelle1.R10];2)" office:value-type="float" office:value="34.24" calcext:value-type="float">
            <text:p>34,24</text:p>
          </table:table-cell>
          <table:table-cell table:formula="of:=ROUND([Tabelle1.S10];2)" office:value-type="float" office:value="6.18" calcext:value-type="float">
            <text:p>6,18</text:p>
          </table:table-cell>
        </table:table-row>
        <table:table-row table:style-name="ro1">
          <table:table-cell table:formula="of:=[Tabelle1.A11]" office:value-type="float" office:value="22" calcext:value-type="float">
            <text:p>22</text:p>
          </table:table-cell>
          <table:table-cell table:formula="of:=[Tabelle1.B11]" office:value-type="float" office:value="50" calcext:value-type="float">
            <text:p>50</text:p>
          </table:table-cell>
          <table:table-cell table:formula="of:=[Tabelle1.C11]" office:value-type="float" office:value="1.35" calcext:value-type="float">
            <text:p>1,35</text:p>
          </table:table-cell>
          <table:table-cell table:formula="of:=ROUND([Tabelle1.D11];ABS(INT(LOG(ABS([Tabelle1.E11])))-1))" office:value-type="float" office:value="4.53" calcext:value-type="float">
            <text:p>4,53</text:p>
          </table:table-cell>
          <table:table-cell table:formula="of:=IF([Tabelle1.E11]=0;0;ROUND([Tabelle1.E11];2-(INT(LOG(ABS([Tabelle1.E11])))+1)))" office:value-type="float" office:value="0.17" calcext:value-type="float">
            <text:p>0,17</text:p>
          </table:table-cell>
          <table:table-cell table:formula="of:=ROUND([Tabelle1.F11];ABS(INT(LOG(ABS([Tabelle1.G11])))-1))" office:value-type="float" office:value="0.64" calcext:value-type="float">
            <text:p>0,64</text:p>
          </table:table-cell>
          <table:table-cell table:formula="of:=IF([Tabelle1.G11]=0;0;ROUND([Tabelle1.G11];2-(INT(LOG(ABS([Tabelle1.G11])))+1)))" office:value-type="float" office:value="0.12" calcext:value-type="float">
            <text:p>0,12</text:p>
          </table:table-cell>
          <table:table-cell table:formula="of:=ROUND([Tabelle1.H11];ABS(INT(LOG(ABS([Tabelle1.I11])))-1))" office:value-type="float" office:value="0.07" calcext:value-type="float">
            <text:p>0,07</text:p>
          </table:table-cell>
          <table:table-cell table:formula="of:=IF([Tabelle1.I11]=0;0;ROUND([Tabelle1.I11];2-(INT(LOG(ABS([Tabelle1.I11])))+1)))" office:value-type="float" office:value="0.31" calcext:value-type="float">
            <text:p>0,31</text:p>
          </table:table-cell>
          <table:table-cell table:formula="of:=ROUND([Tabelle1.J11];ABS(INT(LOG(ABS([Tabelle1.K11])))-1))" office:value-type="float" office:value="3.065" calcext:value-type="float">
            <text:p>3,065</text:p>
          </table:table-cell>
          <table:table-cell table:formula="of:=IF([Tabelle1.K11]=0;0;ROUND([Tabelle1.K11];2-(INT(LOG(ABS([Tabelle1.K11])))+1)))" office:value-type="float" office:value="0.05" calcext:value-type="float">
            <text:p>0,05</text:p>
          </table:table-cell>
          <table:table-cell table:formula="of:=ROUND([Tabelle1.L11];ABS(INT(LOG(ABS([Tabelle1.M11])))-1))" office:value-type="float" office:value="2.12" calcext:value-type="float">
            <text:p>2,12</text:p>
          </table:table-cell>
          <table:table-cell table:formula="of:=IF([Tabelle1.M11]=0;0;ROUND([Tabelle1.M11];2-(INT(LOG(ABS([Tabelle1.M11])))+1)))" office:value-type="float" office:value="0.86" calcext:value-type="float">
            <text:p>0,86</text:p>
          </table:table-cell>
          <table:table-cell table:formula="of:=ROUND([Tabelle1.N11];ABS(INT(LOG(ABS([Tabelle1.O11])))-1))" office:value-type="float" office:value="0" calcext:value-type="float">
            <text:p>0</text:p>
          </table:table-cell>
          <table:table-cell table:formula="of:=IF([Tabelle1.O11]=0;0;ROUND([Tabelle1.O11];2-(INT(LOG(ABS([Tabelle1.O11])))+1)))" office:value-type="float" office:value="97" calcext:value-type="float">
            <text:p>97</text:p>
          </table:table-cell>
          <table:table-cell table:formula="of:=ROUND([Tabelle1.P11];ABS(INT(LOG(ABS([Tabelle1.Q11])))-1))" office:value-type="float" office:value="0.317" calcext:value-type="float">
            <text:p>0,317</text:p>
          </table:table-cell>
          <table:table-cell table:formula="of:=IF([Tabelle1.Q11]=0;0;ROUND([Tabelle1.Q11];2-(INT(LOG(ABS([Tabelle1.Q11])))+1)))" office:value-type="float" office:value="0.019" calcext:value-type="float">
            <text:p>0,019</text:p>
          </table:table-cell>
          <table:table-cell table:formula="of:=ROUND([Tabelle1.R11];2)" office:value-type="float" office:value="36.26" calcext:value-type="float">
            <text:p>36,26</text:p>
          </table:table-cell>
          <table:table-cell table:formula="of:=ROUND([Tabelle1.S11];2)" office:value-type="float" office:value="2.84" calcext:value-type="float">
            <text:p>2,84</text:p>
          </table:table-cell>
        </table:table-row>
        <table:table-row table:style-name="ro1">
          <table:table-cell table:formula="of:=[Tabelle1.A12]" office:value-type="float" office:value="21" calcext:value-type="float">
            <text:p>21</text:p>
          </table:table-cell>
          <table:table-cell table:formula="of:=[Tabelle1.B12]" office:value-type="float" office:value="51" calcext:value-type="float">
            <text:p>51</text:p>
          </table:table-cell>
          <table:table-cell table:formula="of:=[Tabelle1.C12]" office:value-type="float" office:value="1.375" calcext:value-type="float">
            <text:p>1,375</text:p>
          </table:table-cell>
          <table:table-cell table:formula="of:=ROUND([Tabelle1.D12];ABS(INT(LOG(ABS([Tabelle1.E12])))-1))" office:value-type="float" office:value="3.4" calcext:value-type="float">
            <text:p>3,4</text:p>
          </table:table-cell>
          <table:table-cell table:formula="of:=IF([Tabelle1.E12]=0;0;ROUND([Tabelle1.E12];2-(INT(LOG(ABS([Tabelle1.E12])))+1)))" office:value-type="float" office:value="0.32" calcext:value-type="float">
            <text:p>0,32</text:p>
          </table:table-cell>
          <table:table-cell table:formula="of:=ROUND([Tabelle1.F12];ABS(INT(LOG(ABS([Tabelle1.G12])))-1))" office:value-type="float" office:value="0.63" calcext:value-type="float">
            <text:p>0,63</text:p>
          </table:table-cell>
          <table:table-cell table:formula="of:=IF([Tabelle1.G12]=0;0;ROUND([Tabelle1.G12];2-(INT(LOG(ABS([Tabelle1.G12])))+1)))" office:value-type="float" office:value="0.2" calcext:value-type="float">
            <text:p>0,2</text:p>
          </table:table-cell>
          <table:table-cell table:formula="of:=ROUND([Tabelle1.H12];ABS(INT(LOG(ABS([Tabelle1.I12])))-1))" office:value-type="float" office:value="12.75" calcext:value-type="float">
            <text:p>12,75</text:p>
          </table:table-cell>
          <table:table-cell table:formula="of:=IF([Tabelle1.I12]=0;0;ROUND([Tabelle1.I12];2-(INT(LOG(ABS([Tabelle1.I12])))+1)))" office:value-type="float" office:value="0.5" calcext:value-type="float">
            <text:p>0,5</text:p>
          </table:table-cell>
          <table:table-cell table:formula="of:=ROUND([Tabelle1.J12];ABS(INT(LOG(ABS([Tabelle1.K12])))-1))" office:value-type="float" office:value="3.01" calcext:value-type="float">
            <text:p>3,01</text:p>
          </table:table-cell>
          <table:table-cell table:formula="of:=IF([Tabelle1.K12]=0;0;ROUND([Tabelle1.K12];2-(INT(LOG(ABS([Tabelle1.K12])))+1)))" office:value-type="float" office:value="0.27" calcext:value-type="float">
            <text:p>0,27</text:p>
          </table:table-cell>
          <table:table-cell table:formula="of:=ROUND([Tabelle1.L12];ABS(INT(LOG(ABS([Tabelle1.M12])))-1))" office:value-type="float" office:value="-896.2" calcext:value-type="float">
            <text:p>-896,2</text:p>
          </table:table-cell>
          <table:table-cell table:formula="of:=IF([Tabelle1.M12]=0;0;ROUND([Tabelle1.M12];2-(INT(LOG(ABS([Tabelle1.M12])))+1)))" office:value-type="float" office:value="1.4" calcext:value-type="float">
            <text:p>1,4</text:p>
          </table:table-cell>
          <table:table-cell table:formula="of:=ROUND([Tabelle1.N12];ABS(INT(LOG(ABS([Tabelle1.O12])))-1))" office:value-type="float" office:value="85" calcext:value-type="float">
            <text:p>85</text:p>
          </table:table-cell>
          <table:table-cell table:formula="of:=IF([Tabelle1.O12]=0;0;ROUND([Tabelle1.O12];2-(INT(LOG(ABS([Tabelle1.O12])))+1)))" office:value-type="float" office:value="53" calcext:value-type="float">
            <text:p>53</text:p>
          </table:table-cell>
          <table:table-cell table:formula="of:=ROUND([Tabelle1.P12];ABS(INT(LOG(ABS([Tabelle1.Q12])))-1))" office:value-type="float" office:value="0.318" calcext:value-type="float">
            <text:p>0,318</text:p>
          </table:table-cell>
          <table:table-cell table:formula="of:=IF([Tabelle1.Q12]=0;0;ROUND([Tabelle1.Q12];2-(INT(LOG(ABS([Tabelle1.Q12])))+1)))" office:value-type="float" office:value="0.011" calcext:value-type="float">
            <text:p>0,011</text:p>
          </table:table-cell>
          <table:table-cell table:formula="of:=ROUND([Tabelle1.R12];2)" office:value-type="float" office:value="36.07" calcext:value-type="float">
            <text:p>36,07</text:p>
          </table:table-cell>
          <table:table-cell table:formula="of:=ROUND([Tabelle1.S12];2)" office:value-type="float" office:value="2.15" calcext:value-type="float">
            <text:p>2,15</text:p>
          </table:table-cell>
        </table:table-row>
        <table:table-row table:style-name="ro1">
          <table:table-cell table:formula="of:=[Tabelle1.A13]" office:value-type="float" office:value="20" calcext:value-type="float">
            <text:p>20</text:p>
          </table:table-cell>
          <table:table-cell table:formula="of:=[Tabelle1.B13]" office:value-type="float" office:value="52" calcext:value-type="float">
            <text:p>52</text:p>
          </table:table-cell>
          <table:table-cell table:formula="of:=[Tabelle1.C13]" office:value-type="float" office:value="1.4" calcext:value-type="float">
            <text:p>1,4</text:p>
          </table:table-cell>
          <table:table-cell table:formula="of:=ROUND([Tabelle1.D13];ABS(INT(LOG(ABS([Tabelle1.E13])))-1))" office:value-type="float" office:value="3.53" calcext:value-type="float">
            <text:p>3,53</text:p>
          </table:table-cell>
          <table:table-cell table:formula="of:=IF([Tabelle1.E13]=0;0;ROUND([Tabelle1.E13];2-(INT(LOG(ABS([Tabelle1.E13])))+1)))" office:value-type="float" office:value="0.5" calcext:value-type="float">
            <text:p>0,5</text:p>
          </table:table-cell>
          <table:table-cell table:formula="of:=ROUND([Tabelle1.F13];ABS(INT(LOG(ABS([Tabelle1.G13])))-1))" office:value-type="float" office:value="0.62" calcext:value-type="float">
            <text:p>0,62</text:p>
          </table:table-cell>
          <table:table-cell table:formula="of:=IF([Tabelle1.G13]=0;0;ROUND([Tabelle1.G13];2-(INT(LOG(ABS([Tabelle1.G13])))+1)))" office:value-type="float" office:value="0.28" calcext:value-type="float">
            <text:p>0,28</text:p>
          </table:table-cell>
          <table:table-cell table:formula="of:=ROUND([Tabelle1.H13];ABS(INT(LOG(ABS([Tabelle1.I13])))-1))" office:value-type="float" office:value="-2.3" calcext:value-type="float">
            <text:p>-2,3</text:p>
          </table:table-cell>
          <table:table-cell table:formula="of:=IF([Tabelle1.I13]=0;0;ROUND([Tabelle1.I13];2-(INT(LOG(ABS([Tabelle1.I13])))+1)))" office:value-type="float" office:value="1.1" calcext:value-type="float">
            <text:p>1,1</text:p>
          </table:table-cell>
          <table:table-cell table:formula="of:=ROUND([Tabelle1.J13];ABS(INT(LOG(ABS([Tabelle1.K13])))-1))" office:value-type="float" office:value="4.27" calcext:value-type="float">
            <text:p>4,27</text:p>
          </table:table-cell>
          <table:table-cell table:formula="of:=IF([Tabelle1.K13]=0;0;ROUND([Tabelle1.K13];2-(INT(LOG(ABS([Tabelle1.K13])))+1)))" office:value-type="float" office:value="0.53" calcext:value-type="float">
            <text:p>0,53</text:p>
          </table:table-cell>
          <table:table-cell table:formula="of:=ROUND([Tabelle1.L13];ABS(INT(LOG(ABS([Tabelle1.M13])))-1))" office:value-type="float" office:value="3380.92" calcext:value-type="float">
            <text:p>3380,92</text:p>
          </table:table-cell>
          <table:table-cell table:formula="of:=IF([Tabelle1.M13]=0;0;ROUND([Tabelle1.M13];2-(INT(LOG(ABS([Tabelle1.M13])))+1)))" office:value-type="float" office:value="7000" calcext:value-type="float">
            <text:p>7000</text:p>
          </table:table-cell>
          <table:table-cell table:formula="of:=ROUND([Tabelle1.N13];ABS(INT(LOG(ABS([Tabelle1.O13])))-1))" office:value-type="float" office:value="23" calcext:value-type="float">
            <text:p>23</text:p>
          </table:table-cell>
          <table:table-cell table:formula="of:=IF([Tabelle1.O13]=0;0;ROUND([Tabelle1.O13];2-(INT(LOG(ABS([Tabelle1.O13])))+1)))" office:value-type="float" office:value="5.2" calcext:value-type="float">
            <text:p>5,2</text:p>
          </table:table-cell>
          <table:table-cell table:formula="of:=ROUND([Tabelle1.P13];ABS(INT(LOG(ABS([Tabelle1.Q13])))-1))" office:value-type="float" office:value="0.295" calcext:value-type="float">
            <text:p>0,295</text:p>
          </table:table-cell>
          <table:table-cell table:formula="of:=IF([Tabelle1.Q13]=0;0;ROUND([Tabelle1.Q13];2-(INT(LOG(ABS([Tabelle1.Q13])))+1)))" office:value-type="float" office:value="0.011" calcext:value-type="float">
            <text:p>0,011</text:p>
          </table:table-cell>
          <table:table-cell table:formula="of:=ROUND([Tabelle1.R13];2)" office:value-type="float" office:value="28.79" calcext:value-type="float">
            <text:p>28,79</text:p>
          </table:table-cell>
          <table:table-cell table:formula="of:=ROUND([Tabelle1.S13];2)" office:value-type="float" office:value="9.19" calcext:value-type="float">
            <text:p>9,19</text:p>
          </table:table-cell>
        </table:table-row>
        <table:table-row table:style-name="ro1">
          <table:table-cell table:formula="of:=[Tabelle1.A14]" office:value-type="float" office:value="19" calcext:value-type="float">
            <text:p>19</text:p>
          </table:table-cell>
          <table:table-cell table:formula="of:=[Tabelle1.B14]" office:value-type="float" office:value="53" calcext:value-type="float">
            <text:p>53</text:p>
          </table:table-cell>
          <table:table-cell table:formula="of:=[Tabelle1.C14]" office:value-type="float" office:value="1.425" calcext:value-type="float">
            <text:p>1,425</text:p>
          </table:table-cell>
          <table:table-cell table:formula="of:=ROUND([Tabelle1.D14];ABS(INT(LOG(ABS([Tabelle1.E14])))-1))" office:value-type="float" office:value="3.49" calcext:value-type="float">
            <text:p>3,49</text:p>
          </table:table-cell>
          <table:table-cell table:formula="of:=IF([Tabelle1.E14]=0;0;ROUND([Tabelle1.E14];2-(INT(LOG(ABS([Tabelle1.E14])))+1)))" office:value-type="float" office:value="0.5" calcext:value-type="float">
            <text:p>0,5</text:p>
          </table:table-cell>
          <table:table-cell table:formula="of:=ROUND([Tabelle1.F14];ABS(INT(LOG(ABS([Tabelle1.G14])))-1))" office:value-type="float" office:value="0.64" calcext:value-type="float">
            <text:p>0,64</text:p>
          </table:table-cell>
          <table:table-cell table:formula="of:=IF([Tabelle1.G14]=0;0;ROUND([Tabelle1.G14];2-(INT(LOG(ABS([Tabelle1.G14])))+1)))" office:value-type="float" office:value="0.28" calcext:value-type="float">
            <text:p>0,28</text:p>
          </table:table-cell>
          <table:table-cell table:formula="of:=ROUND([Tabelle1.H14];ABS(INT(LOG(ABS([Tabelle1.I14])))-1))" office:value-type="float" office:value="10.3" calcext:value-type="float">
            <text:p>10,3</text:p>
          </table:table-cell>
          <table:table-cell table:formula="of:=IF([Tabelle1.I14]=0;0;ROUND([Tabelle1.I14];2-(INT(LOG(ABS([Tabelle1.I14])))+1)))" office:value-type="float" office:value="1.1" calcext:value-type="float">
            <text:p>1,1</text:p>
          </table:table-cell>
          <table:table-cell table:formula="of:=ROUND([Tabelle1.J14];ABS(INT(LOG(ABS([Tabelle1.K14])))-1))" office:value-type="float" office:value="4.21" calcext:value-type="float">
            <text:p>4,21</text:p>
          </table:table-cell>
          <table:table-cell table:formula="of:=IF([Tabelle1.K14]=0;0;ROUND([Tabelle1.K14];2-(INT(LOG(ABS([Tabelle1.K14])))+1)))" office:value-type="float" office:value="0.56" calcext:value-type="float">
            <text:p>0,56</text:p>
          </table:table-cell>
          <table:table-cell table:formula="of:=ROUND([Tabelle1.L14];ABS(INT(LOG(ABS([Tabelle1.M14])))-1))" office:value-type="float" office:value="5409.326" calcext:value-type="float">
            <text:p>5409,326</text:p>
          </table:table-cell>
          <table:table-cell table:formula="of:=IF([Tabelle1.M14]=0;0;ROUND([Tabelle1.M14];2-(INT(LOG(ABS([Tabelle1.M14])))+1)))" office:value-type="float" office:value="17000" calcext:value-type="float">
            <text:p>17000</text:p>
          </table:table-cell>
          <table:table-cell table:formula="of:=ROUND([Tabelle1.N14];ABS(INT(LOG(ABS([Tabelle1.O14])))-1))" office:value-type="float" office:value="24.6" calcext:value-type="float">
            <text:p>24,6</text:p>
          </table:table-cell>
          <table:table-cell table:formula="of:=IF([Tabelle1.O14]=0;0;ROUND([Tabelle1.O14];2-(INT(LOG(ABS([Tabelle1.O14])))+1)))" office:value-type="float" office:value="9.7" calcext:value-type="float">
            <text:p>9,7</text:p>
          </table:table-cell>
          <table:table-cell table:formula="of:=ROUND([Tabelle1.P14];ABS(INT(LOG(ABS([Tabelle1.Q14])))-1))" office:value-type="float" office:value="0.296" calcext:value-type="float">
            <text:p>0,296</text:p>
          </table:table-cell>
          <table:table-cell table:formula="of:=IF([Tabelle1.Q14]=0;0;ROUND([Tabelle1.Q14];2-(INT(LOG(ABS([Tabelle1.Q14])))+1)))" office:value-type="float" office:value="0.012" calcext:value-type="float">
            <text:p>0,012</text:p>
          </table:table-cell>
          <table:table-cell table:formula="of:=ROUND([Tabelle1.R14];2)" office:value-type="float" office:value="28.77" calcext:value-type="float">
            <text:p>28,77</text:p>
          </table:table-cell>
          <table:table-cell table:formula="of:=ROUND([Tabelle1.S14];2)" office:value-type="float" office:value="6.97" calcext:value-type="float">
            <text:p>6,97</text:p>
          </table:table-cell>
        </table:table-row>
        <table:table-row table:style-name="ro1">
          <table:table-cell table:formula="of:=[Tabelle1.A15]" office:value-type="float" office:value="18" calcext:value-type="float">
            <text:p>18</text:p>
          </table:table-cell>
          <table:table-cell table:formula="of:=[Tabelle1.B15]" office:value-type="float" office:value="54" calcext:value-type="float">
            <text:p>54</text:p>
          </table:table-cell>
          <table:table-cell table:formula="of:=[Tabelle1.C15]" office:value-type="float" office:value="1.45" calcext:value-type="float">
            <text:p>1,45</text:p>
          </table:table-cell>
          <table:table-cell table:formula="of:=ROUND([Tabelle1.D15];ABS(INT(LOG(ABS([Tabelle1.E15])))-1))" office:value-type="float" office:value="4.76510411" calcext:value-type="float">
            <text:p>4,76510411</text:p>
          </table:table-cell>
          <table:table-cell table:formula="of:=IF([Tabelle1.E15]=0;0;ROUND([Tabelle1.E15];2-(INT(LOG(ABS([Tabelle1.E15])))+1)))" office:value-type="float" office:value="0.00000077" calcext:value-type="float">
            <text:p>0,00000077</text:p>
          </table:table-cell>
          <table:table-cell table:formula="of:=ROUND([Tabelle1.F15];ABS(INT(LOG(ABS([Tabelle1.G15])))-1))" office:value-type="float" office:value="0.464419" calcext:value-type="float">
            <text:p>0,464419</text:p>
          </table:table-cell>
          <table:table-cell table:formula="of:=IF([Tabelle1.G15]=0;0;ROUND([Tabelle1.G15];2-(INT(LOG(ABS([Tabelle1.G15])))+1)))" office:value-type="float" office:value="0.000017" calcext:value-type="float">
            <text:p>0,000017</text:p>
          </table:table-cell>
          <table:table-cell table:formula="of:=ROUND([Tabelle1.H15];ABS(INT(LOG(ABS([Tabelle1.I15])))-1))" office:value-type="float" office:value="-1.0947768" calcext:value-type="float">
            <text:p>-1,0947768</text:p>
          </table:table-cell>
          <table:table-cell table:formula="of:=IF([Tabelle1.I15]=0;0;ROUND([Tabelle1.I15];2-(INT(LOG(ABS([Tabelle1.I15])))+1)))" office:value-type="float" office:value="0.0000035" calcext:value-type="float">
            <text:p>0,0000035</text:p>
          </table:table-cell>
          <table:table-cell table:formula="of:=ROUND([Tabelle1.J15];ABS(INT(LOG(ABS([Tabelle1.K15])))-1))" office:value-type="float" office:value="3.6600057" calcext:value-type="float">
            <text:p>3,6600057</text:p>
          </table:table-cell>
          <table:table-cell table:formula="of:=IF([Tabelle1.K15]=0;0;ROUND([Tabelle1.K15];2-(INT(LOG(ABS([Tabelle1.K15])))+1)))" office:value-type="float" office:value="0.0000015" calcext:value-type="float">
            <text:p>0,0000015</text:p>
          </table:table-cell>
          <table:table-cell table:formula="of:=ROUND([Tabelle1.L15];ABS(INT(LOG(ABS([Tabelle1.M15])))-1))" office:value-type="float" office:value="2.6648172" calcext:value-type="float">
            <text:p>2,6648172</text:p>
          </table:table-cell>
          <table:table-cell table:formula="of:=IF([Tabelle1.M15]=0;0;ROUND([Tabelle1.M15];2-(INT(LOG(ABS([Tabelle1.M15])))+1)))" office:value-type="float" office:value="0.00000076" calcext:value-type="float">
            <text:p>0,00000076</text:p>
          </table:table-cell>
          <table:table-cell table:formula="of:=ROUND([Tabelle1.N15];ABS(INT(LOG(ABS([Tabelle1.O15])))-1))" office:value-type="float" office:value="0.7" calcext:value-type="float">
            <text:p>0,7</text:p>
          </table:table-cell>
          <table:table-cell table:formula="of:=IF([Tabelle1.O15]=0;0;ROUND([Tabelle1.O15];2-(INT(LOG(ABS([Tabelle1.O15])))+1)))" office:value-type="float" office:value="2.1" calcext:value-type="float">
            <text:p>2,1</text:p>
          </table:table-cell>
          <table:table-cell table:formula="of:=ROUND([Tabelle1.P15];ABS(INT(LOG(ABS([Tabelle1.Q15])))-1))" office:value-type="float" office:value="0.30471392" calcext:value-type="float">
            <text:p>0,30471392</text:p>
          </table:table-cell>
          <table:table-cell table:formula="of:=IF([Tabelle1.Q15]=0;0;ROUND([Tabelle1.Q15];2-(INT(LOG(ABS([Tabelle1.Q15])))+1)))" office:value-type="float" office:value="0.00000077" calcext:value-type="float">
            <text:p>0,00000077</text:p>
          </table:table-cell>
          <table:table-cell table:formula="of:=ROUND([Tabelle1.R15];2)" office:value-type="float" office:value="29.95" calcext:value-type="float">
            <text:p>29,95</text:p>
          </table:table-cell>
          <table:table-cell table:formula="of:=ROUND([Tabelle1.S15];2)" office:value-type="float" office:value="3.8" calcext:value-type="float">
            <text:p>3,8</text:p>
          </table:table-cell>
        </table:table-row>
        <table:table-row table:style-name="ro1">
          <table:table-cell table:formula="of:=[Tabelle1.A16]" office:value-type="float" office:value="17" calcext:value-type="float">
            <text:p>17</text:p>
          </table:table-cell>
          <table:table-cell table:formula="of:=[Tabelle1.B16]" office:value-type="float" office:value="55" calcext:value-type="float">
            <text:p>55</text:p>
          </table:table-cell>
          <table:table-cell table:formula="of:=[Tabelle1.C16]" office:value-type="float" office:value="1.475" calcext:value-type="float">
            <text:p>1,475</text:p>
          </table:table-cell>
          <table:table-cell table:formula="of:=ROUND([Tabelle1.D16];ABS(INT(LOG(ABS([Tabelle1.E16])))-1))" office:value-type="float" office:value="4.78535" calcext:value-type="float">
            <text:p>4,78535</text:p>
          </table:table-cell>
          <table:table-cell table:formula="of:=IF([Tabelle1.E16]=0;0;ROUND([Tabelle1.E16];2-(INT(LOG(ABS([Tabelle1.E16])))+1)))" office:value-type="float" office:value="0.00021" calcext:value-type="float">
            <text:p>0,00021</text:p>
          </table:table-cell>
          <table:table-cell table:formula="of:=ROUND([Tabelle1.F16];ABS(INT(LOG(ABS([Tabelle1.G16])))-1))" office:value-type="float" office:value="0.44758" calcext:value-type="float">
            <text:p>0,44758</text:p>
          </table:table-cell>
          <table:table-cell table:formula="of:=IF([Tabelle1.G16]=0;0;ROUND([Tabelle1.G16];2-(INT(LOG(ABS([Tabelle1.G16])))+1)))" office:value-type="float" office:value="0.00022" calcext:value-type="float">
            <text:p>0,00022</text:p>
          </table:table-cell>
          <table:table-cell table:formula="of:=ROUND([Tabelle1.H16];ABS(INT(LOG(ABS([Tabelle1.I16])))-1))" office:value-type="float" office:value="-1.27817" calcext:value-type="float">
            <text:p>-1,27817</text:p>
          </table:table-cell>
          <table:table-cell table:formula="of:=IF([Tabelle1.I16]=0;0;ROUND([Tabelle1.I16];2-(INT(LOG(ABS([Tabelle1.I16])))+1)))" office:value-type="float" office:value="0.00065" calcext:value-type="float">
            <text:p>0,00065</text:p>
          </table:table-cell>
          <table:table-cell table:formula="of:=ROUND([Tabelle1.J16];ABS(INT(LOG(ABS([Tabelle1.K16])))-1))" office:value-type="float" office:value="3.7506" calcext:value-type="float">
            <text:p>3,7506</text:p>
          </table:table-cell>
          <table:table-cell table:formula="of:=IF([Tabelle1.K16]=0;0;ROUND([Tabelle1.K16];2-(INT(LOG(ABS([Tabelle1.K16])))+1)))" office:value-type="float" office:value="0.0071" calcext:value-type="float">
            <text:p>0,0071</text:p>
          </table:table-cell>
          <table:table-cell table:formula="of:=ROUND([Tabelle1.L16];ABS(INT(LOG(ABS([Tabelle1.M16])))-1))" office:value-type="float" office:value="2.74861" calcext:value-type="float">
            <text:p>2,74861</text:p>
          </table:table-cell>
          <table:table-cell table:formula="of:=IF([Tabelle1.M16]=0;0;ROUND([Tabelle1.M16];2-(INT(LOG(ABS([Tabelle1.M16])))+1)))" office:value-type="float" office:value="0.00089" calcext:value-type="float">
            <text:p>0,00089</text:p>
          </table:table-cell>
          <table:table-cell table:formula="of:=ROUND([Tabelle1.N16];ABS(INT(LOG(ABS([Tabelle1.O16])))-1))" office:value-type="float" office:value="0.8084" calcext:value-type="float">
            <text:p>0,8084</text:p>
          </table:table-cell>
          <table:table-cell table:formula="of:=IF([Tabelle1.O16]=0;0;ROUND([Tabelle1.O16];2-(INT(LOG(ABS([Tabelle1.O16])))+1)))" office:value-type="float" office:value="0.0016" calcext:value-type="float">
            <text:p>0,0016</text:p>
          </table:table-cell>
          <table:table-cell table:formula="of:=ROUND([Tabelle1.P16];ABS(INT(LOG(ABS([Tabelle1.Q16])))-1))" office:value-type="float" office:value="0.3028" calcext:value-type="float">
            <text:p>0,3028</text:p>
          </table:table-cell>
          <table:table-cell table:formula="of:=IF([Tabelle1.Q16]=0;0;ROUND([Tabelle1.Q16];2-(INT(LOG(ABS([Tabelle1.Q16])))+1)))" office:value-type="float" office:value="0.0044" calcext:value-type="float">
            <text:p>0,0044</text:p>
          </table:table-cell>
          <table:table-cell table:formula="of:=ROUND([Tabelle1.R16];2)" office:value-type="float" office:value="29.62" calcext:value-type="float">
            <text:p>29,62</text:p>
          </table:table-cell>
          <table:table-cell table:formula="of:=ROUND([Tabelle1.S16];2)" office:value-type="float" office:value="2.92" calcext:value-type="float">
            <text:p>2,92</text:p>
          </table:table-cell>
        </table:table-row>
        <table:table-row table:style-name="ro1">
          <table:table-cell table:formula="of:=[Tabelle1.A17]" office:value-type="float" office:value="16" calcext:value-type="float">
            <text:p>16</text:p>
          </table:table-cell>
          <table:table-cell table:formula="of:=[Tabelle1.B17]" office:value-type="float" office:value="56" calcext:value-type="float">
            <text:p>56</text:p>
          </table:table-cell>
          <table:table-cell table:formula="of:=[Tabelle1.C17]" office:value-type="float" office:value="1.5" calcext:value-type="float">
            <text:p>1,5</text:p>
          </table:table-cell>
          <table:table-cell table:formula="of:=ROUND([Tabelle1.D17];ABS(INT(LOG(ABS([Tabelle1.E17])))-1))" office:value-type="float" office:value="-1.72" calcext:value-type="float">
            <text:p>-1,72</text:p>
          </table:table-cell>
          <table:table-cell table:formula="of:=IF([Tabelle1.E17]=0;0;ROUND([Tabelle1.E17];2-(INT(LOG(ABS([Tabelle1.E17])))+1)))" office:value-type="float" office:value="0.54" calcext:value-type="float">
            <text:p>0,54</text:p>
          </table:table-cell>
          <table:table-cell table:formula="of:=ROUND([Tabelle1.F17];ABS(INT(LOG(ABS([Tabelle1.G17])))-1))" office:value-type="float" office:value="1.25" calcext:value-type="float">
            <text:p>1,25</text:p>
          </table:table-cell>
          <table:table-cell table:formula="of:=IF([Tabelle1.G17]=0;0;ROUND([Tabelle1.G17];2-(INT(LOG(ABS([Tabelle1.G17])))+1)))" office:value-type="float" office:value="0.24" calcext:value-type="float">
            <text:p>0,24</text:p>
          </table:table-cell>
          <table:table-cell table:formula="of:=ROUND([Tabelle1.H17];ABS(INT(LOG(ABS([Tabelle1.I17])))-1))" office:value-type="float" office:value="-0.87" calcext:value-type="float">
            <text:p>-0,87</text:p>
          </table:table-cell>
          <table:table-cell table:formula="of:=IF([Tabelle1.I17]=0;0;ROUND([Tabelle1.I17];2-(INT(LOG(ABS([Tabelle1.I17])))+1)))" office:value-type="float" office:value="0.5" calcext:value-type="float">
            <text:p>0,5</text:p>
          </table:table-cell>
          <table:table-cell table:formula="of:=ROUND([Tabelle1.J17];ABS(INT(LOG(ABS([Tabelle1.K17])))-1))" office:value-type="float" office:value="3.55" calcext:value-type="float">
            <text:p>3,55</text:p>
          </table:table-cell>
          <table:table-cell table:formula="of:=IF([Tabelle1.K17]=0;0;ROUND([Tabelle1.K17];2-(INT(LOG(ABS([Tabelle1.K17])))+1)))" office:value-type="float" office:value="0.26" calcext:value-type="float">
            <text:p>0,26</text:p>
          </table:table-cell>
          <table:table-cell table:formula="of:=ROUND([Tabelle1.L17];ABS(INT(LOG(ABS([Tabelle1.M17])))-1))" office:value-type="float" office:value="-0.9944" calcext:value-type="float">
            <text:p>-0,9944</text:p>
          </table:table-cell>
          <table:table-cell table:formula="of:=IF([Tabelle1.M17]=0;0;ROUND([Tabelle1.M17];2-(INT(LOG(ABS([Tabelle1.M17])))+1)))" office:value-type="float" office:value="0.0055" calcext:value-type="float">
            <text:p>0,0055</text:p>
          </table:table-cell>
          <table:table-cell table:formula="of:=ROUND([Tabelle1.N17];ABS(INT(LOG(ABS([Tabelle1.O17])))-1))" office:value-type="float" office:value="0.022" calcext:value-type="float">
            <text:p>0,022</text:p>
          </table:table-cell>
          <table:table-cell table:formula="of:=IF([Tabelle1.O17]=0;0;ROUND([Tabelle1.O17];2-(INT(LOG(ABS([Tabelle1.O17])))+1)))" office:value-type="float" office:value="0.018" calcext:value-type="float">
            <text:p>0,018</text:p>
          </table:table-cell>
          <table:table-cell table:formula="of:=ROUND([Tabelle1.P17];ABS(INT(LOG(ABS([Tabelle1.Q17])))-1))" office:value-type="float" office:value="0.309" calcext:value-type="float">
            <text:p>0,309</text:p>
          </table:table-cell>
          <table:table-cell table:formula="of:=IF([Tabelle1.Q17]=0;0;ROUND([Tabelle1.Q17];2-(INT(LOG(ABS([Tabelle1.Q17])))+1)))" office:value-type="float" office:value="0.011" calcext:value-type="float">
            <text:p>0,011</text:p>
          </table:table-cell>
          <table:table-cell table:formula="of:=ROUND([Tabelle1.R17];2)" office:value-type="float" office:value="29.35" calcext:value-type="float">
            <text:p>29,35</text:p>
          </table:table-cell>
          <table:table-cell table:formula="of:=ROUND([Tabelle1.S17];2)" office:value-type="float" office:value="2.17" calcext:value-type="float">
            <text:p>2,17</text:p>
          </table:table-cell>
        </table:table-row>
        <table:table-row table:style-name="ro1">
          <table:table-cell table:formula="of:=[Tabelle1.A18]" office:value-type="float" office:value="15" calcext:value-type="float">
            <text:p>15</text:p>
          </table:table-cell>
          <table:table-cell table:formula="of:=[Tabelle1.B18]" office:value-type="float" office:value="57" calcext:value-type="float">
            <text:p>57</text:p>
          </table:table-cell>
          <table:table-cell table:formula="of:=[Tabelle1.C18]" office:value-type="float" office:value="1.525" calcext:value-type="float">
            <text:p>1,525</text:p>
          </table:table-cell>
          <table:table-cell table:formula="of:=ROUND([Tabelle1.D18];ABS(INT(LOG(ABS([Tabelle1.E18])))-1))" office:value-type="float" office:value="5.004" calcext:value-type="float">
            <text:p>5,004</text:p>
          </table:table-cell>
          <table:table-cell table:formula="of:=IF([Tabelle1.E18]=0;0;ROUND([Tabelle1.E18];2-(INT(LOG(ABS([Tabelle1.E18])))+1)))" office:value-type="float" office:value="0.023" calcext:value-type="float">
            <text:p>0,023</text:p>
          </table:table-cell>
          <table:table-cell table:formula="of:=ROUND([Tabelle1.F18];ABS(INT(LOG(ABS([Tabelle1.G18])))-1))" office:value-type="float" office:value="0.189" calcext:value-type="float">
            <text:p>0,189</text:p>
          </table:table-cell>
          <table:table-cell table:formula="of:=IF([Tabelle1.G18]=0;0;ROUND([Tabelle1.G18];2-(INT(LOG(ABS([Tabelle1.G18])))+1)))" office:value-type="float" office:value="0.015" calcext:value-type="float">
            <text:p>0,015</text:p>
          </table:table-cell>
          <table:table-cell table:formula="of:=ROUND([Tabelle1.H18];ABS(INT(LOG(ABS([Tabelle1.I18])))-1))" office:value-type="float" office:value="17.1" calcext:value-type="float">
            <text:p>17,1</text:p>
          </table:table-cell>
          <table:table-cell table:formula="of:=IF([Tabelle1.I18]=0;0;ROUND([Tabelle1.I18];2-(INT(LOG(ABS([Tabelle1.I18])))+1)))" office:value-type="float" office:value="4.6" calcext:value-type="float">
            <text:p>4,6</text:p>
          </table:table-cell>
          <table:table-cell table:formula="of:=ROUND([Tabelle1.J18];ABS(INT(LOG(ABS([Tabelle1.K18])))-1))" office:value-type="float" office:value="3.985" calcext:value-type="float">
            <text:p>3,985</text:p>
          </table:table-cell>
          <table:table-cell table:formula="of:=IF([Tabelle1.K18]=0;0;ROUND([Tabelle1.K18];2-(INT(LOG(ABS([Tabelle1.K18])))+1)))" office:value-type="float" office:value="0.07" calcext:value-type="float">
            <text:p>0,07</text:p>
          </table:table-cell>
          <table:table-cell table:formula="of:=ROUND([Tabelle1.L18];ABS(INT(LOG(ABS([Tabelle1.M18])))-1))" office:value-type="float" office:value="3.389" calcext:value-type="float">
            <text:p>3,389</text:p>
          </table:table-cell>
          <table:table-cell table:formula="of:=IF([Tabelle1.M18]=0;0;ROUND([Tabelle1.M18];2-(INT(LOG(ABS([Tabelle1.M18])))+1)))" office:value-type="float" office:value="0.047" calcext:value-type="float">
            <text:p>0,047</text:p>
          </table:table-cell>
          <table:table-cell table:formula="of:=ROUND([Tabelle1.N18];ABS(INT(LOG(ABS([Tabelle1.O18])))-1))" office:value-type="float" office:value="1.95" calcext:value-type="float">
            <text:p>1,95</text:p>
          </table:table-cell>
          <table:table-cell table:formula="of:=IF([Tabelle1.O18]=0;0;ROUND([Tabelle1.O18];2-(INT(LOG(ABS([Tabelle1.O18])))+1)))" office:value-type="float" office:value="0.1" calcext:value-type="float">
            <text:p>0,1</text:p>
          </table:table-cell>
          <table:table-cell table:formula="of:=ROUND([Tabelle1.P18];ABS(INT(LOG(ABS([Tabelle1.Q18])))-1))" office:value-type="float" office:value="0.3001" calcext:value-type="float">
            <text:p>0,3001</text:p>
          </table:table-cell>
          <table:table-cell table:formula="of:=IF([Tabelle1.Q18]=0;0;ROUND([Tabelle1.Q18];2-(INT(LOG(ABS([Tabelle1.Q18])))+1)))" office:value-type="float" office:value="0.0071" calcext:value-type="float">
            <text:p>0,0071</text:p>
          </table:table-cell>
          <table:table-cell table:formula="of:=ROUND([Tabelle1.R18];2)" office:value-type="float" office:value="29.65" calcext:value-type="float">
            <text:p>29,65</text:p>
          </table:table-cell>
          <table:table-cell table:formula="of:=ROUND([Tabelle1.S18];2)" office:value-type="float" office:value="1.32" calcext:value-type="float">
            <text:p>1,32</text:p>
          </table:table-cell>
        </table:table-row>
        <table:table-row table:style-name="ro1">
          <table:table-cell table:formula="of:=[Tabelle1.A19]" office:value-type="float" office:value="14" calcext:value-type="float">
            <text:p>14</text:p>
          </table:table-cell>
          <table:table-cell table:formula="of:=[Tabelle1.B19]" office:value-type="float" office:value="58" calcext:value-type="float">
            <text:p>58</text:p>
          </table:table-cell>
          <table:table-cell table:formula="of:=[Tabelle1.C19]" office:value-type="float" office:value="1.55" calcext:value-type="float">
            <text:p>1,55</text:p>
          </table:table-cell>
          <table:table-cell table:formula="of:=ROUND([Tabelle1.D19];ABS(INT(LOG(ABS([Tabelle1.E19])))-1))" office:value-type="float" office:value="-2.47" calcext:value-type="float">
            <text:p>-2,47</text:p>
          </table:table-cell>
          <table:table-cell table:formula="of:=IF([Tabelle1.E19]=0;0;ROUND([Tabelle1.E19];2-(INT(LOG(ABS([Tabelle1.E19])))+1)))" office:value-type="float" office:value="0.55" calcext:value-type="float">
            <text:p>0,55</text:p>
          </table:table-cell>
          <table:table-cell table:formula="of:=ROUND([Tabelle1.F19];ABS(INT(LOG(ABS([Tabelle1.G19])))-1))" office:value-type="float" office:value="1.99" calcext:value-type="float">
            <text:p>1,99</text:p>
          </table:table-cell>
          <table:table-cell table:formula="of:=IF([Tabelle1.G19]=0;0;ROUND([Tabelle1.G19];2-(INT(LOG(ABS([Tabelle1.G19])))+1)))" office:value-type="float" office:value="0.23" calcext:value-type="float">
            <text:p>0,23</text:p>
          </table:table-cell>
          <table:table-cell table:formula="of:=ROUND([Tabelle1.H19];ABS(INT(LOG(ABS([Tabelle1.I19])))-1))" office:value-type="float" office:value="-0.97" calcext:value-type="float">
            <text:p>-0,97</text:p>
          </table:table-cell>
          <table:table-cell table:formula="of:=IF([Tabelle1.I19]=0;0;ROUND([Tabelle1.I19];2-(INT(LOG(ABS([Tabelle1.I19])))+1)))" office:value-type="float" office:value="0.48" calcext:value-type="float">
            <text:p>0,48</text:p>
          </table:table-cell>
          <table:table-cell table:formula="of:=ROUND([Tabelle1.J19];ABS(INT(LOG(ABS([Tabelle1.K19])))-1))" office:value-type="float" office:value="3.61" calcext:value-type="float">
            <text:p>3,61</text:p>
          </table:table-cell>
          <table:table-cell table:formula="of:=IF([Tabelle1.K19]=0;0;ROUND([Tabelle1.K19];2-(INT(LOG(ABS([Tabelle1.K19])))+1)))" office:value-type="float" office:value="0.24" calcext:value-type="float">
            <text:p>0,24</text:p>
          </table:table-cell>
          <table:table-cell table:formula="of:=ROUND([Tabelle1.L19];ABS(INT(LOG(ABS([Tabelle1.M19])))-1))" office:value-type="float" office:value="-1.036" calcext:value-type="float">
            <text:p>-1,036</text:p>
          </table:table-cell>
          <table:table-cell table:formula="of:=IF([Tabelle1.M19]=0;0;ROUND([Tabelle1.M19];2-(INT(LOG(ABS([Tabelle1.M19])))+1)))" office:value-type="float" office:value="0.011" calcext:value-type="float">
            <text:p>0,011</text:p>
          </table:table-cell>
          <table:table-cell table:formula="of:=ROUND([Tabelle1.N19];ABS(INT(LOG(ABS([Tabelle1.O19])))-1))" office:value-type="float" office:value="0.122" calcext:value-type="float">
            <text:p>0,122</text:p>
          </table:table-cell>
          <table:table-cell table:formula="of:=IF([Tabelle1.O19]=0;0;ROUND([Tabelle1.O19];2-(INT(LOG(ABS([Tabelle1.O19])))+1)))" office:value-type="float" office:value="0.031" calcext:value-type="float">
            <text:p>0,031</text:p>
          </table:table-cell>
          <table:table-cell table:formula="of:=ROUND([Tabelle1.P19];ABS(INT(LOG(ABS([Tabelle1.Q19])))-1))" office:value-type="float" office:value="0.314" calcext:value-type="float">
            <text:p>0,314</text:p>
          </table:table-cell>
          <table:table-cell table:formula="of:=IF([Tabelle1.Q19]=0;0;ROUND([Tabelle1.Q19];2-(INT(LOG(ABS([Tabelle1.Q19])))+1)))" office:value-type="float" office:value="0.012" calcext:value-type="float">
            <text:p>0,012</text:p>
          </table:table-cell>
          <table:table-cell table:formula="of:=ROUND([Tabelle1.R19];2)" office:value-type="float" office:value="23.31" calcext:value-type="float">
            <text:p>23,31</text:p>
          </table:table-cell>
          <table:table-cell table:formula="of:=ROUND([Tabelle1.S19];2)" office:value-type="float" office:value="5.53" calcext:value-type="float">
            <text:p>5,53</text:p>
          </table:table-cell>
        </table:table-row>
        <table:table-row table:style-name="ro1">
          <table:table-cell table:formula="of:=[Tabelle1.A20]" office:value-type="float" office:value="13" calcext:value-type="float">
            <text:p>13</text:p>
          </table:table-cell>
          <table:table-cell table:formula="of:=[Tabelle1.B20]" office:value-type="float" office:value="59" calcext:value-type="float">
            <text:p>59</text:p>
          </table:table-cell>
          <table:table-cell table:formula="of:=[Tabelle1.C20]" office:value-type="float" office:value="1.575" calcext:value-type="float">
            <text:p>1,575</text:p>
          </table:table-cell>
          <table:table-cell table:formula="of:=ROUND([Tabelle1.D20];ABS(INT(LOG(ABS([Tabelle1.E20])))-1))" office:value-type="float" office:value="-2.25" calcext:value-type="float">
            <text:p>-2,25</text:p>
          </table:table-cell>
          <table:table-cell table:formula="of:=IF([Tabelle1.E20]=0;0;ROUND([Tabelle1.E20];2-(INT(LOG(ABS([Tabelle1.E20])))+1)))" office:value-type="float" office:value="0.58" calcext:value-type="float">
            <text:p>0,58</text:p>
          </table:table-cell>
          <table:table-cell table:formula="of:=ROUND([Tabelle1.F20];ABS(INT(LOG(ABS([Tabelle1.G20])))-1))" office:value-type="float" office:value="1.77" calcext:value-type="float">
            <text:p>1,77</text:p>
          </table:table-cell>
          <table:table-cell table:formula="of:=IF([Tabelle1.G20]=0;0;ROUND([Tabelle1.G20];2-(INT(LOG(ABS([Tabelle1.G20])))+1)))" office:value-type="float" office:value="0.23" calcext:value-type="float">
            <text:p>0,23</text:p>
          </table:table-cell>
          <table:table-cell table:formula="of:=ROUND([Tabelle1.H20];ABS(INT(LOG(ABS([Tabelle1.I20])))-1))" office:value-type="float" office:value="-1.17" calcext:value-type="float">
            <text:p>-1,17</text:p>
          </table:table-cell>
          <table:table-cell table:formula="of:=IF([Tabelle1.I20]=0;0;ROUND([Tabelle1.I20];2-(INT(LOG(ABS([Tabelle1.I20])))+1)))" office:value-type="float" office:value="0.52" calcext:value-type="float">
            <text:p>0,52</text:p>
          </table:table-cell>
          <table:table-cell table:formula="of:=ROUND([Tabelle1.J20];ABS(INT(LOG(ABS([Tabelle1.K20])))-1))" office:value-type="float" office:value="3.7" calcext:value-type="float">
            <text:p>3,7</text:p>
          </table:table-cell>
          <table:table-cell table:formula="of:=IF([Tabelle1.K20]=0;0;ROUND([Tabelle1.K20];2-(INT(LOG(ABS([Tabelle1.K20])))+1)))" office:value-type="float" office:value="0.26" calcext:value-type="float">
            <text:p>0,26</text:p>
          </table:table-cell>
          <table:table-cell table:formula="of:=ROUND([Tabelle1.L20];ABS(INT(LOG(ABS([Tabelle1.M20])))-1))" office:value-type="float" office:value="-1.0178" calcext:value-type="float">
            <text:p>-1,0178</text:p>
          </table:table-cell>
          <table:table-cell table:formula="of:=IF([Tabelle1.M20]=0;0;ROUND([Tabelle1.M20];2-(INT(LOG(ABS([Tabelle1.M20])))+1)))" office:value-type="float" office:value="0.0095" calcext:value-type="float">
            <text:p>0,0095</text:p>
          </table:table-cell>
          <table:table-cell table:formula="of:=ROUND([Tabelle1.N20];ABS(INT(LOG(ABS([Tabelle1.O20])))-1))" office:value-type="float" office:value="0.079" calcext:value-type="float">
            <text:p>0,079</text:p>
          </table:table-cell>
          <table:table-cell table:formula="of:=IF([Tabelle1.O20]=0;0;ROUND([Tabelle1.O20];2-(INT(LOG(ABS([Tabelle1.O20])))+1)))" office:value-type="float" office:value="0.028" calcext:value-type="float">
            <text:p>0,028</text:p>
          </table:table-cell>
          <table:table-cell table:formula="of:=ROUND([Tabelle1.P20];ABS(INT(LOG(ABS([Tabelle1.Q20])))-1))" office:value-type="float" office:value="0.311" calcext:value-type="float">
            <text:p>0,311</text:p>
          </table:table-cell>
          <table:table-cell table:formula="of:=IF([Tabelle1.Q20]=0;0;ROUND([Tabelle1.Q20];2-(INT(LOG(ABS([Tabelle1.Q20])))+1)))" office:value-type="float" office:value="0.011" calcext:value-type="float">
            <text:p>0,011</text:p>
          </table:table-cell>
          <table:table-cell table:formula="of:=ROUND([Tabelle1.R20];2)" office:value-type="float" office:value="22.67" calcext:value-type="float">
            <text:p>22,67</text:p>
          </table:table-cell>
          <table:table-cell table:formula="of:=ROUND([Tabelle1.S20];2)" office:value-type="float" office:value="4.58" calcext:value-type="float">
            <text:p>4,58</text:p>
          </table:table-cell>
        </table:table-row>
        <table:table-row table:style-name="ro1">
          <table:table-cell table:formula="of:=[Tabelle1.A21]" office:value-type="float" office:value="12" calcext:value-type="float">
            <text:p>12</text:p>
          </table:table-cell>
          <table:table-cell table:formula="of:=[Tabelle1.B21]" office:value-type="float" office:value="60" calcext:value-type="float">
            <text:p>60</text:p>
          </table:table-cell>
          <table:table-cell table:formula="of:=[Tabelle1.C21]" office:value-type="float" office:value="1.6" calcext:value-type="float">
            <text:p>1,6</text:p>
          </table:table-cell>
          <table:table-cell table:formula="of:=ROUND([Tabelle1.D21];ABS(INT(LOG(ABS([Tabelle1.E21])))-1))" office:value-type="float" office:value="-2.03" calcext:value-type="float">
            <text:p>-2,03</text:p>
          </table:table-cell>
          <table:table-cell table:formula="of:=IF([Tabelle1.E21]=0;0;ROUND([Tabelle1.E21];2-(INT(LOG(ABS([Tabelle1.E21])))+1)))" office:value-type="float" office:value="0.61" calcext:value-type="float">
            <text:p>0,61</text:p>
          </table:table-cell>
          <table:table-cell table:formula="of:=ROUND([Tabelle1.F21];ABS(INT(LOG(ABS([Tabelle1.G21])))-1))" office:value-type="float" office:value="1.87" calcext:value-type="float">
            <text:p>1,87</text:p>
          </table:table-cell>
          <table:table-cell table:formula="of:=IF([Tabelle1.G21]=0;0;ROUND([Tabelle1.G21];2-(INT(LOG(ABS([Tabelle1.G21])))+1)))" office:value-type="float" office:value="0.24" calcext:value-type="float">
            <text:p>0,24</text:p>
          </table:table-cell>
          <table:table-cell table:formula="of:=ROUND([Tabelle1.H21];ABS(INT(LOG(ABS([Tabelle1.I21])))-1))" office:value-type="float" office:value="-1.09" calcext:value-type="float">
            <text:p>-1,09</text:p>
          </table:table-cell>
          <table:table-cell table:formula="of:=IF([Tabelle1.I21]=0;0;ROUND([Tabelle1.I21];2-(INT(LOG(ABS([Tabelle1.I21])))+1)))" office:value-type="float" office:value="0.51" calcext:value-type="float">
            <text:p>0,51</text:p>
          </table:table-cell>
          <table:table-cell table:formula="of:=ROUND([Tabelle1.J21];ABS(INT(LOG(ABS([Tabelle1.K21])))-1))" office:value-type="float" office:value="3.67" calcext:value-type="float">
            <text:p>3,67</text:p>
          </table:table-cell>
          <table:table-cell table:formula="of:=IF([Tabelle1.K21]=0;0;ROUND([Tabelle1.K21];2-(INT(LOG(ABS([Tabelle1.K21])))+1)))" office:value-type="float" office:value="0.26" calcext:value-type="float">
            <text:p>0,26</text:p>
          </table:table-cell>
          <table:table-cell table:formula="of:=ROUND([Tabelle1.L21];ABS(INT(LOG(ABS([Tabelle1.M21])))-1))" office:value-type="float" office:value="-1.036" calcext:value-type="float">
            <text:p>-1,036</text:p>
          </table:table-cell>
          <table:table-cell table:formula="of:=IF([Tabelle1.M21]=0;0;ROUND([Tabelle1.M21];2-(INT(LOG(ABS([Tabelle1.M21])))+1)))" office:value-type="float" office:value="0.016" calcext:value-type="float">
            <text:p>0,016</text:p>
          </table:table-cell>
          <table:table-cell table:formula="of:=ROUND([Tabelle1.N21];ABS(INT(LOG(ABS([Tabelle1.O21])))-1))" office:value-type="float" office:value="0.136" calcext:value-type="float">
            <text:p>0,136</text:p>
          </table:table-cell>
          <table:table-cell table:formula="of:=IF([Tabelle1.O21]=0;0;ROUND([Tabelle1.O21];2-(INT(LOG(ABS([Tabelle1.O21])))+1)))" office:value-type="float" office:value="0.045" calcext:value-type="float">
            <text:p>0,045</text:p>
          </table:table-cell>
          <table:table-cell table:formula="of:=ROUND([Tabelle1.P21];ABS(INT(LOG(ABS([Tabelle1.Q21])))-1))" office:value-type="float" office:value="0.312" calcext:value-type="float">
            <text:p>0,312</text:p>
          </table:table-cell>
          <table:table-cell table:formula="of:=IF([Tabelle1.Q21]=0;0;ROUND([Tabelle1.Q21];2-(INT(LOG(ABS([Tabelle1.Q21])))+1)))" office:value-type="float" office:value="0.012" calcext:value-type="float">
            <text:p>0,012</text:p>
          </table:table-cell>
          <table:table-cell table:formula="of:=ROUND([Tabelle1.R21];2)" office:value-type="float" office:value="22.57" calcext:value-type="float">
            <text:p>22,57</text:p>
          </table:table-cell>
          <table:table-cell table:formula="of:=ROUND([Tabelle1.S21];2)" office:value-type="float" office:value="3.16" calcext:value-type="float">
            <text:p>3,16</text:p>
          </table:table-cell>
        </table:table-row>
        <table:table-row table:style-name="ro1">
          <table:table-cell table:formula="of:=[Tabelle1.A22]" office:value-type="float" office:value="11" calcext:value-type="float">
            <text:p>11</text:p>
          </table:table-cell>
          <table:table-cell table:formula="of:=[Tabelle1.B22]" office:value-type="float" office:value="61" calcext:value-type="float">
            <text:p>61</text:p>
          </table:table-cell>
          <table:table-cell table:formula="of:=[Tabelle1.C22]" office:value-type="float" office:value="1.625" calcext:value-type="float">
            <text:p>1,625</text:p>
          </table:table-cell>
          <table:table-cell table:formula="of:=ROUND([Tabelle1.D22];ABS(INT(LOG(ABS([Tabelle1.E22])))-1))" office:value-type="float" office:value="4.54" calcext:value-type="float">
            <text:p>4,54</text:p>
          </table:table-cell>
          <table:table-cell table:formula="of:=IF([Tabelle1.E22]=0;0;ROUND([Tabelle1.E22];2-(INT(LOG(ABS([Tabelle1.E22])))+1)))" office:value-type="float" office:value="0.55" calcext:value-type="float">
            <text:p>0,55</text:p>
          </table:table-cell>
          <table:table-cell table:formula="of:=ROUND([Tabelle1.F22];ABS(INT(LOG(ABS([Tabelle1.G22])))-1))" office:value-type="float" office:value="0.64" calcext:value-type="float">
            <text:p>0,64</text:p>
          </table:table-cell>
          <table:table-cell table:formula="of:=IF([Tabelle1.G22]=0;0;ROUND([Tabelle1.G22];2-(INT(LOG(ABS([Tabelle1.G22])))+1)))" office:value-type="float" office:value="0.19" calcext:value-type="float">
            <text:p>0,19</text:p>
          </table:table-cell>
          <table:table-cell table:formula="of:=ROUND([Tabelle1.H22];ABS(INT(LOG(ABS([Tabelle1.I22])))-1))" office:value-type="float" office:value="-2.04" calcext:value-type="float">
            <text:p>-2,04</text:p>
          </table:table-cell>
          <table:table-cell table:formula="of:=IF([Tabelle1.I22]=0;0;ROUND([Tabelle1.I22];2-(INT(LOG(ABS([Tabelle1.I22])))+1)))" office:value-type="float" office:value="0.33" calcext:value-type="float">
            <text:p>0,33</text:p>
          </table:table-cell>
          <table:table-cell table:formula="of:=ROUND([Tabelle1.J22];ABS(INT(LOG(ABS([Tabelle1.K22])))-1))" office:value-type="float" office:value="4.124" calcext:value-type="float">
            <text:p>4,124</text:p>
          </table:table-cell>
          <table:table-cell table:formula="of:=IF([Tabelle1.K22]=0;0;ROUND([Tabelle1.K22];2-(INT(LOG(ABS([Tabelle1.K22])))+1)))" office:value-type="float" office:value="0.083" calcext:value-type="float">
            <text:p>0,083</text:p>
          </table:table-cell>
          <table:table-cell table:formula="of:=ROUND([Tabelle1.L22];ABS(INT(LOG(ABS([Tabelle1.M22])))-1))" office:value-type="float" office:value="1.9" calcext:value-type="float">
            <text:p>1,9</text:p>
          </table:table-cell>
          <table:table-cell table:formula="of:=IF([Tabelle1.M22]=0;0;ROUND([Tabelle1.M22];2-(INT(LOG(ABS([Tabelle1.M22])))+1)))" office:value-type="float" office:value="1.9" calcext:value-type="float">
            <text:p>1,9</text:p>
          </table:table-cell>
          <table:table-cell table:formula="of:=ROUND([Tabelle1.N22];ABS(INT(LOG(ABS([Tabelle1.O22])))-1))" office:value-type="float" office:value="0" calcext:value-type="float">
            <text:p>0</text:p>
          </table:table-cell>
          <table:table-cell table:formula="of:=IF([Tabelle1.O22]=0;0;ROUND([Tabelle1.O22];2-(INT(LOG(ABS([Tabelle1.O22])))+1)))" office:value-type="float" office:value="7.2" calcext:value-type="float">
            <text:p>7,2</text:p>
          </table:table-cell>
          <table:table-cell table:formula="of:=ROUND([Tabelle1.P22];ABS(INT(LOG(ABS([Tabelle1.Q22])))-1))" office:value-type="float" office:value="0.298" calcext:value-type="float">
            <text:p>0,298</text:p>
          </table:table-cell>
          <table:table-cell table:formula="of:=IF([Tabelle1.Q22]=0;0;ROUND([Tabelle1.Q22];2-(INT(LOG(ABS([Tabelle1.Q22])))+1)))" office:value-type="float" office:value="0.0057" calcext:value-type="float">
            <text:p>0,0057</text:p>
          </table:table-cell>
          <table:table-cell table:formula="of:=ROUND([Tabelle1.R22];2)" office:value-type="float" office:value="23.4" calcext:value-type="float">
            <text:p>23,4</text:p>
          </table:table-cell>
          <table:table-cell table:formula="of:=ROUND([Tabelle1.S22];2)" office:value-type="float" office:value="1.55" calcext:value-type="float">
            <text:p>1,55</text:p>
          </table:table-cell>
        </table:table-row>
        <table:table-row table:style-name="ro1">
          <table:table-cell table:formula="of:=[Tabelle1.A23]" office:value-type="float" office:value="10" calcext:value-type="float">
            <text:p>10</text:p>
          </table:table-cell>
          <table:table-cell table:formula="of:=[Tabelle1.B23]" office:value-type="float" office:value="62" calcext:value-type="float">
            <text:p>62</text:p>
          </table:table-cell>
          <table:table-cell table:formula="of:=[Tabelle1.C23]" office:value-type="float" office:value="1.65" calcext:value-type="float">
            <text:p>1,65</text:p>
          </table:table-cell>
          <table:table-cell table:formula="of:=ROUND([Tabelle1.D23];ABS(INT(LOG(ABS([Tabelle1.E23])))-1))" office:value-type="float" office:value="3.53" calcext:value-type="float">
            <text:p>3,53</text:p>
          </table:table-cell>
          <table:table-cell table:formula="of:=IF([Tabelle1.E23]=0;0;ROUND([Tabelle1.E23];2-(INT(LOG(ABS([Tabelle1.E23])))+1)))" office:value-type="float" office:value="0.69" calcext:value-type="float">
            <text:p>0,69</text:p>
          </table:table-cell>
          <table:table-cell table:formula="of:=ROUND([Tabelle1.F23];ABS(INT(LOG(ABS([Tabelle1.G23])))-1))" office:value-type="float" office:value="0.61" calcext:value-type="float">
            <text:p>0,61</text:p>
          </table:table-cell>
          <table:table-cell table:formula="of:=IF([Tabelle1.G23]=0;0;ROUND([Tabelle1.G23];2-(INT(LOG(ABS([Tabelle1.G23])))+1)))" office:value-type="float" office:value="0.34" calcext:value-type="float">
            <text:p>0,34</text:p>
          </table:table-cell>
          <table:table-cell table:formula="of:=ROUND([Tabelle1.H23];ABS(INT(LOG(ABS([Tabelle1.I23])))-1))" office:value-type="float" office:value="-2" calcext:value-type="float">
            <text:p>-2</text:p>
          </table:table-cell>
          <table:table-cell table:formula="of:=IF([Tabelle1.I23]=0;0;ROUND([Tabelle1.I23];2-(INT(LOG(ABS([Tabelle1.I23])))+1)))" office:value-type="float" office:value="1.6" calcext:value-type="float">
            <text:p>1,6</text:p>
          </table:table-cell>
          <table:table-cell table:formula="of:=ROUND([Tabelle1.J23];ABS(INT(LOG(ABS([Tabelle1.K23])))-1))" office:value-type="float" office:value="4.11" calcext:value-type="float">
            <text:p>4,11</text:p>
          </table:table-cell>
          <table:table-cell table:formula="of:=IF([Tabelle1.K23]=0;0;ROUND([Tabelle1.K23];2-(INT(LOG(ABS([Tabelle1.K23])))+1)))" office:value-type="float" office:value="0.78" calcext:value-type="float">
            <text:p>0,78</text:p>
          </table:table-cell>
          <table:table-cell table:formula="of:=ROUND([Tabelle1.L23];ABS(INT(LOG(ABS([Tabelle1.M23])))-1))" office:value-type="float" office:value="288393863.761568" calcext:value-type="float">
            <text:p>288393863,761568</text:p>
          </table:table-cell>
          <table:table-cell table:formula="of:=IF([Tabelle1.M23]=0;0;ROUND([Tabelle1.M23];2-(INT(LOG(ABS([Tabelle1.M23])))+1)))" office:value-type="float" office:value="450000000" calcext:value-type="float">
            <text:p>450000000</text:p>
          </table:table-cell>
          <table:table-cell table:formula="of:=ROUND([Tabelle1.N23];ABS(INT(LOG(ABS([Tabelle1.O23])))-1))" office:value-type="float" office:value="43.5" calcext:value-type="float">
            <text:p>43,5</text:p>
          </table:table-cell>
          <table:table-cell table:formula="of:=IF([Tabelle1.O23]=0;0;ROUND([Tabelle1.O23];2-(INT(LOG(ABS([Tabelle1.O23])))+1)))" office:value-type="float" office:value="6.1" calcext:value-type="float">
            <text:p>6,1</text:p>
          </table:table-cell>
          <table:table-cell table:formula="of:=ROUND([Tabelle1.P23];ABS(INT(LOG(ABS([Tabelle1.Q23])))-1))" office:value-type="float" office:value="0.298" calcext:value-type="float">
            <text:p>0,298</text:p>
          </table:table-cell>
          <table:table-cell table:formula="of:=IF([Tabelle1.Q23]=0;0;ROUND([Tabelle1.Q23];2-(INT(LOG(ABS([Tabelle1.Q23])))+1)))" office:value-type="float" office:value="0.016" calcext:value-type="float">
            <text:p>0,016</text:p>
          </table:table-cell>
          <table:table-cell table:formula="of:=ROUND([Tabelle1.R23];2)" office:value-type="float" office:value="22.95" calcext:value-type="float">
            <text:p>22,95</text:p>
          </table:table-cell>
          <table:table-cell table:formula="of:=ROUND([Tabelle1.S23];2)" office:value-type="float" office:value="1.09" calcext:value-type="float">
            <text:p>1,09</text:p>
          </table:table-cell>
        </table:table-row>
        <table:table-row table:style-name="ro1">
          <table:table-cell table:formula="of:=[Tabelle1.A24]" office:value-type="float" office:value="9" calcext:value-type="float">
            <text:p>9</text:p>
          </table:table-cell>
          <table:table-cell table:formula="of:=[Tabelle1.B24]" office:value-type="float" office:value="63" calcext:value-type="float">
            <text:p>63</text:p>
          </table:table-cell>
          <table:table-cell table:formula="of:=[Tabelle1.C24]" office:value-type="float" office:value="1.675" calcext:value-type="float">
            <text:p>1,675</text:p>
          </table:table-cell>
          <table:table-cell table:formula="of:=ROUND([Tabelle1.D24];ABS(INT(LOG(ABS([Tabelle1.E24])))-1))" office:value-type="float" office:value="3.35" calcext:value-type="float">
            <text:p>3,35</text:p>
          </table:table-cell>
          <table:table-cell table:formula="of:=IF([Tabelle1.E24]=0;0;ROUND([Tabelle1.E24];2-(INT(LOG(ABS([Tabelle1.E24])))+1)))" office:value-type="float" office:value="0.52" calcext:value-type="float">
            <text:p>0,52</text:p>
          </table:table-cell>
          <table:table-cell table:formula="of:=ROUND([Tabelle1.F24];ABS(INT(LOG(ABS([Tabelle1.G24])))-1))" office:value-type="float" office:value="0.68" calcext:value-type="float">
            <text:p>0,68</text:p>
          </table:table-cell>
          <table:table-cell table:formula="of:=IF([Tabelle1.G24]=0;0;ROUND([Tabelle1.G24];2-(INT(LOG(ABS([Tabelle1.G24])))+1)))" office:value-type="float" office:value="0.28" calcext:value-type="float">
            <text:p>0,28</text:p>
          </table:table-cell>
          <table:table-cell table:formula="of:=ROUND([Tabelle1.H24];ABS(INT(LOG(ABS([Tabelle1.I24])))-1))" office:value-type="float" office:value="-1.71" calcext:value-type="float">
            <text:p>-1,71</text:p>
          </table:table-cell>
          <table:table-cell table:formula="of:=IF([Tabelle1.I24]=0;0;ROUND([Tabelle1.I24];2-(INT(LOG(ABS([Tabelle1.I24])))+1)))" office:value-type="float" office:value="0.95" calcext:value-type="float">
            <text:p>0,95</text:p>
          </table:table-cell>
          <table:table-cell table:formula="of:=ROUND([Tabelle1.J24];ABS(INT(LOG(ABS([Tabelle1.K24])))-1))" office:value-type="float" office:value="3.97" calcext:value-type="float">
            <text:p>3,97</text:p>
          </table:table-cell>
          <table:table-cell table:formula="of:=IF([Tabelle1.K24]=0;0;ROUND([Tabelle1.K24];2-(INT(LOG(ABS([Tabelle1.K24])))+1)))" office:value-type="float" office:value="0.47" calcext:value-type="float">
            <text:p>0,47</text:p>
          </table:table-cell>
          <table:table-cell table:formula="of:=ROUND([Tabelle1.L24];ABS(INT(LOG(ABS([Tabelle1.M24])))-1))" office:value-type="float" office:value="4.5" calcext:value-type="float">
            <text:p>4,5</text:p>
          </table:table-cell>
          <table:table-cell table:formula="of:=IF([Tabelle1.M24]=0;0;ROUND([Tabelle1.M24];2-(INT(LOG(ABS([Tabelle1.M24])))+1)))" office:value-type="float" office:value="1.4" calcext:value-type="float">
            <text:p>1,4</text:p>
          </table:table-cell>
          <table:table-cell table:formula="of:=ROUND([Tabelle1.N24];ABS(INT(LOG(ABS([Tabelle1.O24])))-1))" office:value-type="float" office:value="20" calcext:value-type="float">
            <text:p>20</text:p>
          </table:table-cell>
          <table:table-cell table:formula="of:=IF([Tabelle1.O24]=0;0;ROUND([Tabelle1.O24];2-(INT(LOG(ABS([Tabelle1.O24])))+1)))" office:value-type="float" office:value="57" calcext:value-type="float">
            <text:p>57</text:p>
          </table:table-cell>
          <table:table-cell table:formula="of:=ROUND([Tabelle1.P24];ABS(INT(LOG(ABS([Tabelle1.Q24])))-1))" office:value-type="float" office:value="0.301" calcext:value-type="float">
            <text:p>0,301</text:p>
          </table:table-cell>
          <table:table-cell table:formula="of:=IF([Tabelle1.Q24]=0;0;ROUND([Tabelle1.Q24];2-(INT(LOG(ABS([Tabelle1.Q24])))+1)))" office:value-type="float" office:value="0.012" calcext:value-type="float">
            <text:p>0,012</text:p>
          </table:table-cell>
          <table:table-cell table:formula="of:=ROUND([Tabelle1.R24];2)" office:value-type="float" office:value="23.12" calcext:value-type="float">
            <text:p>23,12</text:p>
          </table:table-cell>
          <table:table-cell table:formula="of:=ROUND([Tabelle1.S24];2)" office:value-type="float" office:value="0.59" calcext:value-type="float">
            <text:p>0,59</text:p>
          </table:table-cell>
        </table:table-row>
        <table:table-row table:style-name="ro1">
          <table:table-cell table:formula="of:=[Tabelle1.A25]" office:value-type="float" office:value="8" calcext:value-type="float">
            <text:p>8</text:p>
          </table:table-cell>
          <table:table-cell table:formula="of:=[Tabelle1.B25]" office:value-type="float" office:value="64" calcext:value-type="float">
            <text:p>64</text:p>
          </table:table-cell>
          <table:table-cell table:formula="of:=[Tabelle1.C25]" office:value-type="float" office:value="1.7" calcext:value-type="float">
            <text:p>1,7</text:p>
          </table:table-cell>
          <table:table-cell table:formula="of:=ROUND([Tabelle1.D25];ABS(INT(LOG(ABS([Tabelle1.E25])))-1))" office:value-type="float" office:value="3.6" calcext:value-type="float">
            <text:p>3,6</text:p>
          </table:table-cell>
          <table:table-cell table:formula="of:=IF([Tabelle1.E25]=0;0;ROUND([Tabelle1.E25];2-(INT(LOG(ABS([Tabelle1.E25])))+1)))" office:value-type="float" office:value="1" calcext:value-type="float">
            <text:p>1</text:p>
          </table:table-cell>
          <table:table-cell table:formula="of:=ROUND([Tabelle1.F25];ABS(INT(LOG(ABS([Tabelle1.G25])))-1))" office:value-type="float" office:value="0.6" calcext:value-type="float">
            <text:p>0,6</text:p>
          </table:table-cell>
          <table:table-cell table:formula="of:=IF([Tabelle1.G25]=0;0;ROUND([Tabelle1.G25];2-(INT(LOG(ABS([Tabelle1.G25])))+1)))" office:value-type="float" office:value="1" calcext:value-type="float">
            <text:p>1</text:p>
          </table:table-cell>
          <table:table-cell table:formula="of:=ROUND([Tabelle1.H25];ABS(INT(LOG(ABS([Tabelle1.I25])))-1))" office:value-type="float" office:value="-2.3" calcext:value-type="float">
            <text:p>-2,3</text:p>
          </table:table-cell>
          <table:table-cell table:formula="of:=IF([Tabelle1.I25]=0;0;ROUND([Tabelle1.I25];2-(INT(LOG(ABS([Tabelle1.I25])))+1)))" office:value-type="float" office:value="1" calcext:value-type="float">
            <text:p>1</text:p>
          </table:table-cell>
          <table:table-cell table:formula="of:=ROUND([Tabelle1.J25];ABS(INT(LOG(ABS([Tabelle1.K25])))-1))" office:value-type="float" office:value="4.2" calcext:value-type="float">
            <text:p>4,2</text:p>
          </table:table-cell>
          <table:table-cell table:formula="of:=IF([Tabelle1.K25]=0;0;ROUND([Tabelle1.K25];2-(INT(LOG(ABS([Tabelle1.K25])))+1)))" office:value-type="float" office:value="1" calcext:value-type="float">
            <text:p>1</text:p>
          </table:table-cell>
          <table:table-cell table:formula="of:=ROUND([Tabelle1.L25];ABS(INT(LOG(ABS([Tabelle1.M25])))-1))" office:value-type="float" office:value="-235347.8" calcext:value-type="float">
            <text:p>-235347,8</text:p>
          </table:table-cell>
          <table:table-cell table:formula="of:=IF([Tabelle1.M25]=0;0;ROUND([Tabelle1.M25];2-(INT(LOG(ABS([Tabelle1.M25])))+1)))" office:value-type="float" office:value="1.1" calcext:value-type="float">
            <text:p>1,1</text:p>
          </table:table-cell>
          <table:table-cell table:formula="of:=ROUND([Tabelle1.N25];ABS(INT(LOG(ABS([Tabelle1.O25])))-1))" office:value-type="float" office:value="31" calcext:value-type="float">
            <text:p>31</text:p>
          </table:table-cell>
          <table:table-cell table:formula="of:=IF([Tabelle1.O25]=0;0;ROUND([Tabelle1.O25];2-(INT(LOG(ABS([Tabelle1.O25])))+1)))" office:value-type="float" office:value="65" calcext:value-type="float">
            <text:p>65</text:p>
          </table:table-cell>
          <table:table-cell table:formula="of:=ROUND([Tabelle1.P25];ABS(INT(LOG(ABS([Tabelle1.Q25])))-1))" office:value-type="float" office:value="0.3" calcext:value-type="float">
            <text:p>0,3</text:p>
          </table:table-cell>
          <table:table-cell table:formula="of:=IF([Tabelle1.Q25]=0;0;ROUND([Tabelle1.Q25];2-(INT(LOG(ABS([Tabelle1.Q25])))+1)))" office:value-type="float" office:value="1" calcext:value-type="float">
            <text:p>1</text:p>
          </table:table-cell>
          <table:table-cell table:formula="of:=ROUND([Tabelle1.R25];2)" office:value-type="float" office:value="21.88" calcext:value-type="float">
            <text:p>21,88</text:p>
          </table:table-cell>
          <table:table-cell table:formula="of:=ROUND([Tabelle1.S25];2)" office:value-type="float" office:value="0.51" calcext:value-type="float">
            <text:p>0,51</text:p>
          </table:table-cell>
        </table:table-row>
        <table:table-row table:style-name="ro1">
          <table:table-cell table:formula="of:=[Tabelle1.A26]" office:value-type="float" office:value="7" calcext:value-type="float">
            <text:p>7</text:p>
          </table:table-cell>
          <table:table-cell table:formula="of:=[Tabelle1.B26]" office:value-type="float" office:value="65" calcext:value-type="float">
            <text:p>65</text:p>
          </table:table-cell>
          <table:table-cell table:formula="of:=[Tabelle1.C26]" office:value-type="float" office:value="1.75" calcext:value-type="float">
            <text:p>1,75</text:p>
          </table:table-cell>
          <table:table-cell table:formula="of:=ROUND([Tabelle1.D26];ABS(INT(LOG(ABS([Tabelle1.E26])))-1))" office:value-type="float" office:value="-4.4" calcext:value-type="float">
            <text:p>-4,4</text:p>
          </table:table-cell>
          <table:table-cell table:formula="of:=IF([Tabelle1.E26]=0;0;ROUND([Tabelle1.E26];2-(INT(LOG(ABS([Tabelle1.E26])))+1)))" office:value-type="float" office:value="3.2" calcext:value-type="float">
            <text:p>3,2</text:p>
          </table:table-cell>
          <table:table-cell table:formula="of:=ROUND([Tabelle1.F26];ABS(INT(LOG(ABS([Tabelle1.G26])))-1))" office:value-type="float" office:value="3.65" calcext:value-type="float">
            <text:p>3,65</text:p>
          </table:table-cell>
          <table:table-cell table:formula="of:=IF([Tabelle1.G26]=0;0;ROUND([Tabelle1.G26];2-(INT(LOG(ABS([Tabelle1.G26])))+1)))" office:value-type="float" office:value="0.96" calcext:value-type="float">
            <text:p>0,96</text:p>
          </table:table-cell>
          <table:table-cell table:formula="of:=ROUND([Tabelle1.H26];ABS(INT(LOG(ABS([Tabelle1.I26])))-1))" office:value-type="float" office:value="2.6" calcext:value-type="float">
            <text:p>2,6</text:p>
          </table:table-cell>
          <table:table-cell table:formula="of:=IF([Tabelle1.I26]=0;0;ROUND([Tabelle1.I26];2-(INT(LOG(ABS([Tabelle1.I26])))+1)))" office:value-type="float" office:value="4.7" calcext:value-type="float">
            <text:p>4,7</text:p>
          </table:table-cell>
          <table:table-cell table:formula="of:=ROUND([Tabelle1.J26];ABS(INT(LOG(ABS([Tabelle1.K26])))-1))" office:value-type="float" office:value="1.8" calcext:value-type="float">
            <text:p>1,8</text:p>
          </table:table-cell>
          <table:table-cell table:formula="of:=IF([Tabelle1.K26]=0;0;ROUND([Tabelle1.K26];2-(INT(LOG(ABS([Tabelle1.K26])))+1)))" office:value-type="float" office:value="2.3" calcext:value-type="float">
            <text:p>2,3</text:p>
          </table:table-cell>
          <table:table-cell table:formula="of:=ROUND([Tabelle1.L26];ABS(INT(LOG(ABS([Tabelle1.M26])))-1))" office:value-type="float" office:value="-9" calcext:value-type="float">
            <text:p>-9</text:p>
          </table:table-cell>
          <table:table-cell table:formula="of:=IF([Tabelle1.M26]=0;0;ROUND([Tabelle1.M26];2-(INT(LOG(ABS([Tabelle1.M26])))+1)))" office:value-type="float" office:value="8.5" calcext:value-type="float">
            <text:p>8,5</text:p>
          </table:table-cell>
          <table:table-cell table:formula="of:=ROUND([Tabelle1.N26];ABS(INT(LOG(ABS([Tabelle1.O26])))-1))" office:value-type="float" office:value="4.1" calcext:value-type="float">
            <text:p>4,1</text:p>
          </table:table-cell>
          <table:table-cell table:formula="of:=IF([Tabelle1.O26]=0;0;ROUND([Tabelle1.O26];2-(INT(LOG(ABS([Tabelle1.O26])))+1)))" office:value-type="float" office:value="1.7" calcext:value-type="float">
            <text:p>1,7</text:p>
          </table:table-cell>
          <table:table-cell table:formula="of:=ROUND([Tabelle1.P26];ABS(INT(LOG(ABS([Tabelle1.Q26])))-1))" office:value-type="float" office:value="0.343" calcext:value-type="float">
            <text:p>0,343</text:p>
          </table:table-cell>
          <table:table-cell table:formula="of:=IF([Tabelle1.Q26]=0;0;ROUND([Tabelle1.Q26];2-(INT(LOG(ABS([Tabelle1.Q26])))+1)))" office:value-type="float" office:value="0.034" calcext:value-type="float">
            <text:p>0,034</text:p>
          </table:table-cell>
          <table:table-cell table:formula="of:=ROUND([Tabelle1.R26];2)" office:value-type="float" office:value="14.95" calcext:value-type="float">
            <text:p>14,95</text:p>
          </table:table-cell>
          <table:table-cell table:formula="of:=ROUND([Tabelle1.S26];2)" office:value-type="float" office:value="3.67" calcext:value-type="float">
            <text:p>3,67</text:p>
          </table:table-cell>
        </table:table-row>
        <table:table-row table:style-name="ro1">
          <table:table-cell table:formula="of:=[Tabelle1.A27]" office:value-type="float" office:value="0" calcext:value-type="float">
            <text:p>0</text:p>
          </table:table-cell>
          <table:table-cell table:formula="of:=[Tabelle1.B27]" office:value-type="float" office:value="0" calcext:value-type="float">
            <text:p>0</text:p>
          </table:table-cell>
          <table:table-cell table:formula="of:=[Tabelle1.C27]" office:value-type="float" office:value="0" calcext:value-type="float">
            <text:p>0</text:p>
          </table:table-cell>
          <table:table-cell table:formula="of:=ROUND([Tabelle1.D27];ABS(INT(LOG(ABS([Tabelle1.E27])))-1))" office:value-type="string" office:string-value="" calcext:value-type="error">
            <text:p>Err:502</text:p>
          </table:table-cell>
          <table:table-cell table:formula="of:=IF([Tabelle1.E27]=0;0;ROUND([Tabelle1.E27];2-(INT(LOG(ABS([Tabelle1.E27])))+1)))" office:value-type="float" office:value="0" calcext:value-type="float">
            <text:p>0</text:p>
          </table:table-cell>
          <table:table-cell table:formula="of:=ROUND([Tabelle1.F27];ABS(INT(LOG(ABS([Tabelle1.G27])))-1))" office:value-type="string" office:string-value="" calcext:value-type="error">
            <text:p>Err:502</text:p>
          </table:table-cell>
          <table:table-cell table:formula="of:=IF([Tabelle1.G27]=0;0;ROUND([Tabelle1.G27];2-(INT(LOG(ABS([Tabelle1.G27])))+1)))" office:value-type="float" office:value="0" calcext:value-type="float">
            <text:p>0</text:p>
          </table:table-cell>
          <table:table-cell table:formula="of:=ROUND([Tabelle1.H27];ABS(INT(LOG(ABS([Tabelle1.I27])))-1))" office:value-type="string" office:string-value="" calcext:value-type="error">
            <text:p>Err:502</text:p>
          </table:table-cell>
          <table:table-cell table:formula="of:=IF([Tabelle1.I27]=0;0;ROUND([Tabelle1.I27];2-(INT(LOG(ABS([Tabelle1.I27])))+1)))" office:value-type="float" office:value="0" calcext:value-type="float">
            <text:p>0</text:p>
          </table:table-cell>
          <table:table-cell table:formula="of:=ROUND([Tabelle1.J27];ABS(INT(LOG(ABS([Tabelle1.K27])))-1))" office:value-type="string" office:string-value="" calcext:value-type="error">
            <text:p>Err:502</text:p>
          </table:table-cell>
          <table:table-cell table:formula="of:=IF([Tabelle1.K27]=0;0;ROUND([Tabelle1.K27];2-(INT(LOG(ABS([Tabelle1.K27])))+1)))" office:value-type="float" office:value="0" calcext:value-type="float">
            <text:p>0</text:p>
          </table:table-cell>
          <table:table-cell table:formula="of:=ROUND([Tabelle1.L27];ABS(INT(LOG(ABS([Tabelle1.M27])))-1))" office:value-type="string" office:string-value="" calcext:value-type="error">
            <text:p>Err:502</text:p>
          </table:table-cell>
          <table:table-cell table:formula="of:=IF([Tabelle1.M27]=0;0;ROUND([Tabelle1.M27];2-(INT(LOG(ABS([Tabelle1.M27])))+1)))" office:value-type="float" office:value="0" calcext:value-type="float">
            <text:p>0</text:p>
          </table:table-cell>
          <table:table-cell table:formula="of:=ROUND([Tabelle1.N27];ABS(INT(LOG(ABS([Tabelle1.O27])))-1))" office:value-type="string" office:string-value="" calcext:value-type="error">
            <text:p>Err:502</text:p>
          </table:table-cell>
          <table:table-cell table:formula="of:=IF([Tabelle1.O27]=0;0;ROUND([Tabelle1.O27];2-(INT(LOG(ABS([Tabelle1.O27])))+1)))" office:value-type="float" office:value="0" calcext:value-type="float">
            <text:p>0</text:p>
          </table:table-cell>
          <table:table-cell table:formula="of:=ROUND([Tabelle1.P27];ABS(INT(LOG(ABS([Tabelle1.Q27])))-1))" office:value-type="string" office:string-value="" calcext:value-type="error">
            <text:p>Err:502</text:p>
          </table:table-cell>
          <table:table-cell table:formula="of:=IF([Tabelle1.Q27]=0;0;ROUND([Tabelle1.Q27];2-(INT(LOG(ABS([Tabelle1.Q27])))+1)))" office:value-type="float" office:value="0" calcext:value-type="float">
            <text:p>0</text:p>
          </table:table-cell>
          <table:table-cell table:formula="of:=ROUND([Tabelle1.R27];2)" office:value-type="float" office:value="0" calcext:value-type="float">
            <text:p>0</text:p>
          </table:table-cell>
          <table:table-cell table:formula="of:=ROUND([Tabelle1.S27];2)" office:value-type="float" office:value="0" calcext:value-type="float">
            <text:p>0</text:p>
          </table:table-cell>
        </table:table-row>
        <table:table-row table:style-name="ro1">
          <table:table-cell table:formula="of:=[Tabelle1.A28]" office:value-type="float" office:value="0" calcext:value-type="float">
            <text:p>0</text:p>
          </table:table-cell>
          <table:table-cell table:formula="of:=[Tabelle1.B28]" office:value-type="float" office:value="0" calcext:value-type="float">
            <text:p>0</text:p>
          </table:table-cell>
          <table:table-cell table:formula="of:=[Tabelle1.C28]" office:value-type="float" office:value="0" calcext:value-type="float">
            <text:p>0</text:p>
          </table:table-cell>
          <table:table-cell table:formula="of:=ROUND([Tabelle1.D28];ABS(INT(LOG(ABS([Tabelle1.E28])))-1))" office:value-type="string" office:string-value="" calcext:value-type="error">
            <text:p>Err:502</text:p>
          </table:table-cell>
          <table:table-cell table:formula="of:=IF([Tabelle1.E28]=0;0;ROUND([Tabelle1.E28];2-(INT(LOG(ABS([Tabelle1.E28])))+1)))" office:value-type="float" office:value="0" calcext:value-type="float">
            <text:p>0</text:p>
          </table:table-cell>
          <table:table-cell table:formula="of:=ROUND([Tabelle1.F28];ABS(INT(LOG(ABS([Tabelle1.G28])))-1))" office:value-type="string" office:string-value="" calcext:value-type="error">
            <text:p>Err:502</text:p>
          </table:table-cell>
          <table:table-cell table:formula="of:=IF([Tabelle1.G28]=0;0;ROUND([Tabelle1.G28];2-(INT(LOG(ABS([Tabelle1.G28])))+1)))" office:value-type="float" office:value="0" calcext:value-type="float">
            <text:p>0</text:p>
          </table:table-cell>
          <table:table-cell table:formula="of:=ROUND([Tabelle1.H28];ABS(INT(LOG(ABS([Tabelle1.I28])))-1))" office:value-type="string" office:string-value="" calcext:value-type="error">
            <text:p>Err:502</text:p>
          </table:table-cell>
          <table:table-cell table:formula="of:=IF([Tabelle1.I28]=0;0;ROUND([Tabelle1.I28];2-(INT(LOG(ABS([Tabelle1.I28])))+1)))" office:value-type="float" office:value="0" calcext:value-type="float">
            <text:p>0</text:p>
          </table:table-cell>
          <table:table-cell table:formula="of:=ROUND([Tabelle1.J28];ABS(INT(LOG(ABS([Tabelle1.K28])))-1))" office:value-type="string" office:string-value="" calcext:value-type="error">
            <text:p>Err:502</text:p>
          </table:table-cell>
          <table:table-cell table:formula="of:=IF([Tabelle1.K28]=0;0;ROUND([Tabelle1.K28];2-(INT(LOG(ABS([Tabelle1.K28])))+1)))" office:value-type="float" office:value="0" calcext:value-type="float">
            <text:p>0</text:p>
          </table:table-cell>
          <table:table-cell table:formula="of:=ROUND([Tabelle1.L28];ABS(INT(LOG(ABS([Tabelle1.M28])))-1))" office:value-type="string" office:string-value="" calcext:value-type="error">
            <text:p>Err:502</text:p>
          </table:table-cell>
          <table:table-cell table:formula="of:=IF([Tabelle1.M28]=0;0;ROUND([Tabelle1.M28];2-(INT(LOG(ABS([Tabelle1.M28])))+1)))" office:value-type="float" office:value="0" calcext:value-type="float">
            <text:p>0</text:p>
          </table:table-cell>
          <table:table-cell table:formula="of:=ROUND([Tabelle1.N28];ABS(INT(LOG(ABS([Tabelle1.O28])))-1))" office:value-type="string" office:string-value="" calcext:value-type="error">
            <text:p>Err:502</text:p>
          </table:table-cell>
          <table:table-cell table:formula="of:=IF([Tabelle1.O28]=0;0;ROUND([Tabelle1.O28];2-(INT(LOG(ABS([Tabelle1.O28])))+1)))" office:value-type="float" office:value="0" calcext:value-type="float">
            <text:p>0</text:p>
          </table:table-cell>
          <table:table-cell table:formula="of:=ROUND([Tabelle1.P28];ABS(INT(LOG(ABS([Tabelle1.Q28])))-1))" office:value-type="string" office:string-value="" calcext:value-type="error">
            <text:p>Err:502</text:p>
          </table:table-cell>
          <table:table-cell table:formula="of:=IF([Tabelle1.Q28]=0;0;ROUND([Tabelle1.Q28];2-(INT(LOG(ABS([Tabelle1.Q28])))+1)))" office:value-type="float" office:value="0" calcext:value-type="float">
            <text:p>0</text:p>
          </table:table-cell>
          <table:table-cell table:formula="of:=ROUND([Tabelle1.R28];2)" office:value-type="float" office:value="0" calcext:value-type="float">
            <text:p>0</text:p>
          </table:table-cell>
          <table:table-cell table:formula="of:=ROUND([Tabelle1.S28];2)" office:value-type="float" office:value="0" calcext:value-type="float">
            <text:p>0</text:p>
          </table:table-cell>
        </table:table-row>
        <table:table-row table:style-name="ro1">
          <table:table-cell table:formula="of:=[Tabelle1.A29]" office:value-type="float" office:value="0" calcext:value-type="float">
            <text:p>0</text:p>
          </table:table-cell>
          <table:table-cell table:formula="of:=[Tabelle1.B29]" office:value-type="float" office:value="0" calcext:value-type="float">
            <text:p>0</text:p>
          </table:table-cell>
          <table:table-cell table:formula="of:=[Tabelle1.C29]" office:value-type="float" office:value="0" calcext:value-type="float">
            <text:p>0</text:p>
          </table:table-cell>
          <table:table-cell table:formula="of:=ROUND([Tabelle1.D29];ABS(INT(LOG(ABS([Tabelle1.E29])))-1))" office:value-type="string" office:string-value="" calcext:value-type="error">
            <text:p>Err:502</text:p>
          </table:table-cell>
          <table:table-cell table:formula="of:=IF([Tabelle1.E29]=0;0;ROUND([Tabelle1.E29];2-(INT(LOG(ABS([Tabelle1.E29])))+1)))" office:value-type="float" office:value="0" calcext:value-type="float">
            <text:p>0</text:p>
          </table:table-cell>
          <table:table-cell table:formula="of:=ROUND([Tabelle1.F29];ABS(INT(LOG(ABS([Tabelle1.G29])))-1))" office:value-type="string" office:string-value="" calcext:value-type="error">
            <text:p>Err:502</text:p>
          </table:table-cell>
          <table:table-cell table:formula="of:=IF([Tabelle1.G29]=0;0;ROUND([Tabelle1.G29];2-(INT(LOG(ABS([Tabelle1.G29])))+1)))" office:value-type="float" office:value="0" calcext:value-type="float">
            <text:p>0</text:p>
          </table:table-cell>
          <table:table-cell table:formula="of:=ROUND([Tabelle1.H29];ABS(INT(LOG(ABS([Tabelle1.I29])))-1))" office:value-type="string" office:string-value="" calcext:value-type="error">
            <text:p>Err:502</text:p>
          </table:table-cell>
          <table:table-cell table:formula="of:=IF([Tabelle1.I29]=0;0;ROUND([Tabelle1.I29];2-(INT(LOG(ABS([Tabelle1.I29])))+1)))" office:value-type="float" office:value="0" calcext:value-type="float">
            <text:p>0</text:p>
          </table:table-cell>
          <table:table-cell table:formula="of:=ROUND([Tabelle1.J29];ABS(INT(LOG(ABS([Tabelle1.K29])))-1))" office:value-type="string" office:string-value="" calcext:value-type="error">
            <text:p>Err:502</text:p>
          </table:table-cell>
          <table:table-cell table:formula="of:=IF([Tabelle1.K29]=0;0;ROUND([Tabelle1.K29];2-(INT(LOG(ABS([Tabelle1.K29])))+1)))" office:value-type="float" office:value="0" calcext:value-type="float">
            <text:p>0</text:p>
          </table:table-cell>
          <table:table-cell table:formula="of:=ROUND([Tabelle1.L29];ABS(INT(LOG(ABS([Tabelle1.M29])))-1))" office:value-type="string" office:string-value="" calcext:value-type="error">
            <text:p>Err:502</text:p>
          </table:table-cell>
          <table:table-cell table:formula="of:=IF([Tabelle1.M29]=0;0;ROUND([Tabelle1.M29];2-(INT(LOG(ABS([Tabelle1.M29])))+1)))" office:value-type="float" office:value="0" calcext:value-type="float">
            <text:p>0</text:p>
          </table:table-cell>
          <table:table-cell table:formula="of:=ROUND([Tabelle1.N29];ABS(INT(LOG(ABS([Tabelle1.O29])))-1))" office:value-type="string" office:string-value="" calcext:value-type="error">
            <text:p>Err:502</text:p>
          </table:table-cell>
          <table:table-cell table:formula="of:=IF([Tabelle1.O29]=0;0;ROUND([Tabelle1.O29];2-(INT(LOG(ABS([Tabelle1.O29])))+1)))" office:value-type="float" office:value="0" calcext:value-type="float">
            <text:p>0</text:p>
          </table:table-cell>
          <table:table-cell table:formula="of:=ROUND([Tabelle1.P29];ABS(INT(LOG(ABS([Tabelle1.Q29])))-1))" office:value-type="string" office:string-value="" calcext:value-type="error">
            <text:p>Err:502</text:p>
          </table:table-cell>
          <table:table-cell table:formula="of:=IF([Tabelle1.Q29]=0;0;ROUND([Tabelle1.Q29];2-(INT(LOG(ABS([Tabelle1.Q29])))+1)))" office:value-type="float" office:value="0" calcext:value-type="float">
            <text:p>0</text:p>
          </table:table-cell>
          <table:table-cell table:formula="of:=ROUND([Tabelle1.R29];2)" office:value-type="float" office:value="0" calcext:value-type="float">
            <text:p>0</text:p>
          </table:table-cell>
          <table:table-cell table:formula="of:=ROUND([Tabelle1.S29];2)" office:value-type="float" office:value="0" calcext:value-type="float">
            <text:p>0</text:p>
          </table:table-cell>
        </table:table-row>
        <table:table-row table:style-name="ro1">
          <table:table-cell table:formula="of:=[Tabelle1.A30]" office:value-type="float" office:value="0" calcext:value-type="float">
            <text:p>0</text:p>
          </table:table-cell>
          <table:table-cell table:formula="of:=[Tabelle1.B30]" office:value-type="float" office:value="0" calcext:value-type="float">
            <text:p>0</text:p>
          </table:table-cell>
          <table:table-cell table:formula="of:=[Tabelle1.C30]" office:value-type="float" office:value="0" calcext:value-type="float">
            <text:p>0</text:p>
          </table:table-cell>
          <table:table-cell table:formula="of:=ROUND([Tabelle1.D30];ABS(INT(LOG(ABS([Tabelle1.E30])))-1))" office:value-type="string" office:string-value="" calcext:value-type="error">
            <text:p>Err:502</text:p>
          </table:table-cell>
          <table:table-cell table:formula="of:=IF([Tabelle1.E30]=0;0;ROUND([Tabelle1.E30];2-(INT(LOG(ABS([Tabelle1.E30])))+1)))" office:value-type="float" office:value="0" calcext:value-type="float">
            <text:p>0</text:p>
          </table:table-cell>
          <table:table-cell table:formula="of:=ROUND([Tabelle1.F30];ABS(INT(LOG(ABS([Tabelle1.G30])))-1))" office:value-type="string" office:string-value="" calcext:value-type="error">
            <text:p>Err:502</text:p>
          </table:table-cell>
          <table:table-cell table:formula="of:=IF([Tabelle1.G30]=0;0;ROUND([Tabelle1.G30];2-(INT(LOG(ABS([Tabelle1.G30])))+1)))" office:value-type="float" office:value="0" calcext:value-type="float">
            <text:p>0</text:p>
          </table:table-cell>
          <table:table-cell table:formula="of:=ROUND([Tabelle1.H30];ABS(INT(LOG(ABS([Tabelle1.I30])))-1))" office:value-type="string" office:string-value="" calcext:value-type="error">
            <text:p>Err:502</text:p>
          </table:table-cell>
          <table:table-cell table:formula="of:=IF([Tabelle1.I30]=0;0;ROUND([Tabelle1.I30];2-(INT(LOG(ABS([Tabelle1.I30])))+1)))" office:value-type="float" office:value="0" calcext:value-type="float">
            <text:p>0</text:p>
          </table:table-cell>
          <table:table-cell table:formula="of:=ROUND([Tabelle1.J30];ABS(INT(LOG(ABS([Tabelle1.K30])))-1))" office:value-type="string" office:string-value="" calcext:value-type="error">
            <text:p>Err:502</text:p>
          </table:table-cell>
          <table:table-cell table:formula="of:=IF([Tabelle1.K30]=0;0;ROUND([Tabelle1.K30];2-(INT(LOG(ABS([Tabelle1.K30])))+1)))" office:value-type="float" office:value="0" calcext:value-type="float">
            <text:p>0</text:p>
          </table:table-cell>
          <table:table-cell table:formula="of:=ROUND([Tabelle1.L30];ABS(INT(LOG(ABS([Tabelle1.M30])))-1))" office:value-type="string" office:string-value="" calcext:value-type="error">
            <text:p>Err:502</text:p>
          </table:table-cell>
          <table:table-cell table:formula="of:=IF([Tabelle1.M30]=0;0;ROUND([Tabelle1.M30];2-(INT(LOG(ABS([Tabelle1.M30])))+1)))" office:value-type="float" office:value="0" calcext:value-type="float">
            <text:p>0</text:p>
          </table:table-cell>
          <table:table-cell table:formula="of:=ROUND([Tabelle1.N30];ABS(INT(LOG(ABS([Tabelle1.O30])))-1))" office:value-type="string" office:string-value="" calcext:value-type="error">
            <text:p>Err:502</text:p>
          </table:table-cell>
          <table:table-cell table:formula="of:=IF([Tabelle1.O30]=0;0;ROUND([Tabelle1.O30];2-(INT(LOG(ABS([Tabelle1.O30])))+1)))" office:value-type="float" office:value="0" calcext:value-type="float">
            <text:p>0</text:p>
          </table:table-cell>
          <table:table-cell table:formula="of:=ROUND([Tabelle1.P30];ABS(INT(LOG(ABS([Tabelle1.Q30])))-1))" office:value-type="string" office:string-value="" calcext:value-type="error">
            <text:p>Err:502</text:p>
          </table:table-cell>
          <table:table-cell table:formula="of:=IF([Tabelle1.Q30]=0;0;ROUND([Tabelle1.Q30];2-(INT(LOG(ABS([Tabelle1.Q30])))+1)))" office:value-type="float" office:value="0" calcext:value-type="float">
            <text:p>0</text:p>
          </table:table-cell>
          <table:table-cell table:formula="of:=ROUND([Tabelle1.R30];2)" office:value-type="float" office:value="0" calcext:value-type="float">
            <text:p>0</text:p>
          </table:table-cell>
          <table:table-cell table:formula="of:=ROUND([Tabelle1.S30];2)" office:value-type="float" office:value="0" calcext:value-type="float">
            <text:p>0</text:p>
          </table:table-cell>
        </table:table-row>
        <table:table-row table:style-name="ro1">
          <table:table-cell table:formula="of:=[Tabelle1.A31]" office:value-type="float" office:value="0" calcext:value-type="float">
            <text:p>0</text:p>
          </table:table-cell>
          <table:table-cell table:formula="of:=[Tabelle1.B31]" office:value-type="float" office:value="0" calcext:value-type="float">
            <text:p>0</text:p>
          </table:table-cell>
          <table:table-cell table:formula="of:=[Tabelle1.C31]" office:value-type="float" office:value="0" calcext:value-type="float">
            <text:p>0</text:p>
          </table:table-cell>
          <table:table-cell table:formula="of:=ROUND([Tabelle1.D31];ABS(INT(LOG(ABS([Tabelle1.E31])))-1))" office:value-type="string" office:string-value="" calcext:value-type="error">
            <text:p>Err:502</text:p>
          </table:table-cell>
          <table:table-cell table:formula="of:=IF([Tabelle1.E31]=0;0;ROUND([Tabelle1.E31];2-(INT(LOG(ABS([Tabelle1.E31])))+1)))" office:value-type="float" office:value="0" calcext:value-type="float">
            <text:p>0</text:p>
          </table:table-cell>
          <table:table-cell table:formula="of:=ROUND([Tabelle1.F31];ABS(INT(LOG(ABS([Tabelle1.G31])))-1))" office:value-type="string" office:string-value="" calcext:value-type="error">
            <text:p>Err:502</text:p>
          </table:table-cell>
          <table:table-cell table:formula="of:=IF([Tabelle1.G31]=0;0;ROUND([Tabelle1.G31];2-(INT(LOG(ABS([Tabelle1.G31])))+1)))" office:value-type="float" office:value="0" calcext:value-type="float">
            <text:p>0</text:p>
          </table:table-cell>
          <table:table-cell table:formula="of:=ROUND([Tabelle1.H31];ABS(INT(LOG(ABS([Tabelle1.I31])))-1))" office:value-type="string" office:string-value="" calcext:value-type="error">
            <text:p>Err:502</text:p>
          </table:table-cell>
          <table:table-cell table:formula="of:=IF([Tabelle1.I31]=0;0;ROUND([Tabelle1.I31];2-(INT(LOG(ABS([Tabelle1.I31])))+1)))" office:value-type="float" office:value="0" calcext:value-type="float">
            <text:p>0</text:p>
          </table:table-cell>
          <table:table-cell table:formula="of:=ROUND([Tabelle1.J31];ABS(INT(LOG(ABS([Tabelle1.K31])))-1))" office:value-type="string" office:string-value="" calcext:value-type="error">
            <text:p>Err:502</text:p>
          </table:table-cell>
          <table:table-cell table:formula="of:=IF([Tabelle1.K31]=0;0;ROUND([Tabelle1.K31];2-(INT(LOG(ABS([Tabelle1.K31])))+1)))" office:value-type="float" office:value="0" calcext:value-type="float">
            <text:p>0</text:p>
          </table:table-cell>
          <table:table-cell table:formula="of:=ROUND([Tabelle1.L31];ABS(INT(LOG(ABS([Tabelle1.M31])))-1))" office:value-type="string" office:string-value="" calcext:value-type="error">
            <text:p>Err:502</text:p>
          </table:table-cell>
          <table:table-cell table:formula="of:=IF([Tabelle1.M31]=0;0;ROUND([Tabelle1.M31];2-(INT(LOG(ABS([Tabelle1.M31])))+1)))" office:value-type="float" office:value="0" calcext:value-type="float">
            <text:p>0</text:p>
          </table:table-cell>
          <table:table-cell table:formula="of:=ROUND([Tabelle1.N31];ABS(INT(LOG(ABS([Tabelle1.O31])))-1))" office:value-type="string" office:string-value="" calcext:value-type="error">
            <text:p>Err:502</text:p>
          </table:table-cell>
          <table:table-cell table:formula="of:=IF([Tabelle1.O31]=0;0;ROUND([Tabelle1.O31];2-(INT(LOG(ABS([Tabelle1.O31])))+1)))" office:value-type="float" office:value="0" calcext:value-type="float">
            <text:p>0</text:p>
          </table:table-cell>
          <table:table-cell table:formula="of:=ROUND([Tabelle1.P31];ABS(INT(LOG(ABS([Tabelle1.Q31])))-1))" office:value-type="string" office:string-value="" calcext:value-type="error">
            <text:p>Err:502</text:p>
          </table:table-cell>
          <table:table-cell table:formula="of:=IF([Tabelle1.Q31]=0;0;ROUND([Tabelle1.Q31];2-(INT(LOG(ABS([Tabelle1.Q31])))+1)))" office:value-type="float" office:value="0" calcext:value-type="float">
            <text:p>0</text:p>
          </table:table-cell>
          <table:table-cell table:formula="of:=ROUND([Tabelle1.R31];2)" office:value-type="float" office:value="0" calcext:value-type="float">
            <text:p>0</text:p>
          </table:table-cell>
          <table:table-cell table:formula="of:=ROUND([Tabelle1.S31];2)" office:value-type="float" office:value="0" calcext:value-type="float">
            <text:p>0</text:p>
          </table:table-cell>
        </table:table-row>
        <table:table-row table:style-name="ro1">
          <table:table-cell table:formula="of:=[Tabelle1.A32]" office:value-type="float" office:value="0" calcext:value-type="float">
            <text:p>0</text:p>
          </table:table-cell>
          <table:table-cell table:formula="of:=[Tabelle1.B32]" office:value-type="float" office:value="0" calcext:value-type="float">
            <text:p>0</text:p>
          </table:table-cell>
          <table:table-cell table:formula="of:=[Tabelle1.C32]" office:value-type="float" office:value="0" calcext:value-type="float">
            <text:p>0</text:p>
          </table:table-cell>
          <table:table-cell table:formula="of:=ROUND([Tabelle1.D32];ABS(INT(LOG(ABS([Tabelle1.E32])))-1))" office:value-type="string" office:string-value="" calcext:value-type="error">
            <text:p>Err:502</text:p>
          </table:table-cell>
          <table:table-cell table:formula="of:=IF([Tabelle1.E32]=0;0;ROUND([Tabelle1.E32];2-(INT(LOG(ABS([Tabelle1.E32])))+1)))" office:value-type="float" office:value="0" calcext:value-type="float">
            <text:p>0</text:p>
          </table:table-cell>
          <table:table-cell table:formula="of:=ROUND([Tabelle1.F32];ABS(INT(LOG(ABS([Tabelle1.G32])))-1))" office:value-type="string" office:string-value="" calcext:value-type="error">
            <text:p>Err:502</text:p>
          </table:table-cell>
          <table:table-cell table:formula="of:=IF([Tabelle1.G32]=0;0;ROUND([Tabelle1.G32];2-(INT(LOG(ABS([Tabelle1.G32])))+1)))" office:value-type="float" office:value="0" calcext:value-type="float">
            <text:p>0</text:p>
          </table:table-cell>
          <table:table-cell table:formula="of:=ROUND([Tabelle1.H32];ABS(INT(LOG(ABS([Tabelle1.I32])))-1))" office:value-type="string" office:string-value="" calcext:value-type="error">
            <text:p>Err:502</text:p>
          </table:table-cell>
          <table:table-cell table:formula="of:=IF([Tabelle1.I32]=0;0;ROUND([Tabelle1.I32];2-(INT(LOG(ABS([Tabelle1.I32])))+1)))" office:value-type="float" office:value="0" calcext:value-type="float">
            <text:p>0</text:p>
          </table:table-cell>
          <table:table-cell table:formula="of:=ROUND([Tabelle1.J32];ABS(INT(LOG(ABS([Tabelle1.K32])))-1))" office:value-type="string" office:string-value="" calcext:value-type="error">
            <text:p>Err:502</text:p>
          </table:table-cell>
          <table:table-cell table:formula="of:=IF([Tabelle1.K32]=0;0;ROUND([Tabelle1.K32];2-(INT(LOG(ABS([Tabelle1.K32])))+1)))" office:value-type="float" office:value="0" calcext:value-type="float">
            <text:p>0</text:p>
          </table:table-cell>
          <table:table-cell table:formula="of:=ROUND([Tabelle1.L32];ABS(INT(LOG(ABS([Tabelle1.M32])))-1))" office:value-type="string" office:string-value="" calcext:value-type="error">
            <text:p>Err:502</text:p>
          </table:table-cell>
          <table:table-cell table:formula="of:=IF([Tabelle1.M32]=0;0;ROUND([Tabelle1.M32];2-(INT(LOG(ABS([Tabelle1.M32])))+1)))" office:value-type="float" office:value="0" calcext:value-type="float">
            <text:p>0</text:p>
          </table:table-cell>
          <table:table-cell table:formula="of:=ROUND([Tabelle1.N32];ABS(INT(LOG(ABS([Tabelle1.O32])))-1))" office:value-type="string" office:string-value="" calcext:value-type="error">
            <text:p>Err:502</text:p>
          </table:table-cell>
          <table:table-cell table:formula="of:=IF([Tabelle1.O32]=0;0;ROUND([Tabelle1.O32];2-(INT(LOG(ABS([Tabelle1.O32])))+1)))" office:value-type="float" office:value="0" calcext:value-type="float">
            <text:p>0</text:p>
          </table:table-cell>
          <table:table-cell table:formula="of:=ROUND([Tabelle1.P32];ABS(INT(LOG(ABS([Tabelle1.Q32])))-1))" office:value-type="string" office:string-value="" calcext:value-type="error">
            <text:p>Err:502</text:p>
          </table:table-cell>
          <table:table-cell table:formula="of:=IF([Tabelle1.Q32]=0;0;ROUND([Tabelle1.Q32];2-(INT(LOG(ABS([Tabelle1.Q32])))+1)))" office:value-type="float" office:value="0" calcext:value-type="float">
            <text:p>0</text:p>
          </table:table-cell>
          <table:table-cell table:formula="of:=ROUND([Tabelle1.R32];2)" office:value-type="float" office:value="0" calcext:value-type="float">
            <text:p>0</text:p>
          </table:table-cell>
          <table:table-cell table:formula="of:=ROUND([Tabelle1.S32];2)" office:value-type="float" office:value="0" calcext:value-type="float">
            <text:p>0</text:p>
          </table:table-cell>
        </table:table-row>
        <table:table-row table:style-name="ro1">
          <table:table-cell table:formula="of:=[Tabelle1.A33]" office:value-type="float" office:value="0" calcext:value-type="float">
            <text:p>0</text:p>
          </table:table-cell>
          <table:table-cell table:formula="of:=[Tabelle1.B33]" office:value-type="float" office:value="0" calcext:value-type="float">
            <text:p>0</text:p>
          </table:table-cell>
          <table:table-cell table:formula="of:=[Tabelle1.C33]" office:value-type="float" office:value="0" calcext:value-type="float">
            <text:p>0</text:p>
          </table:table-cell>
          <table:table-cell table:formula="of:=ROUND([Tabelle1.D33];ABS(INT(LOG(ABS([Tabelle1.E33])))-1))" office:value-type="string" office:string-value="" calcext:value-type="error">
            <text:p>Err:502</text:p>
          </table:table-cell>
          <table:table-cell table:formula="of:=IF([Tabelle1.E33]=0;0;ROUND([Tabelle1.E33];2-(INT(LOG(ABS([Tabelle1.E33])))+1)))" office:value-type="float" office:value="0" calcext:value-type="float">
            <text:p>0</text:p>
          </table:table-cell>
          <table:table-cell table:formula="of:=ROUND([Tabelle1.F33];ABS(INT(LOG(ABS([Tabelle1.G33])))-1))" office:value-type="string" office:string-value="" calcext:value-type="error">
            <text:p>Err:502</text:p>
          </table:table-cell>
          <table:table-cell table:formula="of:=IF([Tabelle1.G33]=0;0;ROUND([Tabelle1.G33];2-(INT(LOG(ABS([Tabelle1.G33])))+1)))" office:value-type="float" office:value="0" calcext:value-type="float">
            <text:p>0</text:p>
          </table:table-cell>
          <table:table-cell table:formula="of:=ROUND([Tabelle1.H33];ABS(INT(LOG(ABS([Tabelle1.I33])))-1))" office:value-type="string" office:string-value="" calcext:value-type="error">
            <text:p>Err:502</text:p>
          </table:table-cell>
          <table:table-cell table:formula="of:=IF([Tabelle1.I33]=0;0;ROUND([Tabelle1.I33];2-(INT(LOG(ABS([Tabelle1.I33])))+1)))" office:value-type="float" office:value="0" calcext:value-type="float">
            <text:p>0</text:p>
          </table:table-cell>
          <table:table-cell table:formula="of:=ROUND([Tabelle1.J33];ABS(INT(LOG(ABS([Tabelle1.K33])))-1))" office:value-type="string" office:string-value="" calcext:value-type="error">
            <text:p>Err:502</text:p>
          </table:table-cell>
          <table:table-cell table:formula="of:=IF([Tabelle1.K33]=0;0;ROUND([Tabelle1.K33];2-(INT(LOG(ABS([Tabelle1.K33])))+1)))" office:value-type="float" office:value="0" calcext:value-type="float">
            <text:p>0</text:p>
          </table:table-cell>
          <table:table-cell table:formula="of:=ROUND([Tabelle1.L33];ABS(INT(LOG(ABS([Tabelle1.M33])))-1))" office:value-type="string" office:string-value="" calcext:value-type="error">
            <text:p>Err:502</text:p>
          </table:table-cell>
          <table:table-cell table:formula="of:=IF([Tabelle1.M33]=0;0;ROUND([Tabelle1.M33];2-(INT(LOG(ABS([Tabelle1.M33])))+1)))" office:value-type="float" office:value="0" calcext:value-type="float">
            <text:p>0</text:p>
          </table:table-cell>
          <table:table-cell table:formula="of:=ROUND([Tabelle1.N33];ABS(INT(LOG(ABS([Tabelle1.O33])))-1))" office:value-type="string" office:string-value="" calcext:value-type="error">
            <text:p>Err:502</text:p>
          </table:table-cell>
          <table:table-cell table:formula="of:=IF([Tabelle1.O33]=0;0;ROUND([Tabelle1.O33];2-(INT(LOG(ABS([Tabelle1.O33])))+1)))" office:value-type="float" office:value="0" calcext:value-type="float">
            <text:p>0</text:p>
          </table:table-cell>
          <table:table-cell table:formula="of:=ROUND([Tabelle1.P33];ABS(INT(LOG(ABS([Tabelle1.Q33])))-1))" office:value-type="string" office:string-value="" calcext:value-type="error">
            <text:p>Err:502</text:p>
          </table:table-cell>
          <table:table-cell table:formula="of:=IF([Tabelle1.Q33]=0;0;ROUND([Tabelle1.Q33];2-(INT(LOG(ABS([Tabelle1.Q33])))+1)))" office:value-type="float" office:value="0" calcext:value-type="float">
            <text:p>0</text:p>
          </table:table-cell>
          <table:table-cell table:formula="of:=ROUND([Tabelle1.R33];2)" office:value-type="float" office:value="0" calcext:value-type="float">
            <text:p>0</text:p>
          </table:table-cell>
          <table:table-cell table:formula="of:=ROUND([Tabelle1.S33];2)" office:value-type="float" office:value="0" calcext:value-type="float">
            <text:p>0</text:p>
          </table:table-cell>
        </table:table-row>
        <table:table-row table:style-name="ro1">
          <table:table-cell table:formula="of:=[Tabelle1.A34]" office:value-type="float" office:value="0" calcext:value-type="float">
            <text:p>0</text:p>
          </table:table-cell>
          <table:table-cell table:formula="of:=[Tabelle1.B34]" office:value-type="float" office:value="0" calcext:value-type="float">
            <text:p>0</text:p>
          </table:table-cell>
          <table:table-cell table:formula="of:=[Tabelle1.C34]" office:value-type="float" office:value="0" calcext:value-type="float">
            <text:p>0</text:p>
          </table:table-cell>
          <table:table-cell table:formula="of:=ROUND([Tabelle1.D34];ABS(INT(LOG(ABS([Tabelle1.E34])))-1))" office:value-type="string" office:string-value="" calcext:value-type="error">
            <text:p>Err:502</text:p>
          </table:table-cell>
          <table:table-cell table:formula="of:=IF([Tabelle1.E34]=0;0;ROUND([Tabelle1.E34];2-(INT(LOG(ABS([Tabelle1.E34])))+1)))" office:value-type="float" office:value="0" calcext:value-type="float">
            <text:p>0</text:p>
          </table:table-cell>
          <table:table-cell table:formula="of:=ROUND([Tabelle1.F34];ABS(INT(LOG(ABS([Tabelle1.G34])))-1))" office:value-type="string" office:string-value="" calcext:value-type="error">
            <text:p>Err:502</text:p>
          </table:table-cell>
          <table:table-cell table:formula="of:=IF([Tabelle1.G34]=0;0;ROUND([Tabelle1.G34];2-(INT(LOG(ABS([Tabelle1.G34])))+1)))" office:value-type="float" office:value="0" calcext:value-type="float">
            <text:p>0</text:p>
          </table:table-cell>
          <table:table-cell table:formula="of:=ROUND([Tabelle1.H34];ABS(INT(LOG(ABS([Tabelle1.I34])))-1))" office:value-type="string" office:string-value="" calcext:value-type="error">
            <text:p>Err:502</text:p>
          </table:table-cell>
          <table:table-cell table:formula="of:=IF([Tabelle1.I34]=0;0;ROUND([Tabelle1.I34];2-(INT(LOG(ABS([Tabelle1.I34])))+1)))" office:value-type="float" office:value="0" calcext:value-type="float">
            <text:p>0</text:p>
          </table:table-cell>
          <table:table-cell table:formula="of:=ROUND([Tabelle1.J34];ABS(INT(LOG(ABS([Tabelle1.K34])))-1))" office:value-type="string" office:string-value="" calcext:value-type="error">
            <text:p>Err:502</text:p>
          </table:table-cell>
          <table:table-cell table:formula="of:=IF([Tabelle1.K34]=0;0;ROUND([Tabelle1.K34];2-(INT(LOG(ABS([Tabelle1.K34])))+1)))" office:value-type="float" office:value="0" calcext:value-type="float">
            <text:p>0</text:p>
          </table:table-cell>
          <table:table-cell table:formula="of:=ROUND([Tabelle1.L34];ABS(INT(LOG(ABS([Tabelle1.M34])))-1))" office:value-type="string" office:string-value="" calcext:value-type="error">
            <text:p>Err:502</text:p>
          </table:table-cell>
          <table:table-cell table:formula="of:=IF([Tabelle1.M34]=0;0;ROUND([Tabelle1.M34];2-(INT(LOG(ABS([Tabelle1.M34])))+1)))" office:value-type="float" office:value="0" calcext:value-type="float">
            <text:p>0</text:p>
          </table:table-cell>
          <table:table-cell table:formula="of:=ROUND([Tabelle1.N34];ABS(INT(LOG(ABS([Tabelle1.O34])))-1))" office:value-type="string" office:string-value="" calcext:value-type="error">
            <text:p>Err:502</text:p>
          </table:table-cell>
          <table:table-cell table:formula="of:=IF([Tabelle1.O34]=0;0;ROUND([Tabelle1.O34];2-(INT(LOG(ABS([Tabelle1.O34])))+1)))" office:value-type="float" office:value="0" calcext:value-type="float">
            <text:p>0</text:p>
          </table:table-cell>
          <table:table-cell table:formula="of:=ROUND([Tabelle1.P34];ABS(INT(LOG(ABS([Tabelle1.Q34])))-1))" office:value-type="string" office:string-value="" calcext:value-type="error">
            <text:p>Err:502</text:p>
          </table:table-cell>
          <table:table-cell table:formula="of:=IF([Tabelle1.Q34]=0;0;ROUND([Tabelle1.Q34];2-(INT(LOG(ABS([Tabelle1.Q34])))+1)))" office:value-type="float" office:value="0" calcext:value-type="float">
            <text:p>0</text:p>
          </table:table-cell>
          <table:table-cell table:formula="of:=ROUND([Tabelle1.R34];2)" office:value-type="float" office:value="0" calcext:value-type="float">
            <text:p>0</text:p>
          </table:table-cell>
          <table:table-cell table:formula="of:=ROUND([Tabelle1.S34];2)" office:value-type="float" office:value="0" calcext:value-type="float">
            <text:p>0</text:p>
          </table:table-cell>
        </table:table-row>
        <table:table-row table:style-name="ro1">
          <table:table-cell table:formula="of:=[Tabelle1.A35]" office:value-type="float" office:value="0" calcext:value-type="float">
            <text:p>0</text:p>
          </table:table-cell>
          <table:table-cell table:formula="of:=[Tabelle1.B35]" office:value-type="float" office:value="0" calcext:value-type="float">
            <text:p>0</text:p>
          </table:table-cell>
          <table:table-cell table:formula="of:=[Tabelle1.C35]" office:value-type="float" office:value="0" calcext:value-type="float">
            <text:p>0</text:p>
          </table:table-cell>
          <table:table-cell table:formula="of:=ROUND([Tabelle1.D35];ABS(INT(LOG(ABS([Tabelle1.E35])))-1))" office:value-type="string" office:string-value="" calcext:value-type="error">
            <text:p>Err:502</text:p>
          </table:table-cell>
          <table:table-cell table:formula="of:=IF([Tabelle1.E35]=0;0;ROUND([Tabelle1.E35];2-(INT(LOG(ABS([Tabelle1.E35])))+1)))" office:value-type="float" office:value="0" calcext:value-type="float">
            <text:p>0</text:p>
          </table:table-cell>
          <table:table-cell table:formula="of:=ROUND([Tabelle1.F35];ABS(INT(LOG(ABS([Tabelle1.G35])))-1))" office:value-type="string" office:string-value="" calcext:value-type="error">
            <text:p>Err:502</text:p>
          </table:table-cell>
          <table:table-cell table:formula="of:=IF([Tabelle1.G35]=0;0;ROUND([Tabelle1.G35];2-(INT(LOG(ABS([Tabelle1.G35])))+1)))" office:value-type="float" office:value="0" calcext:value-type="float">
            <text:p>0</text:p>
          </table:table-cell>
          <table:table-cell table:formula="of:=ROUND([Tabelle1.H35];ABS(INT(LOG(ABS([Tabelle1.I35])))-1))" office:value-type="string" office:string-value="" calcext:value-type="error">
            <text:p>Err:502</text:p>
          </table:table-cell>
          <table:table-cell table:formula="of:=IF([Tabelle1.I35]=0;0;ROUND([Tabelle1.I35];2-(INT(LOG(ABS([Tabelle1.I35])))+1)))" office:value-type="float" office:value="0" calcext:value-type="float">
            <text:p>0</text:p>
          </table:table-cell>
          <table:table-cell table:formula="of:=ROUND([Tabelle1.J35];ABS(INT(LOG(ABS([Tabelle1.K35])))-1))" office:value-type="string" office:string-value="" calcext:value-type="error">
            <text:p>Err:502</text:p>
          </table:table-cell>
          <table:table-cell table:formula="of:=IF([Tabelle1.K35]=0;0;ROUND([Tabelle1.K35];2-(INT(LOG(ABS([Tabelle1.K35])))+1)))" office:value-type="float" office:value="0" calcext:value-type="float">
            <text:p>0</text:p>
          </table:table-cell>
          <table:table-cell table:formula="of:=ROUND([Tabelle1.L35];ABS(INT(LOG(ABS([Tabelle1.M35])))-1))" office:value-type="string" office:string-value="" calcext:value-type="error">
            <text:p>Err:502</text:p>
          </table:table-cell>
          <table:table-cell table:formula="of:=IF([Tabelle1.M35]=0;0;ROUND([Tabelle1.M35];2-(INT(LOG(ABS([Tabelle1.M35])))+1)))" office:value-type="float" office:value="0" calcext:value-type="float">
            <text:p>0</text:p>
          </table:table-cell>
          <table:table-cell table:formula="of:=ROUND([Tabelle1.N35];ABS(INT(LOG(ABS([Tabelle1.O35])))-1))" office:value-type="string" office:string-value="" calcext:value-type="error">
            <text:p>Err:502</text:p>
          </table:table-cell>
          <table:table-cell table:formula="of:=IF([Tabelle1.O35]=0;0;ROUND([Tabelle1.O35];2-(INT(LOG(ABS([Tabelle1.O35])))+1)))" office:value-type="float" office:value="0" calcext:value-type="float">
            <text:p>0</text:p>
          </table:table-cell>
          <table:table-cell table:formula="of:=ROUND([Tabelle1.P35];ABS(INT(LOG(ABS([Tabelle1.Q35])))-1))" office:value-type="string" office:string-value="" calcext:value-type="error">
            <text:p>Err:502</text:p>
          </table:table-cell>
          <table:table-cell table:formula="of:=IF([Tabelle1.Q35]=0;0;ROUND([Tabelle1.Q35];2-(INT(LOG(ABS([Tabelle1.Q35])))+1)))" office:value-type="float" office:value="0" calcext:value-type="float">
            <text:p>0</text:p>
          </table:table-cell>
          <table:table-cell table:formula="of:=ROUND([Tabelle1.R35];2)" office:value-type="float" office:value="0" calcext:value-type="float">
            <text:p>0</text:p>
          </table:table-cell>
          <table:table-cell table:formula="of:=ROUND([Tabelle1.S35];2)" office:value-type="float" office:value="0" calcext:value-type="float">
            <text:p>0</text:p>
          </table:table-cell>
        </table:table-row>
        <table:table-row table:style-name="ro1">
          <table:table-cell table:formula="of:=[Tabelle1.A36]" office:value-type="float" office:value="0" calcext:value-type="float">
            <text:p>0</text:p>
          </table:table-cell>
          <table:table-cell table:formula="of:=[Tabelle1.B36]" office:value-type="float" office:value="0" calcext:value-type="float">
            <text:p>0</text:p>
          </table:table-cell>
          <table:table-cell table:formula="of:=[Tabelle1.C36]" office:value-type="float" office:value="0" calcext:value-type="float">
            <text:p>0</text:p>
          </table:table-cell>
          <table:table-cell table:formula="of:=ROUND([Tabelle1.D36];ABS(INT(LOG(ABS([Tabelle1.E36])))-1))" office:value-type="string" office:string-value="" calcext:value-type="error">
            <text:p>Err:502</text:p>
          </table:table-cell>
          <table:table-cell table:formula="of:=IF([Tabelle1.E36]=0;0;ROUND([Tabelle1.E36];2-(INT(LOG(ABS([Tabelle1.E36])))+1)))" office:value-type="float" office:value="0" calcext:value-type="float">
            <text:p>0</text:p>
          </table:table-cell>
          <table:table-cell table:formula="of:=ROUND([Tabelle1.F36];ABS(INT(LOG(ABS([Tabelle1.G36])))-1))" office:value-type="string" office:string-value="" calcext:value-type="error">
            <text:p>Err:502</text:p>
          </table:table-cell>
          <table:table-cell table:formula="of:=IF([Tabelle1.G36]=0;0;ROUND([Tabelle1.G36];2-(INT(LOG(ABS([Tabelle1.G36])))+1)))" office:value-type="float" office:value="0" calcext:value-type="float">
            <text:p>0</text:p>
          </table:table-cell>
          <table:table-cell table:formula="of:=ROUND([Tabelle1.H36];ABS(INT(LOG(ABS([Tabelle1.I36])))-1))" office:value-type="string" office:string-value="" calcext:value-type="error">
            <text:p>Err:502</text:p>
          </table:table-cell>
          <table:table-cell table:formula="of:=IF([Tabelle1.I36]=0;0;ROUND([Tabelle1.I36];2-(INT(LOG(ABS([Tabelle1.I36])))+1)))" office:value-type="float" office:value="0" calcext:value-type="float">
            <text:p>0</text:p>
          </table:table-cell>
          <table:table-cell table:formula="of:=ROUND([Tabelle1.J36];ABS(INT(LOG(ABS([Tabelle1.K36])))-1))" office:value-type="string" office:string-value="" calcext:value-type="error">
            <text:p>Err:502</text:p>
          </table:table-cell>
          <table:table-cell table:formula="of:=IF([Tabelle1.K36]=0;0;ROUND([Tabelle1.K36];2-(INT(LOG(ABS([Tabelle1.K36])))+1)))" office:value-type="float" office:value="0" calcext:value-type="float">
            <text:p>0</text:p>
          </table:table-cell>
          <table:table-cell table:formula="of:=ROUND([Tabelle1.L36];ABS(INT(LOG(ABS([Tabelle1.M36])))-1))" office:value-type="string" office:string-value="" calcext:value-type="error">
            <text:p>Err:502</text:p>
          </table:table-cell>
          <table:table-cell table:formula="of:=IF([Tabelle1.M36]=0;0;ROUND([Tabelle1.M36];2-(INT(LOG(ABS([Tabelle1.M36])))+1)))" office:value-type="float" office:value="0" calcext:value-type="float">
            <text:p>0</text:p>
          </table:table-cell>
          <table:table-cell table:formula="of:=ROUND([Tabelle1.N36];ABS(INT(LOG(ABS([Tabelle1.O36])))-1))" office:value-type="string" office:string-value="" calcext:value-type="error">
            <text:p>Err:502</text:p>
          </table:table-cell>
          <table:table-cell table:formula="of:=IF([Tabelle1.O36]=0;0;ROUND([Tabelle1.O36];2-(INT(LOG(ABS([Tabelle1.O36])))+1)))" office:value-type="float" office:value="0" calcext:value-type="float">
            <text:p>0</text:p>
          </table:table-cell>
          <table:table-cell table:formula="of:=ROUND([Tabelle1.P36];ABS(INT(LOG(ABS([Tabelle1.Q36])))-1))" office:value-type="string" office:string-value="" calcext:value-type="error">
            <text:p>Err:502</text:p>
          </table:table-cell>
          <table:table-cell table:formula="of:=IF([Tabelle1.Q36]=0;0;ROUND([Tabelle1.Q36];2-(INT(LOG(ABS([Tabelle1.Q36])))+1)))" office:value-type="float" office:value="0" calcext:value-type="float">
            <text:p>0</text:p>
          </table:table-cell>
          <table:table-cell table:formula="of:=ROUND([Tabelle1.R36];2)" office:value-type="float" office:value="0" calcext:value-type="float">
            <text:p>0</text:p>
          </table:table-cell>
          <table:table-cell table:formula="of:=ROUND([Tabelle1.S36];2)" office:value-type="float" office:value="0" calcext:value-type="float">
            <text:p>0</text:p>
          </table:table-cell>
        </table:table-row>
        <table:table-row table:style-name="ro1">
          <table:table-cell table:formula="of:=[Tabelle1.A37]" office:value-type="float" office:value="0" calcext:value-type="float">
            <text:p>0</text:p>
          </table:table-cell>
          <table:table-cell table:formula="of:=[Tabelle1.B37]" office:value-type="float" office:value="0" calcext:value-type="float">
            <text:p>0</text:p>
          </table:table-cell>
          <table:table-cell table:formula="of:=[Tabelle1.C37]" office:value-type="float" office:value="0" calcext:value-type="float">
            <text:p>0</text:p>
          </table:table-cell>
          <table:table-cell table:formula="of:=ROUND([Tabelle1.D37];ABS(INT(LOG(ABS([Tabelle1.E37])))-1))" office:value-type="string" office:string-value="" calcext:value-type="error">
            <text:p>Err:502</text:p>
          </table:table-cell>
          <table:table-cell table:formula="of:=IF([Tabelle1.E37]=0;0;ROUND([Tabelle1.E37];2-(INT(LOG(ABS([Tabelle1.E37])))+1)))" office:value-type="float" office:value="0" calcext:value-type="float">
            <text:p>0</text:p>
          </table:table-cell>
          <table:table-cell table:formula="of:=ROUND([Tabelle1.F37];ABS(INT(LOG(ABS([Tabelle1.G37])))-1))" office:value-type="string" office:string-value="" calcext:value-type="error">
            <text:p>Err:502</text:p>
          </table:table-cell>
          <table:table-cell table:formula="of:=IF([Tabelle1.G37]=0;0;ROUND([Tabelle1.G37];2-(INT(LOG(ABS([Tabelle1.G37])))+1)))" office:value-type="float" office:value="0" calcext:value-type="float">
            <text:p>0</text:p>
          </table:table-cell>
          <table:table-cell table:formula="of:=ROUND([Tabelle1.H37];ABS(INT(LOG(ABS([Tabelle1.I37])))-1))" office:value-type="string" office:string-value="" calcext:value-type="error">
            <text:p>Err:502</text:p>
          </table:table-cell>
          <table:table-cell table:formula="of:=IF([Tabelle1.I37]=0;0;ROUND([Tabelle1.I37];2-(INT(LOG(ABS([Tabelle1.I37])))+1)))" office:value-type="float" office:value="0" calcext:value-type="float">
            <text:p>0</text:p>
          </table:table-cell>
          <table:table-cell table:formula="of:=ROUND([Tabelle1.J37];ABS(INT(LOG(ABS([Tabelle1.K37])))-1))" office:value-type="string" office:string-value="" calcext:value-type="error">
            <text:p>Err:502</text:p>
          </table:table-cell>
          <table:table-cell table:formula="of:=IF([Tabelle1.K37]=0;0;ROUND([Tabelle1.K37];2-(INT(LOG(ABS([Tabelle1.K37])))+1)))" office:value-type="float" office:value="0" calcext:value-type="float">
            <text:p>0</text:p>
          </table:table-cell>
          <table:table-cell table:formula="of:=ROUND([Tabelle1.L37];ABS(INT(LOG(ABS([Tabelle1.M37])))-1))" office:value-type="string" office:string-value="" calcext:value-type="error">
            <text:p>Err:502</text:p>
          </table:table-cell>
          <table:table-cell table:formula="of:=IF([Tabelle1.M37]=0;0;ROUND([Tabelle1.M37];2-(INT(LOG(ABS([Tabelle1.M37])))+1)))" office:value-type="float" office:value="0" calcext:value-type="float">
            <text:p>0</text:p>
          </table:table-cell>
          <table:table-cell table:formula="of:=ROUND([Tabelle1.N37];ABS(INT(LOG(ABS([Tabelle1.O37])))-1))" office:value-type="string" office:string-value="" calcext:value-type="error">
            <text:p>Err:502</text:p>
          </table:table-cell>
          <table:table-cell table:formula="of:=IF([Tabelle1.O37]=0;0;ROUND([Tabelle1.O37];2-(INT(LOG(ABS([Tabelle1.O37])))+1)))" office:value-type="float" office:value="0" calcext:value-type="float">
            <text:p>0</text:p>
          </table:table-cell>
          <table:table-cell table:formula="of:=ROUND([Tabelle1.P37];ABS(INT(LOG(ABS([Tabelle1.Q37])))-1))" office:value-type="string" office:string-value="" calcext:value-type="error">
            <text:p>Err:502</text:p>
          </table:table-cell>
          <table:table-cell table:formula="of:=IF([Tabelle1.Q37]=0;0;ROUND([Tabelle1.Q37];2-(INT(LOG(ABS([Tabelle1.Q37])))+1)))" office:value-type="float" office:value="0" calcext:value-type="float">
            <text:p>0</text:p>
          </table:table-cell>
          <table:table-cell table:formula="of:=ROUND([Tabelle1.R37];2)" office:value-type="float" office:value="0" calcext:value-type="float">
            <text:p>0</text:p>
          </table:table-cell>
          <table:table-cell table:formula="of:=ROUND([Tabelle1.S37];2)" office:value-type="float" office:value="0" calcext:value-type="float">
            <text:p>0</text:p>
          </table:table-cell>
        </table:table-row>
        <table:table-row table:style-name="ro1">
          <table:table-cell table:formula="of:=[Tabelle1.A38]" office:value-type="float" office:value="0" calcext:value-type="float">
            <text:p>0</text:p>
          </table:table-cell>
          <table:table-cell table:formula="of:=[Tabelle1.B38]" office:value-type="float" office:value="0" calcext:value-type="float">
            <text:p>0</text:p>
          </table:table-cell>
          <table:table-cell table:formula="of:=[Tabelle1.C38]" office:value-type="float" office:value="0" calcext:value-type="float">
            <text:p>0</text:p>
          </table:table-cell>
          <table:table-cell table:formula="of:=ROUND([Tabelle1.D38];ABS(INT(LOG(ABS([Tabelle1.E38])))-1))" office:value-type="string" office:string-value="" calcext:value-type="error">
            <text:p>Err:502</text:p>
          </table:table-cell>
          <table:table-cell table:formula="of:=IF([Tabelle1.E38]=0;0;ROUND([Tabelle1.E38];2-(INT(LOG(ABS([Tabelle1.E38])))+1)))" office:value-type="float" office:value="0" calcext:value-type="float">
            <text:p>0</text:p>
          </table:table-cell>
          <table:table-cell table:formula="of:=ROUND([Tabelle1.F38];ABS(INT(LOG(ABS([Tabelle1.G38])))-1))" office:value-type="string" office:string-value="" calcext:value-type="error">
            <text:p>Err:502</text:p>
          </table:table-cell>
          <table:table-cell table:formula="of:=IF([Tabelle1.G38]=0;0;ROUND([Tabelle1.G38];2-(INT(LOG(ABS([Tabelle1.G38])))+1)))" office:value-type="float" office:value="0" calcext:value-type="float">
            <text:p>0</text:p>
          </table:table-cell>
          <table:table-cell table:formula="of:=ROUND([Tabelle1.H38];ABS(INT(LOG(ABS([Tabelle1.I38])))-1))" office:value-type="string" office:string-value="" calcext:value-type="error">
            <text:p>Err:502</text:p>
          </table:table-cell>
          <table:table-cell table:formula="of:=IF([Tabelle1.I38]=0;0;ROUND([Tabelle1.I38];2-(INT(LOG(ABS([Tabelle1.I38])))+1)))" office:value-type="float" office:value="0" calcext:value-type="float">
            <text:p>0</text:p>
          </table:table-cell>
          <table:table-cell table:formula="of:=ROUND([Tabelle1.J38];ABS(INT(LOG(ABS([Tabelle1.K38])))-1))" office:value-type="string" office:string-value="" calcext:value-type="error">
            <text:p>Err:502</text:p>
          </table:table-cell>
          <table:table-cell table:formula="of:=IF([Tabelle1.K38]=0;0;ROUND([Tabelle1.K38];2-(INT(LOG(ABS([Tabelle1.K38])))+1)))" office:value-type="float" office:value="0" calcext:value-type="float">
            <text:p>0</text:p>
          </table:table-cell>
          <table:table-cell table:formula="of:=ROUND([Tabelle1.L38];ABS(INT(LOG(ABS([Tabelle1.M38])))-1))" office:value-type="string" office:string-value="" calcext:value-type="error">
            <text:p>Err:502</text:p>
          </table:table-cell>
          <table:table-cell table:formula="of:=IF([Tabelle1.M38]=0;0;ROUND([Tabelle1.M38];2-(INT(LOG(ABS([Tabelle1.M38])))+1)))" office:value-type="float" office:value="0" calcext:value-type="float">
            <text:p>0</text:p>
          </table:table-cell>
          <table:table-cell table:formula="of:=ROUND([Tabelle1.N38];ABS(INT(LOG(ABS([Tabelle1.O38])))-1))" office:value-type="string" office:string-value="" calcext:value-type="error">
            <text:p>Err:502</text:p>
          </table:table-cell>
          <table:table-cell table:formula="of:=IF([Tabelle1.O38]=0;0;ROUND([Tabelle1.O38];2-(INT(LOG(ABS([Tabelle1.O38])))+1)))" office:value-type="float" office:value="0" calcext:value-type="float">
            <text:p>0</text:p>
          </table:table-cell>
          <table:table-cell table:formula="of:=ROUND([Tabelle1.P38];ABS(INT(LOG(ABS([Tabelle1.Q38])))-1))" office:value-type="string" office:string-value="" calcext:value-type="error">
            <text:p>Err:502</text:p>
          </table:table-cell>
          <table:table-cell table:formula="of:=IF([Tabelle1.Q38]=0;0;ROUND([Tabelle1.Q38];2-(INT(LOG(ABS([Tabelle1.Q38])))+1)))" office:value-type="float" office:value="0" calcext:value-type="float">
            <text:p>0</text:p>
          </table:table-cell>
          <table:table-cell table:formula="of:=ROUND([Tabelle1.R38];2)" office:value-type="float" office:value="0" calcext:value-type="float">
            <text:p>0</text:p>
          </table:table-cell>
          <table:table-cell table:formula="of:=ROUND([Tabelle1.S38];2)" office:value-type="float" office:value="0" calcext:value-type="float">
            <text:p>0</text:p>
          </table:table-cell>
        </table:table-row>
        <table:table-row table:style-name="ro1">
          <table:table-cell table:formula="of:=[Tabelle1.A39]" office:value-type="float" office:value="0" calcext:value-type="float">
            <text:p>0</text:p>
          </table:table-cell>
          <table:table-cell table:formula="of:=[Tabelle1.B39]" office:value-type="float" office:value="0" calcext:value-type="float">
            <text:p>0</text:p>
          </table:table-cell>
          <table:table-cell table:formula="of:=[Tabelle1.C39]" office:value-type="float" office:value="0" calcext:value-type="float">
            <text:p>0</text:p>
          </table:table-cell>
          <table:table-cell table:formula="of:=ROUND([Tabelle1.D39];ABS(INT(LOG(ABS([Tabelle1.E39])))-1))" office:value-type="string" office:string-value="" calcext:value-type="error">
            <text:p>Err:502</text:p>
          </table:table-cell>
          <table:table-cell table:formula="of:=IF([Tabelle1.E39]=0;0;ROUND([Tabelle1.E39];2-(INT(LOG(ABS([Tabelle1.E39])))+1)))" office:value-type="float" office:value="0" calcext:value-type="float">
            <text:p>0</text:p>
          </table:table-cell>
          <table:table-cell table:formula="of:=ROUND([Tabelle1.F39];ABS(INT(LOG(ABS([Tabelle1.G39])))-1))" office:value-type="string" office:string-value="" calcext:value-type="error">
            <text:p>Err:502</text:p>
          </table:table-cell>
          <table:table-cell table:formula="of:=IF([Tabelle1.G39]=0;0;ROUND([Tabelle1.G39];2-(INT(LOG(ABS([Tabelle1.G39])))+1)))" office:value-type="float" office:value="0" calcext:value-type="float">
            <text:p>0</text:p>
          </table:table-cell>
          <table:table-cell table:formula="of:=ROUND([Tabelle1.H39];ABS(INT(LOG(ABS([Tabelle1.I39])))-1))" office:value-type="string" office:string-value="" calcext:value-type="error">
            <text:p>Err:502</text:p>
          </table:table-cell>
          <table:table-cell table:formula="of:=IF([Tabelle1.I39]=0;0;ROUND([Tabelle1.I39];2-(INT(LOG(ABS([Tabelle1.I39])))+1)))" office:value-type="float" office:value="0" calcext:value-type="float">
            <text:p>0</text:p>
          </table:table-cell>
          <table:table-cell table:formula="of:=ROUND([Tabelle1.J39];ABS(INT(LOG(ABS([Tabelle1.K39])))-1))" office:value-type="string" office:string-value="" calcext:value-type="error">
            <text:p>Err:502</text:p>
          </table:table-cell>
          <table:table-cell table:formula="of:=IF([Tabelle1.K39]=0;0;ROUND([Tabelle1.K39];2-(INT(LOG(ABS([Tabelle1.K39])))+1)))" office:value-type="float" office:value="0" calcext:value-type="float">
            <text:p>0</text:p>
          </table:table-cell>
          <table:table-cell table:formula="of:=ROUND([Tabelle1.L39];ABS(INT(LOG(ABS([Tabelle1.M39])))-1))" office:value-type="string" office:string-value="" calcext:value-type="error">
            <text:p>Err:502</text:p>
          </table:table-cell>
          <table:table-cell table:formula="of:=IF([Tabelle1.M39]=0;0;ROUND([Tabelle1.M39];2-(INT(LOG(ABS([Tabelle1.M39])))+1)))" office:value-type="float" office:value="0" calcext:value-type="float">
            <text:p>0</text:p>
          </table:table-cell>
          <table:table-cell table:formula="of:=ROUND([Tabelle1.N39];ABS(INT(LOG(ABS([Tabelle1.O39])))-1))" office:value-type="string" office:string-value="" calcext:value-type="error">
            <text:p>Err:502</text:p>
          </table:table-cell>
          <table:table-cell table:formula="of:=IF([Tabelle1.O39]=0;0;ROUND([Tabelle1.O39];2-(INT(LOG(ABS([Tabelle1.O39])))+1)))" office:value-type="float" office:value="0" calcext:value-type="float">
            <text:p>0</text:p>
          </table:table-cell>
          <table:table-cell table:formula="of:=ROUND([Tabelle1.P39];ABS(INT(LOG(ABS([Tabelle1.Q39])))-1))" office:value-type="string" office:string-value="" calcext:value-type="error">
            <text:p>Err:502</text:p>
          </table:table-cell>
          <table:table-cell table:formula="of:=IF([Tabelle1.Q39]=0;0;ROUND([Tabelle1.Q39];2-(INT(LOG(ABS([Tabelle1.Q39])))+1)))" office:value-type="float" office:value="0" calcext:value-type="float">
            <text:p>0</text:p>
          </table:table-cell>
          <table:table-cell table:formula="of:=ROUND([Tabelle1.R39];2)" office:value-type="float" office:value="0" calcext:value-type="float">
            <text:p>0</text:p>
          </table:table-cell>
          <table:table-cell table:formula="of:=ROUND([Tabelle1.S39];2)" office:value-type="float" office:value="0" calcext:value-type="float">
            <text:p>0</text:p>
          </table:table-cell>
        </table:table-row>
        <table:table-row table:style-name="ro1">
          <table:table-cell table:formula="of:=[Tabelle1.A40]" office:value-type="float" office:value="0" calcext:value-type="float">
            <text:p>0</text:p>
          </table:table-cell>
          <table:table-cell table:formula="of:=[Tabelle1.B40]" office:value-type="float" office:value="0" calcext:value-type="float">
            <text:p>0</text:p>
          </table:table-cell>
          <table:table-cell table:formula="of:=[Tabelle1.C40]" office:value-type="float" office:value="0" calcext:value-type="float">
            <text:p>0</text:p>
          </table:table-cell>
          <table:table-cell table:formula="of:=ROUND([Tabelle1.D40];ABS(INT(LOG(ABS([Tabelle1.E40])))-1))" office:value-type="string" office:string-value="" calcext:value-type="error">
            <text:p>Err:502</text:p>
          </table:table-cell>
          <table:table-cell table:formula="of:=IF([Tabelle1.E40]=0;0;ROUND([Tabelle1.E40];2-(INT(LOG(ABS([Tabelle1.E40])))+1)))" office:value-type="float" office:value="0" calcext:value-type="float">
            <text:p>0</text:p>
          </table:table-cell>
          <table:table-cell table:formula="of:=ROUND([Tabelle1.F40];ABS(INT(LOG(ABS([Tabelle1.G40])))-1))" office:value-type="string" office:string-value="" calcext:value-type="error">
            <text:p>Err:502</text:p>
          </table:table-cell>
          <table:table-cell table:formula="of:=IF([Tabelle1.G40]=0;0;ROUND([Tabelle1.G40];2-(INT(LOG(ABS([Tabelle1.G40])))+1)))" office:value-type="float" office:value="0" calcext:value-type="float">
            <text:p>0</text:p>
          </table:table-cell>
          <table:table-cell table:formula="of:=ROUND([Tabelle1.H40];ABS(INT(LOG(ABS([Tabelle1.I40])))-1))" office:value-type="string" office:string-value="" calcext:value-type="error">
            <text:p>Err:502</text:p>
          </table:table-cell>
          <table:table-cell table:formula="of:=IF([Tabelle1.I40]=0;0;ROUND([Tabelle1.I40];2-(INT(LOG(ABS([Tabelle1.I40])))+1)))" office:value-type="float" office:value="0" calcext:value-type="float">
            <text:p>0</text:p>
          </table:table-cell>
          <table:table-cell table:formula="of:=ROUND([Tabelle1.J40];ABS(INT(LOG(ABS([Tabelle1.K40])))-1))" office:value-type="string" office:string-value="" calcext:value-type="error">
            <text:p>Err:502</text:p>
          </table:table-cell>
          <table:table-cell table:formula="of:=IF([Tabelle1.K40]=0;0;ROUND([Tabelle1.K40];2-(INT(LOG(ABS([Tabelle1.K40])))+1)))" office:value-type="float" office:value="0" calcext:value-type="float">
            <text:p>0</text:p>
          </table:table-cell>
          <table:table-cell table:formula="of:=ROUND([Tabelle1.L40];ABS(INT(LOG(ABS([Tabelle1.M40])))-1))" office:value-type="string" office:string-value="" calcext:value-type="error">
            <text:p>Err:502</text:p>
          </table:table-cell>
          <table:table-cell table:formula="of:=IF([Tabelle1.M40]=0;0;ROUND([Tabelle1.M40];2-(INT(LOG(ABS([Tabelle1.M40])))+1)))" office:value-type="float" office:value="0" calcext:value-type="float">
            <text:p>0</text:p>
          </table:table-cell>
          <table:table-cell table:formula="of:=ROUND([Tabelle1.N40];ABS(INT(LOG(ABS([Tabelle1.O40])))-1))" office:value-type="string" office:string-value="" calcext:value-type="error">
            <text:p>Err:502</text:p>
          </table:table-cell>
          <table:table-cell table:formula="of:=IF([Tabelle1.O40]=0;0;ROUND([Tabelle1.O40];2-(INT(LOG(ABS([Tabelle1.O40])))+1)))" office:value-type="float" office:value="0" calcext:value-type="float">
            <text:p>0</text:p>
          </table:table-cell>
          <table:table-cell table:formula="of:=ROUND([Tabelle1.P40];ABS(INT(LOG(ABS([Tabelle1.Q40])))-1))" office:value-type="string" office:string-value="" calcext:value-type="error">
            <text:p>Err:502</text:p>
          </table:table-cell>
          <table:table-cell table:formula="of:=IF([Tabelle1.Q40]=0;0;ROUND([Tabelle1.Q40];2-(INT(LOG(ABS([Tabelle1.Q40])))+1)))" office:value-type="float" office:value="0" calcext:value-type="float">
            <text:p>0</text:p>
          </table:table-cell>
          <table:table-cell table:formula="of:=ROUND([Tabelle1.R40];2)" office:value-type="float" office:value="0" calcext:value-type="float">
            <text:p>0</text:p>
          </table:table-cell>
          <table:table-cell table:formula="of:=ROUND([Tabelle1.S40];2)" office:value-type="float" office:value="0" calcext:value-type="float">
            <text:p>0</text:p>
          </table:table-cell>
        </table:table-row>
        <table:table-row table:style-name="ro1">
          <table:table-cell table:formula="of:=[Tabelle1.A41]" office:value-type="float" office:value="0" calcext:value-type="float">
            <text:p>0</text:p>
          </table:table-cell>
          <table:table-cell table:formula="of:=[Tabelle1.B41]" office:value-type="float" office:value="0" calcext:value-type="float">
            <text:p>0</text:p>
          </table:table-cell>
          <table:table-cell table:formula="of:=[Tabelle1.C41]" office:value-type="float" office:value="0" calcext:value-type="float">
            <text:p>0</text:p>
          </table:table-cell>
          <table:table-cell table:formula="of:=ROUND([Tabelle1.D41];ABS(INT(LOG(ABS([Tabelle1.E41])))-1))" office:value-type="string" office:string-value="" calcext:value-type="error">
            <text:p>Err:502</text:p>
          </table:table-cell>
          <table:table-cell table:formula="of:=IF([Tabelle1.E41]=0;0;ROUND([Tabelle1.E41];2-(INT(LOG(ABS([Tabelle1.E41])))+1)))" office:value-type="float" office:value="0" calcext:value-type="float">
            <text:p>0</text:p>
          </table:table-cell>
          <table:table-cell table:formula="of:=ROUND([Tabelle1.F41];ABS(INT(LOG(ABS([Tabelle1.G41])))-1))" office:value-type="string" office:string-value="" calcext:value-type="error">
            <text:p>Err:502</text:p>
          </table:table-cell>
          <table:table-cell table:formula="of:=IF([Tabelle1.G41]=0;0;ROUND([Tabelle1.G41];2-(INT(LOG(ABS([Tabelle1.G41])))+1)))" office:value-type="float" office:value="0" calcext:value-type="float">
            <text:p>0</text:p>
          </table:table-cell>
          <table:table-cell table:formula="of:=ROUND([Tabelle1.H41];ABS(INT(LOG(ABS([Tabelle1.I41])))-1))" office:value-type="string" office:string-value="" calcext:value-type="error">
            <text:p>Err:502</text:p>
          </table:table-cell>
          <table:table-cell table:formula="of:=IF([Tabelle1.I41]=0;0;ROUND([Tabelle1.I41];2-(INT(LOG(ABS([Tabelle1.I41])))+1)))" office:value-type="float" office:value="0" calcext:value-type="float">
            <text:p>0</text:p>
          </table:table-cell>
          <table:table-cell table:formula="of:=ROUND([Tabelle1.J41];ABS(INT(LOG(ABS([Tabelle1.K41])))-1))" office:value-type="string" office:string-value="" calcext:value-type="error">
            <text:p>Err:502</text:p>
          </table:table-cell>
          <table:table-cell table:formula="of:=IF([Tabelle1.K41]=0;0;ROUND([Tabelle1.K41];2-(INT(LOG(ABS([Tabelle1.K41])))+1)))" office:value-type="float" office:value="0" calcext:value-type="float">
            <text:p>0</text:p>
          </table:table-cell>
          <table:table-cell table:formula="of:=ROUND([Tabelle1.L41];ABS(INT(LOG(ABS([Tabelle1.M41])))-1))" office:value-type="string" office:string-value="" calcext:value-type="error">
            <text:p>Err:502</text:p>
          </table:table-cell>
          <table:table-cell table:formula="of:=IF([Tabelle1.M41]=0;0;ROUND([Tabelle1.M41];2-(INT(LOG(ABS([Tabelle1.M41])))+1)))" office:value-type="float" office:value="0" calcext:value-type="float">
            <text:p>0</text:p>
          </table:table-cell>
          <table:table-cell table:formula="of:=ROUND([Tabelle1.N41];ABS(INT(LOG(ABS([Tabelle1.O41])))-1))" office:value-type="string" office:string-value="" calcext:value-type="error">
            <text:p>Err:502</text:p>
          </table:table-cell>
          <table:table-cell table:formula="of:=IF([Tabelle1.O41]=0;0;ROUND([Tabelle1.O41];2-(INT(LOG(ABS([Tabelle1.O41])))+1)))" office:value-type="float" office:value="0" calcext:value-type="float">
            <text:p>0</text:p>
          </table:table-cell>
          <table:table-cell table:formula="of:=ROUND([Tabelle1.P41];ABS(INT(LOG(ABS([Tabelle1.Q41])))-1))" office:value-type="string" office:string-value="" calcext:value-type="error">
            <text:p>Err:502</text:p>
          </table:table-cell>
          <table:table-cell table:formula="of:=IF([Tabelle1.Q41]=0;0;ROUND([Tabelle1.Q41];2-(INT(LOG(ABS([Tabelle1.Q41])))+1)))" office:value-type="float" office:value="0" calcext:value-type="float">
            <text:p>0</text:p>
          </table:table-cell>
          <table:table-cell table:formula="of:=ROUND([Tabelle1.R41];2)" office:value-type="float" office:value="0" calcext:value-type="float">
            <text:p>0</text:p>
          </table:table-cell>
          <table:table-cell table:formula="of:=ROUND([Tabelle1.S41];2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Tabelle3.A7:Tabelle3.L32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8:23:58.6506083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7-06T18:29:17.890207804</dc:date>
    <meta:editing-duration>PT22M23S</meta:editing-duration>
    <meta:editing-cycles>7</meta:editing-cycles>
    <meta:generator>LibreOffice/5.1.4.2$Linux_X86_64 LibreOffice_project/10m0$Build-2</meta:generator>
    <meta:document-statistic meta:table-count="3" meta:cell-count="1624" meta:object-count="0"/>
  </office:meta>
</office:document-meta>
</file>